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5" manifest:media-type=""/>
  <manifest:file-entry manifest:full-path="ObjectReplacements/Object 5" manifest:media-type="application/x-openoffice-gdimetafile;windows_formatname=&quot;GDIMetaFile&quot;"/>
  <manifest:file-entry manifest:full-path="ObjectReplacements/Object 133" manifest:media-type=""/>
  <manifest:file-entry manifest:full-path="ObjectReplacements/Object 6" manifest:media-type="application/x-openoffice-gdimetafile;windows_formatname=&quot;GDIMetaFile&quot;"/>
  <manifest:file-entry manifest:full-path="ObjectReplacements/Object 36" manifest:media-type=""/>
  <manifest:file-entry manifest:full-path="ObjectReplacements/Object 13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7" manifest:media-type=""/>
  <manifest:file-entry manifest:full-path="ObjectReplacements/Object 1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1" manifest:media-type=""/>
  <manifest:file-entry manifest:full-path="ObjectReplacements/Object 1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0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40" manifest:media-type=""/>
  <manifest:file-entry manifest:full-path="ObjectReplacements/Object 28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"/>
  <manifest:file-entry manifest:full-path="ObjectReplacements/Object 29" manifest:media-type="application/x-openoffice-gdimetafile;windows_formatname=&quot;GDIMetaFile&quot;"/>
  <manifest:file-entry manifest:full-path="ObjectReplacements/Object 47" manifest:media-type=""/>
  <manifest:file-entry manifest:full-path="ObjectReplacements/Object 48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41" manifest:media-type="application/x-openoffice-gdimetafile;windows_formatname=&quot;GDIMetaFile&quot;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0" manifest:media-type=""/>
  <manifest:file-entry manifest:full-path="ObjectReplacements/Object 91" manifest:media-type="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7" manifest:media-type=""/>
  <manifest:file-entry manifest:full-path="ObjectReplacements/Object 89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103" manifest:media-type="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"/>
  <manifest:file-entry manifest:full-path="ObjectReplacements/Object 115" manifest:media-type=""/>
  <manifest:file-entry manifest:full-path="ObjectReplacements/Object 116" manifest:media-type=""/>
  <manifest:file-entry manifest:full-path="ObjectReplacements/Object 117" manifest:media-type=""/>
  <manifest:file-entry manifest:full-path="ObjectReplacements/Object 118" manifest:media-type="application/x-openoffice-gdimetafile;windows_formatname=&quot;GDIMetaFile&quot;"/>
  <manifest:file-entry manifest:full-path="ObjectReplacements/Object 93" manifest:media-type=""/>
  <manifest:file-entry manifest:full-path="ObjectReplacements/Object 119" manifest:media-type="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automatic-styles>
    <style:style style:name="Tableau2" style:family="table">
      <style:table-properties style:width="10.375cm" fo:margin-left="0cm" table:align="left"/>
    </style:style>
    <style:style style:name="Tableau2.A" style:family="table-column">
      <style:table-column-properties style:column-width="1.976cm"/>
    </style:style>
    <style:style style:name="Tableau2.B" style:family="table-column">
      <style:table-column-properties style:column-width="2.399cm"/>
    </style:style>
    <style:style style:name="Tableau2.C" style:family="table-column">
      <style:table-column-properties style:column-width="2.501cm"/>
    </style:style>
    <style:style style:name="Tableau2.D" style:family="table-column">
      <style:table-column-properties style:column-width="1.12cm"/>
    </style:style>
    <style:style style:name="Tableau2.E" style:family="table-column">
      <style:table-column-properties style:column-width="2.379cm"/>
    </style:style>
    <style:style style:name="Tableau2.1" style:family="table-row">
      <style:table-row-properties style:min-row-height="0.529cm"/>
    </style:style>
    <style:style style:name="Tableau2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" style:family="table">
      <style:table-properties style:width="16.002cm" fo:margin-left="0cm" table:align="left"/>
    </style:style>
    <style:style style:name="Tableau3.A" style:family="table-column">
      <style:table-column-properties style:column-width="4.773cm"/>
    </style:style>
    <style:style style:name="Tableau3.C" style:family="table-column">
      <style:table-column-properties style:column-width="1.683cm"/>
    </style:style>
    <style:style style:name="Tableau3.A1" style:family="table-cell">
      <style:table-cell-properties fo:padding-left="0.191cm" fo:padding-right="0.191cm" fo:padding-top="0cm" fo:padding-bottom="0cm" fo:border="none" style:writing-mode="lr-tb"/>
    </style:style>
    <style:style style:name="Tableau3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4.374cm" fo:margin-left="0cm" table:align="left"/>
    </style:style>
    <style:style style:name="Tableau6.A" style:family="table-column">
      <style:table-column-properties style:column-width="1.976cm"/>
    </style:style>
    <style:style style:name="Tableau6.B" style:family="table-column">
      <style:table-column-properties style:column-width="2.399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4.374cm" fo:margin-left="0cm" table:align="left"/>
    </style:style>
    <style:style style:name="Tableau6.A" style:family="table-column">
      <style:table-column-properties style:column-width="1.976cm"/>
    </style:style>
    <style:style style:name="Tableau6.B" style:family="table-column">
      <style:table-column-properties style:column-width="2.399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7" style:family="table">
      <style:table-properties style:width="7.091cm" fo:margin-left="0cm" table:align="left"/>
    </style:style>
    <style:style style:name="Tableau7.A" style:family="table-column">
      <style:table-column-properties style:column-width="3.006cm"/>
    </style:style>
    <style:style style:name="Tableau7.B" style:family="table-column">
      <style:table-column-properties style:column-width="1.942cm"/>
    </style:style>
    <style:style style:name="Tableau7.C" style:family="table-column">
      <style:table-column-properties style:column-width="2.143cm"/>
    </style:style>
    <style:style style:name="Tableau7.1" style:family="table-row">
      <style:table-row-properties style:min-row-height="0.529cm"/>
    </style:style>
    <style:style style:name="Tableau7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7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8" style:family="table">
      <style:table-properties style:width="9.878cm" fo:margin-left="0cm" table:align="left"/>
    </style:style>
    <style:style style:name="Tableau8.A" style:family="table-column">
      <style:table-column-properties style:column-width="1.976cm"/>
    </style:style>
    <style:style style:name="Tableau8.1" style:family="table-row">
      <style:table-row-properties style:min-row-height="0.529cm"/>
    </style:style>
    <style:style style:name="Tableau8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8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" style:family="table">
      <style:table-properties style:width="9.878cm" fo:margin-left="0cm" table:align="left"/>
    </style:style>
    <style:style style:name="Tableau9.A" style:family="table-column">
      <style:table-column-properties style:column-width="1.976cm"/>
    </style:style>
    <style:style style:name="Tableau9.1" style:family="table-row">
      <style:table-row-properties style:min-row-height="0.529cm"/>
    </style:style>
    <style:style style:name="Tableau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0" style:family="table">
      <style:table-properties style:width="8.375cm" fo:margin-left="0cm" table:align="left"/>
    </style:style>
    <style:style style:name="Tableau10.A" style:family="table-column">
      <style:table-column-properties style:column-width="2.307cm"/>
    </style:style>
    <style:style style:name="Tableau10.C" style:family="table-column">
      <style:table-column-properties style:column-width="2.006cm"/>
    </style:style>
    <style:style style:name="Tableau10.D" style:family="table-column">
      <style:table-column-properties style:column-width="1.755cm"/>
    </style:style>
    <style:style style:name="Tableau10.1" style:family="table-row">
      <style:table-row-properties style:min-row-height="0.529cm"/>
    </style:style>
    <style:style style:name="Tableau10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0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0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1" style:family="table">
      <style:table-properties style:width="10.202cm" table:align="left"/>
    </style:style>
    <style:style style:name="Tableau11.A" style:family="table-column">
      <style:table-column-properties style:column-width="1.976cm"/>
    </style:style>
    <style:style style:name="Tableau11.B" style:family="table-column">
      <style:table-column-properties style:column-width="2.131cm"/>
    </style:style>
    <style:style style:name="Tableau11.C" style:family="table-column">
      <style:table-column-properties style:column-width="1.99cm"/>
    </style:style>
    <style:style style:name="Tableau11.D" style:family="table-column">
      <style:table-column-properties style:column-width="2.011cm"/>
    </style:style>
    <style:style style:name="Tableau11.E" style:family="table-column">
      <style:table-column-properties style:column-width="2.096cm"/>
    </style:style>
    <style:style style:name="Tableau11.1" style:family="table-row">
      <style:table-row-properties style:min-row-height="0.529cm"/>
    </style:style>
    <style:style style:name="Tableau11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1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2" style:family="table">
      <style:table-properties style:width="15.6cm" table:align="left"/>
    </style:style>
    <style:style style:name="Tableau12.A" style:family="table-column">
      <style:table-column-properties style:column-width="3.006cm"/>
    </style:style>
    <style:style style:name="Tableau12.B" style:family="table-column">
      <style:table-column-properties style:column-width="1.588cm"/>
    </style:style>
    <style:style style:name="Tableau12.C" style:family="table-column">
      <style:table-column-properties style:column-width="1.609cm"/>
    </style:style>
    <style:style style:name="Tableau12.D" style:family="table-column">
      <style:table-column-properties style:column-width="1.693cm"/>
    </style:style>
    <style:style style:name="Tableau12.E" style:family="table-column">
      <style:table-column-properties style:column-width="2.011cm"/>
    </style:style>
    <style:style style:name="Tableau12.G" style:family="table-column">
      <style:table-column-properties style:column-width="2.096cm"/>
    </style:style>
    <style:style style:name="Tableau12.H" style:family="table-column">
      <style:table-column-properties style:column-width="1.905cm"/>
    </style:style>
    <style:style style:name="Tableau12.1" style:family="table-row">
      <style:table-row-properties style:min-row-height="0.529cm"/>
    </style:style>
    <style:style style:name="Tableau12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2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D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1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2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D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1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3" style:family="table">
      <style:table-properties style:width="9.991cm" table:align="left"/>
    </style:style>
    <style:style style:name="Tableau13.A" style:family="table-column">
      <style:table-column-properties style:column-width="2.096cm"/>
    </style:style>
    <style:style style:name="Tableau13.B" style:family="table-column">
      <style:table-column-properties style:column-width="2.011cm"/>
    </style:style>
    <style:style style:name="Tableau13.C" style:family="table-column">
      <style:table-column-properties style:column-width="1.99cm"/>
    </style:style>
    <style:style style:name="Tableau13.E" style:family="table-column">
      <style:table-column-properties style:column-width="1.884cm"/>
    </style:style>
    <style:style style:name="Tableau13.1" style:family="table-row">
      <style:table-row-properties style:min-row-height="0.529cm"/>
    </style:style>
    <style:style style:name="Tableau13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3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" style:family="table">
      <style:table-properties style:width="10.202cm" table:align="left"/>
    </style:style>
    <style:style style:name="Tableau14.A" style:family="table-column">
      <style:table-column-properties style:column-width="2.096cm"/>
    </style:style>
    <style:style style:name="Tableau14.B" style:family="table-column">
      <style:table-column-properties style:column-width="2.011cm"/>
    </style:style>
    <style:style style:name="Tableau14.C" style:family="table-column">
      <style:table-column-properties style:column-width="1.99cm"/>
    </style:style>
    <style:style style:name="Tableau14.1" style:family="table-row">
      <style:table-row-properties style:min-row-height="0.529cm"/>
    </style:style>
    <style:style style:name="Tableau14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5" style:family="table">
      <style:table-properties style:width="10.125cm" fo:margin-left="0cm" table:align="left"/>
    </style:style>
    <style:style style:name="Tableau15.A" style:family="table-column">
      <style:table-column-properties style:column-width="2.374cm"/>
    </style:style>
    <style:style style:name="Tableau15.B" style:family="table-column">
      <style:table-column-properties style:column-width="2.251cm"/>
    </style:style>
    <style:style style:name="Tableau15.C" style:family="table-column">
      <style:table-column-properties style:column-width="2cm"/>
    </style:style>
    <style:style style:name="Tableau15.D" style:family="table-column">
      <style:table-column-properties style:column-width="1.75cm"/>
    </style:style>
    <style:style style:name="Tableau15.1" style:family="table-row">
      <style:table-row-properties style:min-row-height="0.529cm"/>
    </style:style>
    <style:style style:name="Tableau15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5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5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" style:family="table">
      <style:table-properties style:width="11.88cm" fo:margin-left="3.9cm" table:align="left"/>
    </style:style>
    <style:style style:name="Tableau16.A" style:family="table-column">
      <style:table-column-properties style:column-width="1.997cm"/>
    </style:style>
    <style:style style:name="Tableau16.B" style:family="table-column">
      <style:table-column-properties style:column-width="2.131cm"/>
    </style:style>
    <style:style style:name="Tableau16.C" style:family="table-column">
      <style:table-column-properties style:column-width="2.249cm"/>
    </style:style>
    <style:style style:name="Tableau16.D" style:family="table-column">
      <style:table-column-properties style:column-width="2.251cm"/>
    </style:style>
    <style:style style:name="Tableau16.E" style:family="table-column">
      <style:table-column-properties style:column-width="1cm"/>
    </style:style>
    <style:style style:name="Tableau16.F" style:family="table-column">
      <style:table-column-properties style:column-width="2.252cm"/>
    </style:style>
    <style:style style:name="Tableau16.1" style:family="table-row">
      <style:table-row-properties style:min-row-height="0.529cm"/>
    </style:style>
    <style:style style:name="Tableau16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6.B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6.D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E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F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.D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E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F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7" style:family="table">
      <style:table-properties style:width="6.9cm" table:align="left"/>
    </style:style>
    <style:style style:name="Tableau17.A" style:family="table-column">
      <style:table-column-properties style:column-width="3.006cm"/>
    </style:style>
    <style:style style:name="Tableau17.B" style:family="table-column">
      <style:table-column-properties style:column-width="1.799cm"/>
    </style:style>
    <style:style style:name="Tableau17.C" style:family="table-column">
      <style:table-column-properties style:column-width="2.096cm"/>
    </style:style>
    <style:style style:name="Tableau17.1" style:family="table-row">
      <style:table-row-properties style:min-row-height="0.529cm"/>
    </style:style>
    <style:style style:name="Tableau17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7.B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1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7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7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1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8" style:family="table">
      <style:table-properties style:width="4.233cm" fo:margin-left="0cm" table:align="left"/>
    </style:style>
    <style:style style:name="Tableau18.A" style:family="table-column">
      <style:table-column-properties style:column-width="2.117cm"/>
    </style:style>
    <style:style style:name="Tableau18.1" style:family="table-row">
      <style:table-row-properties style:min-row-height="0.529cm"/>
    </style:style>
    <style:style style:name="Tableau1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1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9" style:family="table">
      <style:table-properties style:width="4.233cm" fo:margin-left="0cm" table:align="left"/>
    </style:style>
    <style:style style:name="Tableau19.A" style:family="table-column">
      <style:table-column-properties style:column-width="2.117cm"/>
    </style:style>
    <style:style style:name="Tableau19.1" style:family="table-row">
      <style:table-row-properties style:min-row-height="0.529cm"/>
    </style:style>
    <style:style style:name="Tableau19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9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9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9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" style:family="table">
      <style:table-properties style:width="13.626cm" fo:margin-left="0cm" table:align="left"/>
    </style:style>
    <style:style style:name="Tableau20.A" style:family="table-column">
      <style:table-column-properties style:column-width="2.069cm"/>
    </style:style>
    <style:style style:name="Tableau20.B" style:family="table-column">
      <style:table-column-properties style:column-width="3.805cm"/>
    </style:style>
    <style:style style:name="Tableau20.C" style:family="table-column">
      <style:table-column-properties style:column-width="2cm"/>
    </style:style>
    <style:style style:name="Tableau20.D" style:family="table-column">
      <style:table-column-properties style:column-width="3.745cm"/>
    </style:style>
    <style:style style:name="Tableau20.E" style:family="table-column">
      <style:table-column-properties style:column-width="2.007cm"/>
    </style:style>
    <style:style style:name="Tableau20.1" style:family="table-row">
      <style:table-row-properties style:min-row-height="0.529cm"/>
    </style:style>
    <style:style style:name="Tableau20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E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0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1" style:family="table">
      <style:table-properties style:width="6.375cm" fo:margin-left="0cm" table:align="left"/>
    </style:style>
    <style:style style:name="Tableau21.A" style:family="table-column">
      <style:table-column-properties style:column-width="1.374cm"/>
    </style:style>
    <style:style style:name="Tableau21.B" style:family="table-column">
      <style:table-column-properties style:column-width="2.501cm"/>
    </style:style>
    <style:style style:name="Tableau21.C" style:family="table-column">
      <style:table-column-properties style:column-width="2.499cm"/>
    </style:style>
    <style:style style:name="Tableau21.1" style:family="table-row">
      <style:table-row-properties style:min-row-height="0.529cm"/>
    </style:style>
    <style:style style:name="Tableau21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1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1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2" style:family="table">
      <style:table-properties style:width="17.928cm" table:align="center"/>
    </style:style>
    <style:style style:name="Tableau22.A" style:family="table-column">
      <style:table-column-properties style:column-width="1.416cm"/>
    </style:style>
    <style:style style:name="Tableau22.B" style:family="table-column">
      <style:table-column-properties style:column-width="1.503cm"/>
    </style:style>
    <style:style style:name="Tableau22.C" style:family="table-column">
      <style:table-column-properties style:column-width="1.397cm"/>
    </style:style>
    <style:style style:name="Tableau22.D" style:family="table-column">
      <style:table-column-properties style:column-width="1.482cm"/>
    </style:style>
    <style:style style:name="Tableau22.E" style:family="table-column">
      <style:table-column-properties style:column-width="1.588cm"/>
    </style:style>
    <style:style style:name="Tableau22.F" style:family="table-column">
      <style:table-column-properties style:column-width="1.905cm"/>
    </style:style>
    <style:style style:name="Tableau22.I" style:family="table-column">
      <style:table-column-properties style:column-width="1.439cm"/>
    </style:style>
    <style:style style:name="Tableau22.K" style:family="table-column">
      <style:table-column-properties style:column-width="1.801cm"/>
    </style:style>
    <style:style style:name="Tableau22.1" style:family="table-row">
      <style:table-row-properties style:min-row-height="0.529cm" style:use-optimal-row-height="false"/>
    </style:style>
    <style:style style:name="Tableau22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2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E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2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J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K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E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2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G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H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J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K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" style:family="table">
      <style:table-properties style:width="4.992cm" fo:margin-left="0cm" table:align="left"/>
    </style:style>
    <style:style style:name="Tableau1.A" style:family="table-column">
      <style:table-column-properties style:column-width="1.743cm"/>
    </style:style>
    <style:style style:name="Tableau1.B" style:family="table-column">
      <style:table-column-properties style:column-width="3.249cm"/>
    </style:style>
    <style:style style:name="Tableau1.1" style:family="table-row">
      <style:table-row-properties style:min-row-height="0.529cm"/>
    </style:style>
    <style:style style:name="Tableau1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1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" style:family="table">
      <style:table-properties style:width="4.992cm" fo:margin-left="0cm" table:align="left"/>
    </style:style>
    <style:style style:name="Tableau23.A" style:family="table-column">
      <style:table-column-properties style:column-width="1.743cm"/>
    </style:style>
    <style:style style:name="Tableau23.B" style:family="table-column">
      <style:table-column-properties style:column-width="3.249cm"/>
    </style:style>
    <style:style style:name="Tableau23.1" style:family="table-row">
      <style:table-row-properties style:min-row-height="0.529cm"/>
    </style:style>
    <style:style style:name="Tableau23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3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23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4" style:family="table">
      <style:table-properties style:width="4.374cm" fo:margin-left="0cm" table:align="left"/>
    </style:style>
    <style:style style:name="Tableau24.A" style:family="table-column">
      <style:table-column-properties style:column-width="2.251cm"/>
    </style:style>
    <style:style style:name="Tableau24.B" style:family="table-column">
      <style:table-column-properties style:column-width="2.124cm"/>
    </style:style>
    <style:style style:name="Tableau24.1" style:family="table-row">
      <style:table-row-properties style:min-row-height="0.529cm"/>
    </style:style>
    <style:style style:name="Tableau24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4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4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4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" style:family="table">
      <style:table-properties style:width="10.368cm" fo:margin-left="0cm" table:align="left"/>
    </style:style>
    <style:style style:name="Tableau25.A" style:family="table-column">
      <style:table-column-properties style:column-width="1.614cm"/>
    </style:style>
    <style:style style:name="Tableau25.B" style:family="table-column">
      <style:table-column-properties style:column-width="2.983cm"/>
    </style:style>
    <style:style style:name="Tableau25.C" style:family="table-column">
      <style:table-column-properties style:column-width="1.778cm"/>
    </style:style>
    <style:style style:name="Tableau25.D" style:family="table-column">
      <style:table-column-properties style:column-width="2.35cm"/>
    </style:style>
    <style:style style:name="Tableau25.E" style:family="table-column">
      <style:table-column-properties style:column-width="1.644cm"/>
    </style:style>
    <style:style style:name="Tableau25.1" style:family="table-row">
      <style:table-row-properties style:min-row-height="0.529cm"/>
    </style:style>
    <style:style style:name="Tableau25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5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E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5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5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6" style:family="table">
      <style:table-properties style:width="17.29cm" table:align="center"/>
    </style:style>
    <style:style style:name="Tableau26.A" style:family="table-column">
      <style:table-column-properties style:column-width="1.415cm"/>
    </style:style>
    <style:style style:name="Tableau26.B" style:family="table-column">
      <style:table-column-properties style:column-width="2.985cm"/>
    </style:style>
    <style:style style:name="Tableau26.C" style:family="table-column">
      <style:table-column-properties style:column-width="1.461cm"/>
    </style:style>
    <style:style style:name="Tableau26.D" style:family="table-column">
      <style:table-column-properties style:column-width="1.439cm"/>
    </style:style>
    <style:style style:name="Tableau26.E" style:family="table-column">
      <style:table-column-properties style:column-width="1.586cm"/>
    </style:style>
    <style:style style:name="Tableau26.F" style:family="table-column">
      <style:table-column-properties style:column-width="1.905cm"/>
    </style:style>
    <style:style style:name="Tableau26.G" style:family="table-column">
      <style:table-column-properties style:column-width="1.397cm"/>
    </style:style>
    <style:style style:name="Tableau26.I" style:family="table-column">
      <style:table-column-properties style:column-width="1.799cm"/>
    </style:style>
    <style:style style:name="Tableau26.J" style:family="table-column">
      <style:table-column-properties style:column-width="1.399cm"/>
    </style:style>
    <style:style style:name="Tableau26.1" style:family="table-row">
      <style:table-row-properties style:min-row-height="0.529cm"/>
    </style:style>
    <style:style style:name="Tableau26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6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E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26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E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26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J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7" style:family="table">
      <style:table-properties style:width="10.125cm" fo:margin-left="0cm" table:align="left"/>
    </style:style>
    <style:style style:name="Tableau27.A" style:family="table-column">
      <style:table-column-properties style:column-width="1.547cm"/>
    </style:style>
    <style:style style:name="Tableau27.B" style:family="table-column">
      <style:table-column-properties style:column-width="2.328cm"/>
    </style:style>
    <style:style style:name="Tableau27.C" style:family="table-column">
      <style:table-column-properties style:column-width="2.249cm"/>
    </style:style>
    <style:style style:name="Tableau27.D" style:family="table-column">
      <style:table-column-properties style:column-width="2cm"/>
    </style:style>
    <style:style style:name="Tableau27.1" style:family="table-row">
      <style:table-row-properties style:min-row-height="0.529cm"/>
    </style:style>
    <style:style style:name="Tableau27.A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7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7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7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" style:family="table">
      <style:table-properties style:width="12.125cm" fo:margin-left="0cm" table:align="left"/>
    </style:style>
    <style:style style:name="Tableau28.A" style:family="table-column">
      <style:table-column-properties style:column-width="1.722cm"/>
    </style:style>
    <style:style style:name="Tableau28.B" style:family="table-column">
      <style:table-column-properties style:column-width="2.154cm"/>
    </style:style>
    <style:style style:name="Tableau28.C" style:family="table-column">
      <style:table-column-properties style:column-width="2.249cm"/>
    </style:style>
    <style:style style:name="Tableau28.D" style:family="table-column">
      <style:table-column-properties style:column-width="2cm"/>
    </style:style>
    <style:style style:name="Tableau28.1" style:family="table-row">
      <style:table-row-properties style:min-row-height="0.529cm"/>
    </style:style>
    <style:style style:name="Tableau28.A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8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8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8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8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9" style:family="table">
      <style:table-properties style:width="6.392cm" table:align="left"/>
    </style:style>
    <style:style style:name="Tableau29.A" style:family="table-column">
      <style:table-column-properties style:column-width="3.006cm"/>
    </style:style>
    <style:style style:name="Tableau29.B" style:family="table-column">
      <style:table-column-properties style:column-width="1.693cm"/>
    </style:style>
    <style:style style:name="Tableau29.1" style:family="table-row">
      <style:table-row-properties style:min-row-height="0.529cm"/>
    </style:style>
    <style:style style:name="Tableau2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9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" style:family="table">
      <style:table-properties style:width="6.5cm" fo:margin-left="2.499cm" table:align="left"/>
    </style:style>
    <style:style style:name="Tableau30.A" style:family="table-column">
      <style:table-column-properties style:column-width="3.004cm"/>
    </style:style>
    <style:style style:name="Tableau30.B" style:family="table-column">
      <style:table-column-properties style:column-width="1.693cm"/>
    </style:style>
    <style:style style:name="Tableau30.C" style:family="table-column">
      <style:table-column-properties style:column-width="1.803cm"/>
    </style:style>
    <style:style style:name="Tableau30.1" style:family="table-row">
      <style:table-row-properties style:min-row-height="0.529cm"/>
    </style:style>
    <style:style style:name="Tableau30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0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0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1" style:family="table">
      <style:table-properties style:width="8.509cm" table:align="left"/>
    </style:style>
    <style:style style:name="Tableau31.A" style:family="table-column">
      <style:table-column-properties style:column-width="1.397cm"/>
    </style:style>
    <style:style style:name="Tableau31.B" style:family="table-column">
      <style:table-column-properties style:column-width="3.006cm"/>
    </style:style>
    <style:style style:name="Tableau31.C" style:family="table-column">
      <style:table-column-properties style:column-width="1.799cm"/>
    </style:style>
    <style:style style:name="Tableau31.D" style:family="table-column">
      <style:table-column-properties style:column-width="2.307cm"/>
    </style:style>
    <style:style style:name="Tableau31.1" style:family="table-row">
      <style:table-row-properties style:min-row-height="0.529cm"/>
    </style:style>
    <style:style style:name="Tableau31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1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1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1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1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" style:family="table">
      <style:table-properties style:width="15.9cm" table:align="left"/>
    </style:style>
    <style:style style:name="Tableau32.A" style:family="table-column">
      <style:table-column-properties style:column-width="1.397cm"/>
    </style:style>
    <style:style style:name="Tableau32.B" style:family="table-column">
      <style:table-column-properties style:column-width="3.006cm"/>
    </style:style>
    <style:style style:name="Tableau32.C" style:family="table-column">
      <style:table-column-properties style:column-width="1.461cm"/>
    </style:style>
    <style:style style:name="Tableau32.D" style:family="table-column">
      <style:table-column-properties style:column-width="1.439cm"/>
    </style:style>
    <style:style style:name="Tableau32.E" style:family="table-column">
      <style:table-column-properties style:column-width="1.61cm"/>
    </style:style>
    <style:style style:name="Tableau32.F" style:family="table-column">
      <style:table-column-properties style:column-width="1.884cm"/>
    </style:style>
    <style:style style:name="Tableau32.G" style:family="table-column">
      <style:table-column-properties style:column-width="1.418cm"/>
    </style:style>
    <style:style style:name="Tableau32.I" style:family="table-column">
      <style:table-column-properties style:column-width="1.801cm"/>
    </style:style>
    <style:style style:name="Tableau32.1" style:family="table-row">
      <style:table-row-properties style:min-row-height="0.529cm"/>
    </style:style>
    <style:style style:name="Tableau32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C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D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3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2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C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2.D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3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" style:family="table">
      <style:table-properties style:width="14.125cm" fo:margin-left="0cm" table:align="left"/>
    </style:style>
    <style:style style:name="Tableau33.A" style:family="table-column">
      <style:table-column-properties style:column-width="3.124cm"/>
    </style:style>
    <style:style style:name="Tableau33.B" style:family="table-column">
      <style:table-column-properties style:column-width="0.751cm"/>
    </style:style>
    <style:style style:name="Tableau33.C" style:family="table-column">
      <style:table-column-properties style:column-width="2.499cm"/>
    </style:style>
    <style:style style:name="Tableau33.D" style:family="table-column">
      <style:table-column-properties style:column-width="2cm"/>
    </style:style>
    <style:style style:name="Tableau33.E" style:family="table-column">
      <style:table-column-properties style:column-width="2.251cm"/>
    </style:style>
    <style:style style:name="Tableau33.F" style:family="table-column">
      <style:table-column-properties style:column-width="1.75cm"/>
    </style:style>
    <style:style style:name="Tableau33.1" style:family="table-row">
      <style:table-row-properties style:min-row-height="0.529cm"/>
    </style:style>
    <style:style style:name="Tableau33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3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3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" style:family="table">
      <style:table-properties style:width="14.125cm" fo:margin-left="0cm" table:align="left"/>
    </style:style>
    <style:style style:name="Tableau34.A" style:family="table-column">
      <style:table-column-properties style:column-width="3.124cm"/>
    </style:style>
    <style:style style:name="Tableau34.B" style:family="table-column">
      <style:table-column-properties style:column-width="0.751cm"/>
    </style:style>
    <style:style style:name="Tableau34.C" style:family="table-column">
      <style:table-column-properties style:column-width="2.499cm"/>
    </style:style>
    <style:style style:name="Tableau34.D" style:family="table-column">
      <style:table-column-properties style:column-width="2cm"/>
    </style:style>
    <style:style style:name="Tableau34.E" style:family="table-column">
      <style:table-column-properties style:column-width="2.251cm"/>
    </style:style>
    <style:style style:name="Tableau34.F" style:family="table-column">
      <style:table-column-properties style:column-width="1.75cm"/>
    </style:style>
    <style:style style:name="Tableau34.1" style:family="table-row">
      <style:table-row-properties style:min-row-height="0.529cm"/>
    </style:style>
    <style:style style:name="Tableau34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4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4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5" style:family="table">
      <style:table-properties style:width="16.002cm" fo:margin-left="0cm" table:align="left"/>
    </style:style>
    <style:style style:name="Tableau35.A" style:family="table-column">
      <style:table-column-properties style:column-width="4.773cm"/>
    </style:style>
    <style:style style:name="Tableau35.C" style:family="table-column">
      <style:table-column-properties style:column-width="1.683cm"/>
    </style:style>
    <style:style style:name="Tableau35.A1" style:family="table-cell">
      <style:table-cell-properties fo:padding-left="0.191cm" fo:padding-right="0.191cm" fo:padding-top="0cm" fo:padding-bottom="0cm" fo:border="none" style:writing-mode="lr-tb"/>
    </style:style>
    <style:style style:name="Tableau35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6" style:family="table">
      <style:table-properties style:width="4.374cm" fo:margin-left="0cm" table:align="left"/>
    </style:style>
    <style:style style:name="Tableau36.A" style:family="table-column">
      <style:table-column-properties style:column-width="2.096cm"/>
    </style:style>
    <style:style style:name="Tableau36.B" style:family="table-column">
      <style:table-column-properties style:column-width="2.279cm"/>
    </style:style>
    <style:style style:name="Tableau36.1" style:family="table-row">
      <style:table-row-properties style:min-row-height="0.529cm"/>
    </style:style>
    <style:style style:name="Tableau3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" style:family="table">
      <style:table-properties style:width="4.374cm" fo:margin-left="0cm" table:align="left"/>
    </style:style>
    <style:style style:name="Tableau37.A" style:family="table-column">
      <style:table-column-properties style:column-width="2.096cm"/>
    </style:style>
    <style:style style:name="Tableau37.B" style:family="table-column">
      <style:table-column-properties style:column-width="2.279cm"/>
    </style:style>
    <style:style style:name="Tableau37.1" style:family="table-row">
      <style:table-row-properties style:min-row-height="0.529cm"/>
    </style:style>
    <style:style style:name="Tableau37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7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" style:family="table">
      <style:table-properties style:width="4.374cm" fo:margin-left="0cm" table:align="left"/>
    </style:style>
    <style:style style:name="Tableau38.A" style:family="table-column">
      <style:table-column-properties style:column-width="2.096cm"/>
    </style:style>
    <style:style style:name="Tableau38.B" style:family="table-column">
      <style:table-column-properties style:column-width="2.279cm"/>
    </style:style>
    <style:style style:name="Tableau38.1" style:family="table-row">
      <style:table-row-properties style:min-row-height="0.529cm"/>
    </style:style>
    <style:style style:name="Tableau3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" style:family="table">
      <style:table-properties style:width="4.374cm" fo:margin-left="0cm" table:align="left"/>
    </style:style>
    <style:style style:name="Tableau36.A" style:family="table-column">
      <style:table-column-properties style:column-width="2.096cm"/>
    </style:style>
    <style:style style:name="Tableau36.B" style:family="table-column">
      <style:table-column-properties style:column-width="2.279cm"/>
    </style:style>
    <style:style style:name="Tableau36.1" style:family="table-row">
      <style:table-row-properties style:min-row-height="0.529cm"/>
    </style:style>
    <style:style style:name="Tableau3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" style:family="table">
      <style:table-properties style:width="4.374cm" fo:margin-left="0cm" table:align="left"/>
    </style:style>
    <style:style style:name="Tableau37.A" style:family="table-column">
      <style:table-column-properties style:column-width="2.096cm"/>
    </style:style>
    <style:style style:name="Tableau37.B" style:family="table-column">
      <style:table-column-properties style:column-width="2.279cm"/>
    </style:style>
    <style:style style:name="Tableau37.1" style:family="table-row">
      <style:table-row-properties style:min-row-height="0.529cm"/>
    </style:style>
    <style:style style:name="Tableau37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7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" style:family="table">
      <style:table-properties style:width="4.374cm" fo:margin-left="0cm" table:align="left"/>
    </style:style>
    <style:style style:name="Tableau38.A" style:family="table-column">
      <style:table-column-properties style:column-width="2.096cm"/>
    </style:style>
    <style:style style:name="Tableau38.B" style:family="table-column">
      <style:table-column-properties style:column-width="2.279cm"/>
    </style:style>
    <style:style style:name="Tableau38.1" style:family="table-row">
      <style:table-row-properties style:min-row-height="0.529cm"/>
    </style:style>
    <style:style style:name="Tableau3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" style:family="table">
      <style:table-properties style:width="13.102cm" table:align="left"/>
    </style:style>
    <style:style style:name="Tableau39.A" style:family="table-column">
      <style:table-column-properties style:column-width="2.096cm"/>
    </style:style>
    <style:style style:name="Tableau39.B" style:family="table-column">
      <style:table-column-properties style:column-width="3.408cm"/>
    </style:style>
    <style:style style:name="Tableau39.C" style:family="table-column">
      <style:table-column-properties style:column-width="3.302cm"/>
    </style:style>
    <style:style style:name="Tableau39.D" style:family="table-column">
      <style:table-column-properties style:column-width="0.995cm"/>
    </style:style>
    <style:style style:name="Tableau39.1" style:family="table-row">
      <style:table-row-properties style:min-row-height="0.529cm"/>
    </style:style>
    <style:style style:name="Tableau3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P1" style:family="paragraph" style:parent-style-name="Footer">
      <style:text-properties fo:color="#808080" loext:opacity="100%" fo:language="en" fo:country="US" officeooo:rsid="001b3f4d" officeooo:paragraph-rsid="000caf64"/>
    </style:style>
    <style:style style:name="P2" style:family="paragraph" style:parent-style-name="Normal">
      <style:paragraph-properties fo:margin-top="0cm" fo:margin-bottom="0cm" style:contextual-spacing="false" fo:line-height="115%"/>
    </style:style>
    <style:style style:name="P3" style:family="paragraph" style:parent-style-name="Normal">
      <style:paragraph-properties fo:margin-top="0cm" fo:margin-bottom="0cm" style:contextual-spacing="false" fo:line-height="115%" fo:text-align="center" style:justify-single-word="false"/>
    </style:style>
    <style:style style:name="P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officeooo:paragraph-rsid="000e6da7"/>
    </style:style>
    <style:style style:name="P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P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paragraph-rsid="000e6da7" style:font-name-asian="Times New Roman" style:language-asian="fr" style:country-asian="FR" style:font-weight-asian="bold" style:font-name-complex="Times New Roman" style:font-weight-complex="bold"/>
    </style:style>
    <style:style style:name="P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6323c" officeooo:paragraph-rsid="0026323c" style:font-name-asian="Times New Roman" style:language-asian="fr" style:country-asian="FR" style:font-weight-asian="bold" style:font-name-complex="Times New Roman" style:font-weight-complex="bold"/>
    </style:style>
    <style:style style:name="P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7b59" officeooo:paragraph-rsid="00277b59" style:font-name-asian="Times New Roman" style:language-asian="fr" style:country-asian="FR" style:font-weight-asian="bold" style:font-name-complex="Times New Roman" style:font-weight-complex="bold"/>
    </style:style>
    <style:style style:name="P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8d71" officeooo:paragraph-rsid="00278d71" style:font-name-asian="Times New Roman" style:language-asian="fr" style:country-asian="FR" style:font-weight-asian="bold" style:font-name-complex="Times New Roman" style:font-weight-complex="bold"/>
    </style:style>
    <style:style style:name="P1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cd53" officeooo:paragraph-rsid="0027cd53" style:font-name-asian="Times New Roman" style:language-asian="fr" style:country-asian="FR" style:font-weight-asian="bold" style:font-name-complex="Times New Roman" style:font-weight-complex="bold"/>
    </style:style>
    <style:style style:name="P1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P1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0e6da7" style:font-name-asian="Times New Roman" style:language-asian="fr" style:country-asian="FR" style:font-name-complex="Times New Roman"/>
    </style:style>
    <style:style style:name="P1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2d3adc" style:font-name-asian="Times New Roman" style:language-asian="fr" style:country-asian="FR" style:font-name-complex="Times New Roman"/>
    </style:style>
    <style:style style:name="P1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6323c" officeooo:paragraph-rsid="0026323c" style:font-name-asian="Times New Roman" style:language-asian="fr" style:country-asian="FR" style:font-name-complex="Times New Roman"/>
    </style:style>
    <style:style style:name="P1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7b59" officeooo:paragraph-rsid="00277b59" style:font-name-asian="Times New Roman" style:language-asian="fr" style:country-asian="FR" style:font-name-complex="Times New Roman"/>
    </style:style>
    <style:style style:name="P1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8d71" officeooo:paragraph-rsid="00278d71" style:font-name-asian="Times New Roman" style:language-asian="fr" style:country-asian="FR" style:font-name-complex="Times New Roman"/>
    </style:style>
    <style:style style:name="P1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cd53" officeooo:paragraph-rsid="0027cd53" style:font-name-asian="Times New Roman" style:language-asian="fr" style:country-asian="FR" style:font-name-complex="Times New Roman"/>
    </style:style>
    <style:style style:name="P1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9f0c2" style:font-name-asian="Times New Roman" style:language-asian="fr" style:country-asian="FR" style:font-name-complex="Times New Roman"/>
    </style:style>
    <style:style style:name="P1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a51d6" style:font-name-asian="Times New Roman" style:language-asian="fr" style:country-asian="FR" style:font-name-complex="Times New Roman"/>
    </style:style>
    <style:style style:name="P2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a5538" style:font-name-asian="Times New Roman" style:language-asian="fr" style:country-asian="FR" style:font-name-complex="Times New Roman"/>
    </style:style>
    <style:style style:name="P2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a81d7" officeooo:paragraph-rsid="002a81d7" style:font-name-asian="Times New Roman" style:language-asian="fr" style:country-asian="FR" style:font-name-complex="Times New Roman"/>
    </style:style>
    <style:style style:name="P2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c371a" officeooo:paragraph-rsid="002c371a" style:font-name-asian="Times New Roman" style:language-asian="fr" style:country-asian="FR" style:font-name-complex="Times New Roman"/>
    </style:style>
    <style:style style:name="P2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2d6240" style:font-name-asian="Times New Roman" style:language-asian="fr" style:country-asian="FR" style:font-name-complex="Times New Roman"/>
    </style:style>
    <style:style style:name="P2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2edbc0" style:font-name-asian="Times New Roman" style:language-asian="fr" style:country-asian="FR" style:font-name-complex="Times New Roman"/>
    </style:style>
    <style:style style:name="P2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309512" style:font-name-asian="Times New Roman" style:language-asian="fr" style:country-asian="FR" style:font-name-complex="Times New Roman"/>
    </style:style>
    <style:style style:name="P2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19f9d" officeooo:paragraph-rsid="00319f9d" style:font-name-asian="Times New Roman" style:language-asian="fr" style:country-asian="FR" style:font-name-complex="Times New Roman"/>
    </style:style>
    <style:style style:name="P2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284c5" officeooo:paragraph-rsid="003284c5" style:font-name-asian="Times New Roman" style:language-asian="fr" style:country-asian="FR" style:font-name-complex="Times New Roman"/>
    </style:style>
    <style:style style:name="P2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284c5" officeooo:paragraph-rsid="00332164" style:font-name-asian="Times New Roman" style:language-asian="fr" style:country-asian="FR" style:font-name-complex="Times New Roman"/>
    </style:style>
    <style:style style:name="P29" style:family="paragraph" style:parent-style-name="Normal">
      <style:paragraph-properties fo:margin-top="0cm" fo:margin-bottom="0cm" style:contextual-spacing="false" fo:line-height="115%"/>
      <style:text-properties fo:language="en" fo:country="US" style:font-weight-complex="bold"/>
    </style:style>
    <style:style style:name="P3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style:font-weight-complex="bold"/>
    </style:style>
    <style:style style:name="P3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officeooo:paragraph-rsid="000e6da7" style:font-weight-complex="bold"/>
    </style:style>
    <style:style style:name="P32" style:family="paragraph" style:parent-style-name="Normal">
      <style:paragraph-properties fo:margin-top="0cm" fo:margin-bottom="0cm" style:contextual-spacing="false" fo:line-height="115%"/>
      <style:text-properties fo:language="en" fo:country="US" officeooo:paragraph-rsid="000e6da7" style:font-weight-complex="bold"/>
    </style:style>
    <style:style style:name="P33" style:family="paragraph" style:parent-style-name="Normal">
      <style:paragraph-properties fo:margin-top="0cm" fo:margin-bottom="0cm" style:contextual-spacing="false" fo:line-height="115%"/>
      <style:text-properties fo:language="en" fo:country="US" style:font-name-asian="Yu Mincho"/>
    </style:style>
    <style:style style:name="P34" style:family="paragraph" style:parent-style-name="Normal">
      <style:paragraph-properties fo:margin-top="0cm" fo:margin-bottom="0cm" style:contextual-spacing="false" fo:line-height="115%"/>
      <style:text-properties fo:language="en" fo:country="US" fo:font-weight="bold" style:font-weight-asian="bold"/>
    </style:style>
    <style:style style:name="P35" style:family="paragraph" style:parent-style-name="Normal">
      <style:paragraph-properties fo:margin-top="0cm" fo:margin-bottom="0cm" style:contextual-spacing="false" fo:line-height="115%"/>
      <style:text-properties fo:language="en" fo:country="US"/>
    </style:style>
    <style:style style:name="P3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officeooo:paragraph-rsid="000e6da7"/>
    </style:style>
    <style:style style:name="P37" style:family="paragraph" style:parent-style-name="Normal">
      <style:paragraph-properties fo:line-height="115%" fo:break-before="page"/>
      <style:text-properties officeooo:paragraph-rsid="000e6da7"/>
    </style:style>
    <style:style style:name="P38" style:family="paragraph" style:parent-style-name="Normal">
      <style:paragraph-properties fo:line-height="115%"/>
      <style:text-properties fo:language="en" fo:country="US" fo:font-weight="bold" style:font-weight-asian="bold"/>
    </style:style>
    <style:style style:name="P39" style:family="paragraph" style:parent-style-name="Normal">
      <style:paragraph-properties fo:line-height="115%"/>
      <style:text-properties fo:language="en" fo:country="US" fo:font-weight="bold" officeooo:paragraph-rsid="000e6da7" style:font-weight-asian="bold"/>
    </style:style>
    <style:style style:name="P40" style:family="paragraph" style:parent-style-name="Normal">
      <style:paragraph-properties fo:line-height="115%">
        <style:tab-stops>
          <style:tab-stop style:position="4.53cm"/>
        </style:tab-stops>
      </style:paragraph-properties>
      <style:text-properties fo:language="en" fo:country="US" fo:font-weight="bold" officeooo:paragraph-rsid="000e6da7" style:font-weight-asian="bold"/>
    </style:style>
    <style:style style:name="P41" style:family="paragraph" style:parent-style-name="Normal">
      <style:paragraph-properties fo:line-height="115%"/>
      <style:text-properties fo:language="en" fo:country="US" officeooo:paragraph-rsid="000e6da7" style:font-weight-complex="bold"/>
    </style:style>
    <style:style style:name="P42" style:family="paragraph" style:parent-style-name="Normal">
      <style:paragraph-properties fo:line-height="115%"/>
      <style:text-properties fo:language="en" fo:country="US" style:font-name-asian="Yu Mincho"/>
    </style:style>
    <style:style style:name="P43" style:family="paragraph" style:parent-style-name="Normal">
      <style:paragraph-properties fo:line-height="115%"/>
      <style:text-properties fo:language="en" fo:country="US" officeooo:paragraph-rsid="000e6da7" style:font-name-asian="Yu Mincho"/>
    </style:style>
    <style:style style:name="P44" style:family="paragraph" style:parent-style-name="Normal">
      <style:paragraph-properties fo:line-height="115%"/>
      <style:text-properties fo:language="en" fo:country="US"/>
    </style:style>
    <style:style style:name="P45" style:family="paragraph" style:parent-style-name="Normal">
      <style:paragraph-properties fo:line-height="115%">
        <style:tab-stops>
          <style:tab-stop style:position="8.001cm" style:type="center"/>
        </style:tab-stops>
      </style:paragraph-properties>
      <style:text-properties fo:language="en" fo:country="US"/>
    </style:style>
    <style:style style:name="P46" style:family="paragraph" style:parent-style-name="Normal">
      <style:paragraph-properties fo:line-height="115%"/>
      <style:text-properties fo:language="en" fo:country="US" officeooo:paragraph-rsid="000e6da7"/>
    </style:style>
    <style:style style:name="P47" style:family="paragraph" style:parent-style-name="Normal">
      <style:paragraph-properties fo:line-height="115%"/>
      <style:text-properties fo:language="en" fo:country="US" officeooo:paragraph-rsid="00200688"/>
    </style:style>
    <style:style style:name="P48" style:family="paragraph" style:parent-style-name="Normal">
      <style:paragraph-properties fo:line-height="115%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49" style:family="paragraph" style:parent-style-name="Normal">
      <style:paragraph-properties fo:line-height="115%"/>
    </style:style>
    <style:style style:name="P50" style:family="paragraph" style:parent-style-name="Normal">
      <style:paragraph-properties fo:line-height="115%"/>
      <style:text-properties officeooo:paragraph-rsid="000e6da7"/>
    </style:style>
    <style:style style:name="P51" style:family="paragraph" style:parent-style-name="Normal">
      <style:paragraph-properties fo:line-height="115%">
        <style:tab-stops>
          <style:tab-stop style:position="8.001cm" style:type="center"/>
        </style:tab-stops>
      </style:paragraph-properties>
    </style:style>
    <style:style style:name="P52" style:family="paragraph" style:parent-style-name="Normal">
      <style:paragraph-properties fo:line-height="115%">
        <style:tab-stops>
          <style:tab-stop style:position="4.53cm"/>
        </style:tab-stops>
      </style:paragraph-properties>
      <style:text-properties officeooo:paragraph-rsid="000e6da7"/>
    </style:style>
    <style:style style:name="P53" style:family="paragraph" style:parent-style-name="Normal">
      <style:paragraph-properties fo:line-height="115%"/>
      <style:text-properties officeooo:paragraph-rsid="0014bb39"/>
    </style:style>
    <style:style style:name="P54" style:family="paragraph" style:parent-style-name="Normal">
      <style:paragraph-properties fo:line-height="115%"/>
      <style:text-properties officeooo:paragraph-rsid="00157766"/>
    </style:style>
    <style:style style:name="P55" style:family="paragraph" style:parent-style-name="Normal">
      <style:paragraph-properties fo:line-height="115%"/>
      <style:text-properties officeooo:paragraph-rsid="00200688"/>
    </style:style>
    <style:style style:name="P56" style:family="paragraph" style:parent-style-name="Normal">
      <style:paragraph-properties fo:line-height="115%"/>
      <style:text-properties officeooo:paragraph-rsid="00310266"/>
    </style:style>
    <style:style style:name="P57" style:family="paragraph" style:parent-style-name="Normal">
      <style:paragraph-properties fo:line-height="115%"/>
      <style:text-properties officeooo:paragraph-rsid="003518b1"/>
    </style:style>
    <style:style style:name="P58" style:family="paragraph" style:parent-style-name="Normal">
      <style:paragraph-properties fo:margin-top="0cm" fo:margin-bottom="0.282cm" style:contextual-spacing="false" fo:line-height="115%"/>
      <style:text-properties fo:language="en" fo:country="US" fo:font-weight="bold" style:font-weight-asian="bold"/>
    </style:style>
    <style:style style:name="P59" style:family="paragraph" style:parent-style-name="Normal">
      <style:paragraph-properties fo:margin-top="0cm" fo:margin-bottom="0.282cm" style:contextual-spacing="false" fo:line-height="115%"/>
      <style:text-properties fo:language="en" fo:country="US" style:font-name-asian="Yu Mincho"/>
    </style:style>
    <style:style style:name="P60" style:family="paragraph" style:parent-style-name="Normal">
      <style:paragraph-properties fo:margin-top="0cm" fo:margin-bottom="0.282cm" style:contextual-spacing="false" fo:line-height="115%"/>
      <style:text-properties fo:language="en" fo:country="US"/>
    </style:style>
    <style:style style:name="P61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</style:style>
    <style:style style:name="P62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63" style:family="paragraph" style:parent-style-name="Normal">
      <style:paragraph-properties fo:margin-left="2.498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64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</style:style>
    <style:style style:name="P65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66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</style:style>
    <style:style style:name="P67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68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310266"/>
    </style:style>
    <style:style style:name="P69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fo:language="en" fo:country="US" fo:font-weight="bold" style:font-weight-asian="bold"/>
    </style:style>
    <style:style style:name="P70" style:family="paragraph" style:parent-style-name="Normal">
      <style:paragraph-properties fo:margin-left="0cm" fo:margin-right="0cm" fo:line-height="115%" fo:text-indent="1.249cm" style:auto-text-indent="false"/>
      <style:text-properties officeooo:paragraph-rsid="000e6da7"/>
    </style:style>
    <style:style style:name="P71" style:family="paragraph" style:parent-style-name="Normal">
      <style:paragraph-properties fo:margin-left="0cm" fo:margin-right="0cm" fo:line-height="115%" fo:text-indent="1.249cm" style:auto-text-indent="false"/>
      <style:text-properties officeooo:paragraph-rsid="0022fab2"/>
    </style:style>
    <style:style style:name="P72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  <style:text-properties fo:language="en" fo:country="US"/>
    </style:style>
    <style:style style:name="P73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</style:style>
    <style:style style:name="P74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75" style:family="paragraph" style:parent-style-name="Normal">
      <style:paragraph-properties fo:margin-left="3.747cm" fo:margin-right="0cm" fo:line-height="115%" fo:text-indent="0cm" style:auto-text-indent="false">
        <style:tab-stops/>
      </style:paragraph-properties>
    </style:style>
    <style:style style:name="P76" style:family="paragraph" style:parent-style-name="Normal">
      <style:paragraph-properties fo:margin-left="3.747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77" style:family="paragraph" style:parent-style-name="Normal">
      <style:paragraph-properties fo:margin-left="4.995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78" style:family="paragraph" style:parent-style-name="Normal">
      <style:paragraph-properties fo:margin-left="2.498cm" fo:margin-right="0cm" fo:line-height="115%" fo:text-indent="0.445cm" style:auto-text-indent="false">
        <style:tab-stops/>
      </style:paragraph-properties>
      <style:text-properties officeooo:paragraph-rsid="000e6da7"/>
    </style:style>
    <style:style style:name="P79" style:family="paragraph" style:parent-style-name="Normal">
      <style:paragraph-properties fo:margin-left="0cm" fo:margin-right="0cm" fo:line-height="115%" fo:text-indent="0cm" style:auto-text-indent="false">
        <style:tab-stops/>
      </style:paragraph-properties>
      <style:text-properties fo:language="en" fo:country="US" officeooo:paragraph-rsid="000e6da7" style:font-name-asian="Yu Mincho"/>
    </style:style>
    <style:style style:name="P80" style:family="paragraph" style:parent-style-name="Normal" style:master-page-name="">
      <style:paragraph-properties fo:margin-top="0cm" fo:margin-bottom="0.071cm" style:contextual-spacing="false" fo:line-height="115%" style:page-number="auto"/>
      <style:text-properties officeooo:paragraph-rsid="0034d2b5"/>
    </style:style>
    <style:style style:name="P81" style:family="paragraph" style:parent-style-name="Normal">
      <style:paragraph-properties fo:margin-top="0cm" fo:margin-bottom="0.071cm" style:contextual-spacing="false" fo:line-height="115%"/>
      <style:text-properties officeooo:paragraph-rsid="0034d2b5"/>
    </style:style>
    <style:style style:name="P82" style:family="paragraph" style:parent-style-name="Normal">
      <style:paragraph-properties fo:margin-top="0cm" fo:margin-bottom="0.071cm" style:contextual-spacing="false" fo:line-height="115%">
        <style:tab-stops>
          <style:tab-stop style:position="4.53cm"/>
        </style:tab-stops>
      </style:paragraph-properties>
      <style:text-properties fo:language="en" fo:country="US" officeooo:paragraph-rsid="000e6da7"/>
    </style:style>
    <style:style style:name="P83" style:family="paragraph" style:parent-style-name="Normal">
      <style:paragraph-properties fo:margin-top="0cm" fo:margin-bottom="0.071cm" style:contextual-spacing="false" fo:line-height="115%">
        <style:tab-stops>
          <style:tab-stop style:position="4.53cm"/>
        </style:tab-stops>
      </style:paragraph-properties>
      <style:text-properties fo:language="en" fo:country="US" officeooo:paragraph-rsid="0034e4d9"/>
    </style:style>
    <style:style style:name="P8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58cc2" style:font-name-asian="Times New Roman" style:language-asian="fr" style:country-asian="FR" style:font-name-complex="Times New Roman"/>
    </style:style>
    <style:style style:name="P8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5af01" style:font-name-asian="Times New Roman" style:language-asian="fr" style:country-asian="FR" style:font-name-complex="Times New Roman"/>
    </style:style>
    <style:style style:name="P8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69643" style:font-name-asian="Times New Roman" style:language-asian="fr" style:country-asian="FR" style:font-name-complex="Times New Roman"/>
    </style:style>
    <style:style style:name="P8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369643" style:font-name-asian="Times New Roman" style:language-asian="fr" style:country-asian="FR" style:font-name-complex="Times New Roman"/>
    </style:style>
    <style:style style:name="P88" style:family="paragraph" style:parent-style-name="Normal">
      <style:paragraph-properties fo:margin-top="0cm" fo:margin-bottom="0cm" style:contextual-spacing="false" fo:line-height="115%"/>
      <style:text-properties officeooo:paragraph-rsid="003a7004"/>
    </style:style>
    <style:style style:name="P89" style:family="paragraph" style:parent-style-name="Normal">
      <style:paragraph-properties fo:line-height="115%"/>
      <style:text-properties officeooo:paragraph-rsid="0035af01"/>
    </style:style>
    <style:style style:name="P90" style:family="paragraph" style:parent-style-name="Title" style:master-page-name="MP0">
      <style:paragraph-properties fo:line-height="100%" style:page-number="auto" fo:break-before="page"/>
      <style:text-properties fo:language="en" fo:country="US"/>
    </style:style>
    <style:style style:name="P91" style:family="paragraph" style:parent-style-name="Heading_20_1">
      <style:paragraph-properties fo:line-height="115%"/>
      <style:text-properties fo:language="en" fo:country="US"/>
    </style:style>
    <style:style style:name="P92" style:family="paragraph" style:parent-style-name="Heading_20_1">
      <style:paragraph-properties fo:line-height="115%" fo:break-before="page"/>
      <style:text-properties fo:language="en" fo:country="US"/>
    </style:style>
    <style:style style:name="P93" style:family="paragraph" style:parent-style-name="Paragraphe_20_de_20_liste" style:list-style-name="L1">
      <style:paragraph-properties fo:line-height="115%"/>
    </style:style>
    <style:style style:name="P94" style:family="paragraph" style:parent-style-name="Paragraphe_20_de_20_liste" style:list-style-name="L1">
      <style:paragraph-properties fo:line-height="115%"/>
      <style:text-properties officeooo:paragraph-rsid="001aa2fd"/>
    </style:style>
    <style:style style:name="P95" style:family="paragraph" style:parent-style-name="Paragraphe_20_de_20_liste" style:list-style-name="L1">
      <style:paragraph-properties fo:line-height="115%"/>
      <style:text-properties officeooo:paragraph-rsid="0018a5d2"/>
    </style:style>
    <style:style style:name="P96" style:family="paragraph">
      <style:paragraph-properties fo:text-align="center"/>
    </style:style>
    <style:style style:name="T1" style:family="text">
      <style:text-properties officeooo:rsid="001c1c5b"/>
    </style:style>
    <style:style style:name="T2" style:family="text">
      <style:text-properties officeooo:rsid="0021a597"/>
    </style:style>
    <style:style style:name="T3" style:family="text">
      <style:text-properties officeooo:rsid="0028e92b"/>
    </style:style>
    <style:style style:name="T4" style:family="text">
      <style:text-properties fo:color="#000000" loext:opacity="100%" officeooo:rsid="001c1c5b"/>
    </style:style>
    <style:style style:name="T5" style:family="text"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T6" style:family="text">
      <style:text-properties fo:color="#000000" loext:opacity="100%" style:font-name="Calibri" fo:language="en" fo:country="US" officeooo:rsid="00358cc2" style:font-name-asian="Times New Roman" style:language-asian="fr" style:country-asian="FR" style:font-name-complex="Times New Roman"/>
    </style:style>
    <style:style style:name="T7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/>
    </style:style>
    <style:style style:name="T8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T9" style:family="text">
      <style:text-properties fo:color="#ffffff" loext:opacity="100%" style:font-name="Calibri" fo:language="en" fo:country="US" fo:font-weight="bold" officeooo:rsid="001c0457" style:font-name-asian="Times New Roman" style:language-asian="fr" style:country-asian="FR" style:font-weight-asian="bold" style:font-name-complex="Times New Roman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name-asian="Yu Mincho"/>
    </style:style>
    <style:style style:name="T12" style:family="text">
      <style:text-properties fo:language="en" fo:country="US" style:font-name-asian="Yu Mincho" style:font-style-complex="italic"/>
    </style:style>
    <style:style style:name="T1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language="en" fo:country="US" fo:font-weight="bold" style:font-weight-asian="bold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language="en" fo:country="US" fo:font-weight="bold" officeooo:rsid="00200688" style:font-weight-asian="bold" style:font-weight-complex="bold"/>
    </style:style>
    <style:style style:name="T17" style:family="text">
      <style:text-properties fo:language="en" fo:country="US" fo:font-weight="bold" officeooo:rsid="0022fab2" style:font-weight-asian="bold" style:font-weight-complex="bold"/>
    </style:style>
    <style:style style:name="T18" style:family="text">
      <style:text-properties fo:language="en" fo:country="US" fo:font-weight="bold" officeooo:rsid="0024a9bb" style:font-weight-asian="bold" style:font-weight-complex="bold"/>
    </style:style>
    <style:style style:name="T19" style:family="text">
      <style:text-properties fo:language="en" fo:country="US" fo:font-weight="bold" officeooo:rsid="00310266" style:font-weight-asian="bold" style:font-weight-complex="bold"/>
    </style:style>
    <style:style style:name="T20" style:family="text">
      <style:text-properties fo:language="en" fo:country="US" fo:font-weight="bold" style:font-name-asian="Yu Mincho" style:font-weight-asian="bold" style:font-weight-complex="bold"/>
    </style:style>
    <style:style style:name="T21" style:family="text">
      <style:text-properties fo:language="en" fo:country="US" fo:font-weight="bold" style:font-name-asian="Yu Mincho" style:font-weight-asian="bold" style:font-style-complex="italic" style:font-weight-complex="bold"/>
    </style:style>
    <style:style style:name="T22" style:family="text">
      <style:text-properties fo:language="en" fo:country="US" style:font-weight-complex="bold"/>
    </style:style>
    <style:style style:name="T23" style:family="text">
      <style:text-properties fo:language="en" fo:country="US" officeooo:rsid="00309512" style:font-weight-complex="bold"/>
    </style:style>
    <style:style style:name="T24" style:family="text">
      <style:text-properties fo:language="en" fo:country="US" fo:font-weight="normal" officeooo:rsid="00200688" style:font-weight-asian="normal" style:font-weight-complex="normal"/>
    </style:style>
    <style:style style:name="T25" style:family="text">
      <style:text-properties fo:language="en" fo:country="US" fo:font-weight="normal" officeooo:rsid="0022fab2" style:font-weight-asian="normal" style:font-weight-complex="normal"/>
    </style:style>
    <style:style style:name="T26" style:family="text">
      <style:text-properties fo:language="en" fo:country="US" officeooo:rsid="00310266"/>
    </style:style>
    <style:style style:name="T27" style:family="text">
      <style:text-properties fo:language="en" fo:country="US" officeooo:rsid="0031639d"/>
    </style:style>
    <style:style style:name="T28" style:family="text">
      <style:text-properties fo:language="en" fo:country="US" officeooo:rsid="003a7004"/>
    </style:style>
    <style:style style:name="T29" style:family="text">
      <style:text-properties fo:font-weight="bold" style:font-name-asian="Yu Mincho" style:font-weight-asian="bold" style:font-weight-complex="bold"/>
    </style:style>
    <style:style style:name="T30" style:family="text">
      <style:text-properties fo:font-weight="bold" style:font-name-asian="Yu Mincho" style:font-weight-asian="bold" style:font-style-complex="italic" style:font-weight-complex="bold"/>
    </style:style>
    <style:style style:name="T31" style:family="text">
      <style:text-properties style:font-name="Calibri" fo:language="en" fo:country="US" fo:font-weight="bold" style:font-name-asian="Calibri" style:font-weight-asian="bold" style:font-name-complex="Calibri" style:font-weight-complex="bold"/>
    </style:style>
    <style:style style:name="T32" style:family="text">
      <style:text-properties style:font-name="Calibri" fo:language="en" fo:country="US" style:font-name-asian="Calibri" style:font-name-complex="Calibri"/>
    </style:style>
    <style:style style:name="T33" style:family="text">
      <style:text-properties style:font-name="Calibri" fo:language="en" fo:country="US" officeooo:rsid="0033bc4a" style:font-name-asian="Calibri" style:font-name-complex="Calibri"/>
    </style:style>
    <style:style style:name="T34" style:family="text">
      <style:text-properties fo:font-weight="normal" style:font-name-asian="Yu Mincho" style:font-weight-asian="normal" style:font-weight-complex="normal"/>
    </style:style>
    <style:style style:name="T35" style:family="text">
      <style:text-properties fo:font-size="6pt" fo:language="en" fo:country="US" style:font-size-asian="6pt" style:font-size-complex="6pt"/>
    </style:style>
    <style:style style:name="T36" style:family="text">
      <style:text-properties fo:font-size="8pt" fo:language="en" fo:country="US" style:font-name-asian="Yu Mincho" style:font-size-asian="8pt" style:font-size-complex="8pt"/>
    </style:style>
    <style:style style:name="T37" style:family="text">
      <style:text-properties fo:font-size="9pt" fo:language="en" fo:country="US" style:font-name-asian="Yu Mincho" style:font-size-asian="9pt" style:font-size-complex="9pt"/>
    </style:style>
    <style:style style:name="T38" style:family="text">
      <style:text-properties fo:font-size="9.5pt" fo:language="en" fo:country="US" style:font-name-asian="Yu Mincho" style:font-size-asian="9.5pt" style:font-size-complex="9.5pt"/>
    </style:style>
    <style:style style:name="T39" style:family="text">
      <style:text-properties fo:font-size="6.5pt" fo:language="en" fo:country="US" style:font-name-asian="Yu Mincho" style:font-size-asian="6.5pt" style:font-size-complex="6.5pt"/>
    </style:style>
    <style:style style:name="T40" style:family="text">
      <style:text-properties officeooo:rsid="002d3adc"/>
    </style:style>
    <style:style style:name="T41" style:family="text">
      <style:text-properties officeooo:rsid="00358cc2"/>
    </style:style>
    <style:style style:name="T42" style:family="text">
      <style:text-properties officeooo:rsid="00386e28"/>
    </style:style>
    <style:style style:name="fr1" style:family="graphic" style:parent-style-name="OLE">
      <style:graphic-properties style:vertical-pos="middle" style:vertical-rel="text" draw:wrap-influence-on-position="once-concurrent" loext:allow-overlap="true" draw:ole-draw-aspect="1"/>
    </style:style>
    <style:style style:name="fr2" style:family="graphic" style:parent-style-name="Formula">
      <style:graphic-properties fo:margin-left="0cm" fo:margin-right="0cm" style:run-through="foreground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3190*" fo:start-indent="0cm" fo:end-indent="0.626cm"/>
          <style:column style:rel-width="5882*" fo:start-indent="0.626cm" fo:end-indent="0cm"/>
        </style:columns>
      </style:section-properties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51cm" fo:margin-left="1.1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Types of attributes and methods of the class TransactionAnalyzer</text:p>
      <text:h text:style-name="P91" text:outline-level="1">Notation</text:h>
      <text:list xml:id="list3419794608" text:style-name="L1">
        <text:list-item>
          <text:p text:style-name="P94"><text:span text:style-name="Police_20_par_20_défaut"><text:span text:style-name="T36"><text:s text:c="2"/></text:span></text:span><text:span text:style-name="Police_20_par_20_défaut"><text:span text:style-name="T10"><draw:frame draw:style-name="fr2" draw:name="Objet99" text:anchor-type="as-char" svg:width="0.402cm" svg:height="0.467cm" draw:z-index="67"><draw:object xlink:href="./Object 133" xlink:type="simple" xlink:show="embed" xlink:actuate="onLoad"/><draw:image xlink:href="./ObjectReplacements/Object 133" xlink:type="simple" xlink:show="embed" xlink:actuate="onLoad"/><svg:desc>formule</svg:desc></draw:frame></text:span></text:span><text:span text:style-name="Police_20_par_20_défaut"><text:span text:style-name="T36"><text:s text:c="2"/></text:span></text:span><text:span text:style-name="Police_20_par_20_défaut"><text:span text:style-name="T10"><text:s/>denotes the number of items.</text:span></text:span></text:p>
        </text:list-item>
        <text:list-item>
          <text:p text:style-name="P95"><text:span text:style-name="Police_20_par_20_défaut"><text:span text:style-name="T37"><text:s/></text:span></text:span><text:span text:style-name="Police_20_par_20_défaut"><text:span text:style-name="T11"><draw:frame draw:style-name="fr2" draw:name="Objet100" text:anchor-type="as-char" svg:width="0.506cm" svg:height="0.467cm" draw:z-index="68"><draw:object xlink:href="./Object 134" xlink:type="simple" xlink:show="embed" xlink:actuate="onLoad"/><draw:image xlink:href="./ObjectReplacements/Object 134" xlink:type="simple" xlink:show="embed" xlink:actuate="onLoad"/><svg:desc>formule</svg:desc></draw:frame></text:span></text:span><text:span text:style-name="Police_20_par_20_défaut"><text:span text:style-name="T37"><text:s/></text:span></text:span><text:span text:style-name="Police_20_par_20_défaut"><text:span text:style-name="T11"><text:s/></text:span></text:span><text:span text:style-name="Police_20_par_20_défaut"><text:span text:style-name="T10">denotes</text:span></text:span><text:span text:style-name="Police_20_par_20_défaut"><text:span text:style-name="T11"> the number of separate categories associated with the items.</text:span></text:span></text:p>
        </text:list-item>
        <text:list-item>
          <text:p text:style-name="P93"><text:span text:style-name="Police_20_par_20_défaut"><text:span text:style-name="T11"><draw:frame draw:style-name="fr2" draw:name="Objet101" text:anchor-type="as-char" svg:width="0.647cm" svg:height="0.531cm" draw:z-index="69"><draw:object xlink:href="./Object 135" xlink:type="simple" xlink:show="embed" xlink:actuate="onLoad"/><draw:image xlink:href="./ObjectReplacements/Object 135" xlink:type="simple" xlink:show="embed" xlink:actuate="onLoad"/><svg:desc>formule</svg:desc></draw:frame></text:span></text:span><text:span text:style-name="Police_20_par_20_défaut"><text:span text:style-name="T11"><text:s/>denotes the number of separate values in the category</text:span></text:span><text:span text:style-name="Police_20_par_20_défaut"><text:span text:style-name="T11"><draw:frame draw:style-name="fr2" draw:name="Objet106" text:anchor-type="as-char" svg:width="0.413cm" svg:height="0.467cm" draw:z-index="70"><draw:object xlink:href="./Object 140" xlink:type="simple" xlink:show="embed" xlink:actuate="onLoad"/><draw:image xlink:href="./ObjectReplacements/Object 140" xlink:type="simple" xlink:show="embed" xlink:actuate="onLoad"/><svg:desc>formule</svg:desc></draw:frame></text:span></text:span><text:span text:style-name="Police_20_par_20_défaut"><text:span text:style-name="T11">.</text:span></text:span></text:p>
        </text:list-item>
        <text:list-item>
          <text:p text:style-name="P95"><text:span text:style-name="Police_20_par_20_défaut"><text:span text:style-name="T35"><text:s/></text:span></text:span><text:span text:style-name="Police_20_par_20_défaut"><text:span text:style-name="T10"><draw:frame draw:style-name="fr2" draw:name="Objet102" text:anchor-type="as-char" svg:width="0.547cm" svg:height="0.467cm" draw:z-index="71"><draw:object xlink:href="./Object 136" xlink:type="simple" xlink:show="embed" xlink:actuate="onLoad"/><draw:image xlink:href="./ObjectReplacements/Object 136" xlink:type="simple" xlink:show="embed" xlink:actuate="onLoad"/><svg:desc>formule</svg:desc></draw:frame></text:span></text:span><text:span text:style-name="Police_20_par_20_défaut"><text:span text:style-name="T35"><text:s/></text:span></text:span><text:span text:style-name="Police_20_par_20_défaut"><text:span text:style-name="T10"><text:s/>denotes the number of nodes.</text:span></text:span></text:p>
        </text:list-item>
        <text:list-item>
          <text:p text:style-name="P95"><text:span text:style-name="Police_20_par_20_défaut"><text:span text:style-name="T38"><text:s/></text:span></text:span><text:span text:style-name="Police_20_par_20_défaut"><text:span text:style-name="T10"><draw:frame draw:style-name="fr2" draw:name="Objet103" text:anchor-type="as-char" svg:width="0.492cm" svg:height="0.467cm" draw:z-index="72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span><text:span text:style-name="Police_20_par_20_défaut"><text:span text:style-name="T38"><text:s/></text:span></text:span><text:span text:style-name="Police_20_par_20_défaut"><text:span text:style-name="T10"><text:s/>denotes the number of patterns.</text:span></text:span></text:p>
        </text:list-item>
        <text:list-item>
          <text:p text:style-name="P95"><text:span text:style-name="Police_20_par_20_défaut"><text:span text:style-name="T38"><text:s/></text:span></text:span><text:span text:style-name="Police_20_par_20_défaut"><text:span text:style-name="T10"><draw:frame draw:style-name="fr2" draw:name="Objet104" text:anchor-type="as-char" svg:width="0.494cm" svg:height="0.467cm" draw:z-index="73"><draw:object xlink:href="./Object 138" xlink:type="simple" xlink:show="embed" xlink:actuate="onLoad"/><draw:image xlink:href="./ObjectReplacements/Object 138" xlink:type="simple" xlink:show="embed" xlink:actuate="onLoad"/><svg:desc>formule</svg:desc></draw:frame></text:span></text:span><text:span text:style-name="Police_20_par_20_défaut"><text:span text:style-name="T38"><text:s/></text:span></text:span><text:span text:style-name="Police_20_par_20_défaut"><text:span text:style-name="T10"><text:s/>denotes the number of years for which transactions exist.</text:span></text:span></text:p>
        </text:list-item>
        <text:list-item>
          <text:p text:style-name="P94"><text:span text:style-name="Police_20_par_20_défaut"><text:span text:style-name="T39"><text:s text:c="2"/></text:span></text:span><text:span text:style-name="Police_20_par_20_défaut"><text:span text:style-name="T11"><draw:frame draw:style-name="fr2" draw:name="Objet105" text:anchor-type="as-char" svg:width="0.441cm" svg:height="0.467cm" draw:z-index="74"><draw:object xlink:href="./Object 139" xlink:type="simple" xlink:show="embed" xlink:actuate="onLoad"/><draw:image xlink:href="./ObjectReplacements/Object 139" xlink:type="simple" xlink:show="embed" xlink:actuate="onLoad"/><svg:desc>formule</svg:desc></draw:frame></text:span></text:span><text:span text:style-name="Police_20_par_20_défaut"><text:span text:style-name="T39"><text:s text:c="2"/></text:span></text:span><text:span text:style-name="Police_20_par_20_défaut"><text:span text:style-name="T11"><text:s/>denotes the number of itemsets.</text:span></text:span></text:p>
        </text:list-item>
        <text:list-item>
          <text:p text:style-name="P94"><text:span text:style-name="Police_20_par_20_défaut"><text:span text:style-name="T39"><text:s text:c="2"/></text:span></text:span><text:span text:style-name="Police_20_par_20_défaut"><text:span text:style-name="T11"><draw:frame draw:style-name="fr2" draw:name="Objet3" text:anchor-type="as-char" svg:width="0.439cm" svg:height="0.467cm" draw:z-index="0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Police_20_par_20_défaut"><text:span text:style-name="T39"><text:s text:c="2"/></text:span></text:span><text:span text:style-name="Police_20_par_20_défaut"><text:span text:style-name="T11"><text:s/>denotes public attributes and methods (i.e., exported attributes and methods).</text:span></text:span></text:p>
        </text:list-item>
        <text:list-item>
          <text:p text:style-name="P94"><text:span text:style-name="Police_20_par_20_défaut"><text:span text:style-name="T39"><text:s text:c="2"/></text:span></text:span><text:span text:style-name="Police_20_par_20_défaut"><text:span text:style-name="T11"><draw:frame draw:style-name="fr1" draw:name="Objet1" text:anchor-type="as-char" svg:width="0.439cm" style:rel-width="scale" svg:height="0.467cm" style:rel-height="scale" draw:z-index="1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Police_20_par_20_défaut"><text:span text:style-name="T39"><text:s text:c="2"/></text:span></text:span><text:span text:style-name="Police_20_par_20_défaut"><text:span text:style-name="T11"><text:s/>denotes private attributes and methods (i.e., non-exported attributes and methods).</text:span></text:span></text:p>
        </text:list-item>
      </text:list>
      <text:h text:style-name="P91" text:outline-level="1">Class attributes</text:h>
      <text:p text:style-name="P49"><text:span text:style-name="Police_20_par_20_défaut"><text:span text:style-name="T12"><draw:frame draw:style-name="fr1" draw:name="Objet2" text:anchor-type="as-char" svg:width="0.439cm" style:rel-width="scale" svg:height="0.467cm" style:rel-height="scale" draw:z-index="2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3">STATUS_PERSISTENT</text:span></text:span><text:span text:style-name="Police_20_par_20_défaut"><text:span text:style-name="T10">: character</text:span></text:span></text:p>
      <text:p text:style-name="P49"><text:span text:style-name="Police_20_par_20_défaut"><text:span text:style-name="T12"><draw:frame draw:style-name="fr1" draw:name="Objet4" text:anchor-type="as-char" svg:width="0.439cm" style:rel-width="scale" svg:height="0.467cm" style:rel-height="scale" draw:z-index="3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3">STATUS_DECLINING</text:span></text:span><text:span text:style-name="Police_20_par_20_défaut"><text:span text:style-name="T10">: character</text:span></text:span></text:p>
      <text:p text:style-name="P49"><text:span text:style-name="Police_20_par_20_défaut"><text:span text:style-name="T12"><draw:frame draw:style-name="fr1" draw:name="Objet5" text:anchor-type="as-char" svg:width="0.439cm" style:rel-width="scale" svg:height="0.467cm" style:rel-height="scale" draw:z-index="4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3">STATUS_EMERGENT</text:span></text:span><text:span text:style-name="Police_20_par_20_défaut"><text:span text:style-name="T10">: character</text:span></text:span></text:p>
      <text:p text:style-name="P49"><text:span text:style-name="Police_20_par_20_défaut"><text:span text:style-name="T12"><draw:frame draw:style-name="fr1" draw:name="Objet6" text:anchor-type="as-char" svg:width="0.439cm" style:rel-width="scale" svg:height="0.467cm" style:rel-height="scale" draw:z-index="5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3">STATUS_LATENT</text:span></text:span><text:span text:style-name="Police_20_par_20_défaut"><text:span text:style-name="T10">: character</text:span></text:span></text:p>
      <text:p text:style-name="P44"/>
      <text:p text:style-name="P49"><text:span text:style-name="Police_20_par_20_défaut"><text:span text:style-name="T12"><draw:frame draw:style-name="fr1" draw:name="Objet7" text:anchor-type="as-char" svg:width="0.439cm" style:rel-width="scale" svg:height="0.467cm" style:rel-height="scale" draw:z-index="6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3">TRANSACTIONS</text:span></text:span><text:span text:style-name="Police_20_par_20_défaut"><text:span text:style-name="T10">: character</text:span></text:span></text:p>
      <text:p text:style-name="P49"><text:span text:style-name="Police_20_par_20_défaut"><text:span text:style-name="T12"><draw:frame draw:style-name="fr1" draw:name="Objet8" text:anchor-type="as-char" svg:width="0.439cm" style:rel-width="scale" svg:height="0.467cm" style:rel-height="scale" draw:z-index="7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3">NODES</text:span></text:span><text:span text:style-name="Police_20_par_20_défaut"><text:span text:style-name="T10">: character</text:span></text:span></text:p>
      <text:p text:style-name="P49"><text:span text:style-name="Police_20_par_20_défaut"><text:span text:style-name="T12"><draw:frame draw:style-name="fr1" draw:name="Objet9" text:anchor-type="as-char" svg:width="0.439cm" style:rel-width="scale" svg:height="0.467cm" style:rel-height="scale" draw:z-index="8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3">PATTERNS</text:span></text:span><text:span text:style-name="Police_20_par_20_défaut"><text:span text:style-name="T10">: character</text:span></text:span></text:p>
      <text:p text:style-name="P49"><text:span text:style-name="Police_20_par_20_défaut"><text:span text:style-name="T12"><draw:frame draw:style-name="fr1" draw:name="Objet10" text:anchor-type="as-char" svg:width="0.439cm" style:rel-width="scale" svg:height="0.467cm" style:rel-height="scale" draw:z-index="9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3">RULES</text:span></text:span><text:span text:style-name="Police_20_par_20_défaut"><text:span text:style-name="T10">: character</text:span></text:span></text:p>
      <text:p text:style-name="P48"/>
      <text:p text:style-name="P49"><text:span text:style-name="Police_20_par_20_défaut"><text:span text:style-name="T12"><draw:frame draw:style-name="fr1" draw:name="Objet11" text:anchor-type="as-char" svg:width="0.439cm" style:rel-width="scale" svg:height="0.467cm" style:rel-height="scale" draw:z-index="10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3">NODES_OR_PATTERNS</text:span></text:span><text:span text:style-name="Police_20_par_20_défaut"><text:span text:style-name="T10">: character</text:span></text:span></text:p>
      <text:p text:style-name="P51"><text:span text:style-name="Police_20_par_20_défaut"><text:span text:style-name="T12"><draw:frame draw:style-name="fr1" draw:name="Objet12" text:anchor-type="as-char" svg:width="0.439cm" style:rel-width="scale" svg:height="0.467cm" style:rel-height="scale" draw:z-index="11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3">NODES_PATTERNS_OR_RULES</text:span></text:span><text:span text:style-name="Police_20_par_20_défaut"><text:span text:style-name="T10">: character</text:span></text:span></text:p>
      <text:p text:style-name="P51"><text:span text:style-name="Police_20_par_20_défaut"><text:span text:style-name="T12"><draw:frame draw:style-name="fr1" draw:name="Objet13" text:anchor-type="as-char" svg:width="0.439cm" style:rel-width="scale" svg:height="0.467cm" style:rel-height="scale" draw:z-index="12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3">NODES_PATTERNS_OR_TRANSACTIONS</text:span></text:span><text:span text:style-name="Police_20_par_20_défaut"><text:span text:style-name="T10">: character</text:span></text:span></text:p>
      <text:p text:style-name="P51"><text:span text:style-name="Police_20_par_20_défaut"><text:span text:style-name="T12"><draw:frame draw:style-name="fr1" draw:name="Objet14" text:anchor-type="as-char" svg:width="0.439cm" style:rel-width="scale" svg:height="0.467cm" style:rel-height="scale" draw:z-index="13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3">ANY_ITEMSETS</text:span></text:span><text:span text:style-name="Police_20_par_20_défaut"><text:span text:style-name="T10">: character</text:span></text:span></text:p>
      <text:p text:style-name="P45"/>
      <text:p text:style-name="P49"><text:span text:style-name="Police_20_par_20_défaut"><text:span text:style-name="T12"><draw:frame draw:style-name="fr1" draw:name="Objet15" text:anchor-type="as-char" svg:width="0.439cm" style:rel-width="scale" svg:height="0.467cm" style:rel-height="scale" draw:z-index="14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3">NODE_LINKS</text:span></text:span><text:span text:style-name="Police_20_par_20_défaut"><text:span text:style-name="T10">: character</text:span></text:span></text:p>
      <text:p text:style-name="P49"><text:span text:style-name="Police_20_par_20_défaut"><text:span text:style-name="T12"><draw:frame draw:style-name="fr1" draw:name="Objet16" text:anchor-type="as-char" svg:width="0.439cm" style:rel-width="scale" svg:height="0.467cm" style:rel-height="scale" draw:z-index="15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3">PATTERN_LINKS</text:span></text:span><text:span text:style-name="Police_20_par_20_défaut"><text:span text:style-name="T10">: character</text:span></text:span></text:p>
      <text:h text:style-name="P92" text:outline-level="1">Attributes</text:h>
      <text:p text:style-name="P49"><text:span text:style-name="Police_20_par_20_défaut"><text:span text:style-name="T11"><draw:frame draw:style-name="fr2" draw:name="Objet59" text:anchor-type="as-char" svg:width="0.439cm" svg:height="0.467cm" draw:z-index="75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transactions</text:span></text:span><text:span text:style-name="Police_20_par_20_défaut"><text:span text:style-name="T10">: TransactionSet</text:span></text:span></text:p>
      <text:p text:style-name="P2"><text:span text:style-name="Police_20_par_20_défaut"><text:span text:style-name="T11"><draw:frame draw:style-name="fr2" draw:name="Objet60" text:anchor-type="as-char" svg:width="0.439cm" svg:height="0.467cm" draw:z-index="76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items</text:span></text:span><text:span text:style-name="Police_20_par_20_défaut"><text:span text:style-name="T10">: named vector(</text:span></text:span><text:span text:style-name="Police_20_par_20_défaut"><text:span text:style-name="T12">character</text:span></text:span><text:span text:style-name="Police_20_par_20_défaut"><text:span text:style-name="T10">) or named vector(numeric)</text:span></text:span></text:p>
      <text:p text:style-name="P2"><text:span text:style-name="Police_20_par_20_défaut"><text:span text:style-name="T11"><draw:frame draw:style-name="fr2" draw:name="Objet61" text:anchor-type="as-char" svg:width="0.439cm" svg:height="0.467cm" draw:z-index="77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items_categories</text:span></text:span><text:span text:style-name="Police_20_par_20_défaut"><text:span text:style-name="T10">: data.frame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1"> </text:p>
          </table:table-cell>
          <table:table-cell table:style-name="Tableau2.B1" office:value-type="string">
            <text:p text:style-name="P5">category 1</text:p>
          </table:table-cell>
          <table:table-cell table:style-name="Tableau2.C1" office:value-type="string">
            <text:p text:style-name="P5">category 2</text:p>
          </table:table-cell>
          <table:table-cell table:style-name="Tableau2.D1" office:value-type="string">
            <text:p text:style-name="P5">…</text:p>
          </table:table-cell>
          <table:table-cell table:style-name="Tableau2.E1" office:value-type="string">
            <text:p text:style-name="P3"><text:span text:style-name="Police_20_par_20_défaut"><text:span text:style-name="T8">category</text:span></text:span><text:span text:style-name="Police_20_par_20_défaut"><text:span text:style-name="T8"><draw:frame draw:style-name="fr2" draw:name="Objet107" text:anchor-type="as-char" svg:width="0.513cm" svg:height="0.467cm" draw:z-index="84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/text:p>
          </table:table-cell>
        </table:table-row>
        <table:table-row table:style-name="Tableau2.1">
          <table:table-cell table:style-name="Tableau2.A2" office:value-type="string">
            <text:p text:style-name="P5">item 1</text:p>
          </table:table-cell>
          <table:table-cell table:style-name="Tableau2.B2" office:value-type="string">
            <text:p text:style-name="P11">factor</text:p>
          </table:table-cell>
          <table:table-cell table:style-name="Tableau2.C2" office:value-type="string">
            <text:p text:style-name="P11">factor</text:p>
          </table:table-cell>
          <table:table-cell table:style-name="Tableau2.D2" office:value-type="string">
            <text:p text:style-name="P11">…</text:p>
          </table:table-cell>
          <table:table-cell table:style-name="Tableau2.E2" office:value-type="string">
            <text:p text:style-name="P11">factor</text:p>
          </table:table-cell>
        </table:table-row>
        <table:table-row table:style-name="Tableau2.1">
          <table:table-cell table:style-name="Tableau2.A3" office:value-type="string">
            <text:p text:style-name="P5">item 2</text:p>
          </table:table-cell>
          <table:table-cell table:style-name="Tableau2.B3" office:value-type="string">
            <text:p text:style-name="P11">factor</text:p>
          </table:table-cell>
          <table:table-cell table:style-name="Tableau2.C3" office:value-type="string">
            <text:p text:style-name="P11">factor</text:p>
          </table:table-cell>
          <table:table-cell table:style-name="Tableau2.D3" office:value-type="string">
            <text:p text:style-name="P11">…</text:p>
          </table:table-cell>
          <table:table-cell table:style-name="Tableau2.E3" office:value-type="string">
            <text:p text:style-name="P11">factor</text:p>
          </table:table-cell>
        </table:table-row>
        <table:table-row table:style-name="Tableau2.1">
          <table:table-cell table:style-name="Tableau2.A4" office:value-type="string">
            <text:p text:style-name="P5">…</text:p>
          </table:table-cell>
          <table:table-cell table:style-name="Tableau2.B4" office:value-type="string">
            <text:p text:style-name="P11">…</text:p>
          </table:table-cell>
          <table:table-cell table:style-name="Tableau2.C4" office:value-type="string">
            <text:p text:style-name="P11">…</text:p>
          </table:table-cell>
          <table:table-cell table:style-name="Tableau2.D4" office:value-type="string">
            <text:p text:style-name="P11">…</text:p>
          </table:table-cell>
          <table:table-cell table:style-name="Tableau2.E4" office:value-type="string">
            <text:p text:style-name="P11">…</text:p>
          </table:table-cell>
        </table:table-row>
        <table:table-row table:style-name="Tableau2.1">
          <table:table-cell table:style-name="Tableau2.A5" office:value-type="string">
            <text:p text:style-name="P3"><text:span text:style-name="Police_20_par_20_défaut"><text:span text:style-name="T8">item</text:span></text:span><text:span text:style-name="Police_20_par_20_défaut"><text:span text:style-name="T8"><draw:frame draw:style-name="fr2" draw:name="Objet108" text:anchor-type="as-char" svg:width="0.423cm" svg:height="0.467cm" draw:z-index="85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  </table:table-cell>
          <table:table-cell table:style-name="Tableau2.B5" office:value-type="string">
            <text:p text:style-name="P11">factor</text:p>
          </table:table-cell>
          <table:table-cell table:style-name="Tableau2.C5" office:value-type="string">
            <text:p text:style-name="P11">factor</text:p>
          </table:table-cell>
          <table:table-cell table:style-name="Tableau2.D5" office:value-type="string">
            <text:p text:style-name="P11">…</text:p>
          </table:table-cell>
          <table:table-cell table:style-name="Tableau2.E5" office:value-type="string">
            <text:p text:style-name="P11">factor</text:p>
          </table:table-cell>
        </table:table-row>
      </table:table>
      <text:p text:style-name="P33"/>
      <text:p text:style-name="P2"><text:span text:style-name="Police_20_par_20_défaut"><text:span text:style-name="T11"><draw:frame draw:style-name="fr2" draw:name="Objet62" text:anchor-type="as-char" svg:width="0.439cm" svg:height="0.467cm" draw:z-index="78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categories_colors</text:span></text:span><text:span text:style-name="Police_20_par_20_défaut"><text:span text:style-name="T22">: list(named vector(character))</text:span></text:span></text:p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row table:style-name="TableLine2085620876192">
          <table:table-cell table:style-name="Tableau3.A1" office:value-type="string">
            <text:p text:style-name="P29">$category1</text:p>
          </table:table-cell>
          <table:table-cell table:style-name="Tableau3.A1" office:value-type="string">
            <text:p text:style-name="P29">$category2</text:p>
          </table:table-cell>
          <table:table-cell table:style-name="Tableau3.A1" office:value-type="string">
            <text:p text:style-name="P30">…</text:p>
          </table:table-cell>
          <table:table-cell table:style-name="Tableau3.A1" office:value-type="string">
            <text:p text:style-name="P29">$categoryC</text:p>
          </table:table-cell>
        </table:table-row>
        <table:table-row table:style-name="TableLine2085620872384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5">value 1</text:p>
                </table:table-cell>
                <table:table-cell table:style-name="Tableau4.B1" office:value-type="string">
                  <text:p text:style-name="P11">character</text:p>
                </table:table-cell>
              </table:table-row>
              <table:table-row table:style-name="Tableau4.1">
                <table:table-cell table:style-name="Tableau4.A2" office:value-type="string">
                  <text:p text:style-name="P5">value 2</text:p>
                </table:table-cell>
                <table:table-cell table:style-name="Tableau4.B2" office:value-type="string">
                  <text:p text:style-name="P11">character</text:p>
                </table:table-cell>
              </table:table-row>
              <table:table-row table:style-name="Tableau4.1">
                <table:table-cell table:style-name="Tableau4.A3" office:value-type="string">
                  <text:p text:style-name="P5">…</text:p>
                </table:table-cell>
                <table:table-cell table:style-name="Tableau4.B3" office:value-type="string">
                  <text:p text:style-name="P11">…</text:p>
                </table:table-cell>
              </table:table-row>
              <table:table-row table:style-name="Tableau4.1">
                <table:table-cell table:style-name="Tableau4.A4" office:value-type="string">
                  <text:p text:style-name="P3"><text:span text:style-name="Police_20_par_20_défaut"><text:span text:style-name="T8">value</text:span></text:span><text:span text:style-name="Police_20_par_20_défaut"><text:span text:style-name="T8"><draw:frame draw:style-name="fr2" draw:name="Objet109" text:anchor-type="as-char" svg:width="0.66cm" svg:height="0.531cm" draw:z-index="86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/text:p>
                </table:table-cell>
                <table:table-cell table:style-name="Tableau4.B4" office:value-type="string">
                  <text:p text:style-name="P11">character</text:p>
                </table:table-cell>
              </table:table-row>
            </table:table>
            <text:p text:style-name="P29"/>
          </table:table-cell>
          <table:table-cell table:style-name="Tableau3.A1" office:value-type="string"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5">value 1</text:p>
                </table:table-cell>
                <table:table-cell table:style-name="Tableau5.B1" office:value-type="string">
                  <text:p text:style-name="P11">character</text:p>
                </table:table-cell>
              </table:table-row>
              <table:table-row table:style-name="Tableau5.1">
                <table:table-cell table:style-name="Tableau5.A2" office:value-type="string">
                  <text:p text:style-name="P5">value 2</text:p>
                </table:table-cell>
                <table:table-cell table:style-name="Tableau5.B2" office:value-type="string">
                  <text:p text:style-name="P11">character</text:p>
                </table:table-cell>
              </table:table-row>
              <table:table-row table:style-name="Tableau5.1">
                <table:table-cell table:style-name="Tableau5.A3" office:value-type="string">
                  <text:p text:style-name="P5">…</text:p>
                </table:table-cell>
                <table:table-cell table:style-name="Tableau5.B3" office:value-type="string">
                  <text:p text:style-name="P11">…</text:p>
                </table:table-cell>
              </table:table-row>
              <table:table-row table:style-name="Tableau5.1">
                <table:table-cell table:style-name="Tableau5.A4" office:value-type="string">
                  <text:p text:style-name="P3"><text:span text:style-name="Police_20_par_20_défaut"><text:span text:style-name="T8">value</text:span></text:span><text:span text:style-name="Police_20_par_20_défaut"><text:span text:style-name="T8"><draw:frame draw:style-name="fr2" draw:name="Objet110" text:anchor-type="as-char" svg:width="0.661cm" svg:height="0.531cm" draw:z-index="87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/text:p>
                </table:table-cell>
                <table:table-cell table:style-name="Tableau5.B4" office:value-type="string">
                  <text:p text:style-name="P11">character</text:p>
                </table:table-cell>
              </table:table-row>
            </table:table>
            <text:p text:style-name="P29"/>
          </table:table-cell>
          <table:table-cell table:style-name="Tableau3.C2" office:value-type="string">
            <text:p text:style-name="P30">…</text:p>
          </table:table-cell>
          <table:table-cell table:style-name="Tableau3.A1" office:value-type="string">
            <table:table table:name="Tableau6" table:style-name="Tableau6">
              <table:table-column table:style-name="Tableau6.A"/>
              <table:table-column table:style-name="Tableau6.B"/>
              <table:table-row table:style-name="Tableau6.1">
                <table:table-cell table:style-name="Tableau6.A1" office:value-type="string">
                  <text:p text:style-name="P5">value 1</text:p>
                </table:table-cell>
                <table:table-cell table:style-name="Tableau6.B1" office:value-type="string">
                  <text:p text:style-name="P11">character</text:p>
                </table:table-cell>
              </table:table-row>
              <table:table-row table:style-name="Tableau6.1">
                <table:table-cell table:style-name="Tableau6.A2" office:value-type="string">
                  <text:p text:style-name="P5">value 2</text:p>
                </table:table-cell>
                <table:table-cell table:style-name="Tableau6.B2" office:value-type="string">
                  <text:p text:style-name="P11">character</text:p>
                </table:table-cell>
              </table:table-row>
              <table:table-row table:style-name="Tableau6.1">
                <table:table-cell table:style-name="Tableau6.A3" office:value-type="string">
                  <text:p text:style-name="P5">…</text:p>
                </table:table-cell>
                <table:table-cell table:style-name="Tableau6.B3" office:value-type="string">
                  <text:p text:style-name="P11">…</text:p>
                </table:table-cell>
              </table:table-row>
              <table:table-row table:style-name="Tableau6.1">
                <table:table-cell table:style-name="Tableau6.A4" office:value-type="string">
                  <text:p text:style-name="P3"><text:span text:style-name="Police_20_par_20_défaut"><text:span text:style-name="T8">value</text:span></text:span><text:span text:style-name="Police_20_par_20_défaut"><text:span text:style-name="T8"><draw:frame draw:style-name="fr2" draw:name="Objet111" text:anchor-type="as-char" svg:width="0.72cm" svg:height="0.531cm" draw:z-index="88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/text:p>
                </table:table-cell>
                <table:table-cell table:style-name="Tableau6.B4" office:value-type="string">
                  <text:p text:style-name="P11">character</text:p>
                </table:table-cell>
              </table:table-row>
            </table:table>
            <text:p text:style-name="P29"/>
          </table:table-cell>
        </table:table-row>
      </table:table>
      <text:p text:style-name="P34"/>
      <text:p text:style-name="P2"><text:span text:style-name="Police_20_par_20_défaut"><text:span text:style-name="T11"><draw:frame draw:style-name="fr2" draw:name="Objet63" text:anchor-type="as-char" svg:width="0.439cm" svg:height="0.467cm" draw:z-index="79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status_colors</text:span></text:span><text:span text:style-name="Police_20_par_20_défaut"><text:span text:style-name="T22">: vector(character)</text:span></text:span></text:p>
      <text:p text:style-name="P2"><text:span text:style-name="Police_20_par_20_défaut"><text:span text:style-name="T11"><draw:frame draw:style-name="fr2" draw:name="Objet64" text:anchor-type="as-char" svg:width="0.439cm" svg:height="0.467cm" draw:z-index="80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parameters</text:span></text:span><text:span text:style-name="Police_20_par_20_défaut"><text:span text:style-name="T10">: list(</text:span></text:span><text:span text:style-name="Police_20_par_20_défaut"><text:span text:style-name="T14">target</text:span></text:span><text:span text:style-name="Police_20_par_20_défaut"><text:span text:style-name="T10">: character,</text:span></text:span></text:p>
      <text:p text:style-name="P2"><text:span text:style-name="Police_20_par_20_défaut"><text:span text:style-name="T10"><text:tab/><text:tab/> <text:s text:c="6"/></text:span></text:span><text:span text:style-name="Police_20_par_20_défaut"><text:span text:style-name="T14">count</text:span></text:span><text:span text:style-name="Police_20_par_20_défaut"><text:span text:style-name="T10">: </text:span></text:span><text:span text:style-name="Police_20_par_20_défaut"><text:span text:style-name="T28">integer</text:span></text:span><text:span text:style-name="Police_20_par_20_défaut"><text:span text:style-name="T10">,</text:span></text:span></text:p>
      <text:p text:style-name="P88"><text:span text:style-name="Police_20_par_20_défaut"><text:span text:style-name="T10"><text:tab/><text:tab/> <text:s text:c="6"/></text:span></text:span><text:span text:style-name="Police_20_par_20_défaut"><text:span text:style-name="T14">min_length</text:span></text:span><text:span text:style-name="Police_20_par_20_défaut"><text:span text:style-name="T10">: </text:span></text:span><text:span text:style-name="Police_20_par_20_défaut"><text:span text:style-name="T28">integer</text:span></text:span><text:span text:style-name="Police_20_par_20_défaut"><text:span text:style-name="T10">,</text:span></text:span></text:p>
      <text:p text:style-name="P2"><text:span text:style-name="Police_20_par_20_défaut"><text:span text:style-name="T10"><text:tab/><text:tab/> <text:s text:c="6"/></text:span></text:span><text:span text:style-name="Police_20_par_20_défaut"><text:span text:style-name="T14">max_length</text:span></text:span><text:span text:style-name="Police_20_par_20_défaut"><text:span text:style-name="T10">: numeric,</text:span></text:span></text:p>
      <text:p text:style-name="P2"><text:span text:style-name="Police_20_par_20_défaut"><text:span text:style-name="T10"><text:tab/><text:tab/> <text:s text:c="6"/></text:span></text:span><text:span text:style-name="Police_20_par_20_défaut"><text:span text:style-name="T14">status_limit</text:span></text:span><text:span text:style-name="Police_20_par_20_défaut"><text:span text:style-name="T10">: numeric)</text:span></text:span></text:p>
      <text:p text:style-name="P35"/>
      <text:p text:style-name="P49"><text:span text:style-name="Police_20_par_20_défaut"><text:span text:style-name="T11"><draw:frame draw:style-name="fr2" draw:name="Objet65" text:anchor-type="as-char" svg:width="0.439cm" svg:height="0.467cm" draw:z-index="81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nodes</text:span></text:span><text:span text:style-name="Police_20_par_20_défaut"><text:span text:style-name="T10">: data.frame</text:span>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5">node</text:p>
          </table:table-cell>
          <table:table-cell table:style-name="Tableau7.B1" office:value-type="string">
            <text:p text:style-name="P5">length</text:p>
          </table:table-cell>
          <table:table-cell table:style-name="Tableau7.C1" office:value-type="string">
            <text:p text:style-name="P5">frequency</text:p>
          </table:table-cell>
        </table:table-row>
        <table:table-row table:style-name="Tableau7.1">
          <table:table-cell table:style-name="Tableau7.A2" office:value-type="string">
            <text:p text:style-name="P3"><text:span text:style-name="Police_20_par_20_défaut"><text:span text:style-name="T5">vector(</text:span></text:span><text:span text:style-name="Police_20_par_20_défaut"><text:span text:style-name="T12">character</text:span></text:span><text:span text:style-name="Police_20_par_20_défaut"><text:span text:style-name="T5">)</text:span></text:span></text:p>
          </table:table-cell>
          <table:table-cell table:style-name="Tableau7.B2" office:value-type="string">
            <text:p text:style-name="P18">integer</text:p>
          </table:table-cell>
          <table:table-cell table:style-name="Tableau7.C2" office:value-type="string">
            <text:p text:style-name="P84">integer</text:p>
          </table:table-cell>
        </table:table-row>
      </table:table>
      <text:p text:style-name="P38"/>
      <text:p text:style-name="P49"><text:span text:style-name="Police_20_par_20_défaut"><text:span text:style-name="T11"><draw:frame draw:style-name="fr2" draw:name="Objet66" text:anchor-type="as-char" svg:width="0.439cm" svg:height="0.467cm" draw:z-index="82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nodes_per_year</text:span></text:span><text:span text:style-name="Police_20_par_20_défaut"><text:span text:style-name="T10">: matrix</text:span></text:span></text:p>
      <table:table table:name="Tableau8" table:style-name="Tableau8">
        <table:table-column table:style-name="Tableau8.A" table:number-columns-repeated="5"/>
        <table:table-row table:style-name="Tableau8.1">
          <table:table-cell table:style-name="Tableau8.A1" office:value-type="string">
            <text:p text:style-name="P11"> </text:p>
          </table:table-cell>
          <table:table-cell table:style-name="Tableau8.B1" office:value-type="string">
            <text:p text:style-name="P5">year 1</text:p>
          </table:table-cell>
          <table:table-cell table:style-name="Tableau8.C1" office:value-type="string">
            <text:p text:style-name="P5">year 2</text:p>
          </table:table-cell>
          <table:table-cell table:style-name="Tableau8.D1" office:value-type="string">
            <text:p text:style-name="P5">…</text:p>
          </table:table-cell>
          <table:table-cell table:style-name="Tableau8.E1" office:value-type="string">
            <text:p text:style-name="P3"><text:span text:style-name="Police_20_par_20_défaut"><text:span text:style-name="T8">year</text:span></text:span><text:span text:style-name="Police_20_par_20_défaut"><text:span text:style-name="T8"><draw:frame draw:style-name="fr2" draw:name="Objet113" text:anchor-type="as-char" svg:width="0.512cm" svg:height="0.467cm" draw:z-index="89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      </table:table-cell>
        </table:table-row>
        <table:table-row table:style-name="Tableau8.1">
          <table:table-cell table:style-name="Tableau8.A2" office:value-type="string">
            <text:p text:style-name="P5">node 1</text:p>
          </table:table-cell>
          <table:table-cell table:style-name="Tableau8.B2" office:value-type="string">
            <text:p text:style-name="P18">integer</text:p>
          </table:table-cell>
          <table:table-cell table:style-name="Tableau8.C2" office:value-type="string">
            <text:p text:style-name="P18">integer</text:p>
          </table:table-cell>
          <table:table-cell table:style-name="Tableau8.D2" office:value-type="string">
            <text:p text:style-name="P11">…</text:p>
          </table:table-cell>
          <table:table-cell table:style-name="Tableau8.E2" office:value-type="string">
            <text:p text:style-name="P18">integer</text:p>
          </table:table-cell>
        </table:table-row>
        <table:table-row table:style-name="Tableau8.1">
          <table:table-cell table:style-name="Tableau8.A3" office:value-type="string">
            <text:p text:style-name="P5">node 2</text:p>
          </table:table-cell>
          <table:table-cell table:style-name="Tableau8.B3" office:value-type="string">
            <text:p text:style-name="P18">integer</text:p>
          </table:table-cell>
          <table:table-cell table:style-name="Tableau8.C3" office:value-type="string">
            <text:p text:style-name="P18">integer</text:p>
          </table:table-cell>
          <table:table-cell table:style-name="Tableau8.D3" office:value-type="string">
            <text:p text:style-name="P11">…</text:p>
          </table:table-cell>
          <table:table-cell table:style-name="Tableau8.E3" office:value-type="string">
            <text:p text:style-name="P18">integer</text:p>
          </table:table-cell>
        </table:table-row>
        <table:table-row table:style-name="Tableau8.1">
          <table:table-cell table:style-name="Tableau8.A4" office:value-type="string">
            <text:p text:style-name="P5">…</text:p>
          </table:table-cell>
          <table:table-cell table:style-name="Tableau8.B4" office:value-type="string">
            <text:p text:style-name="P11">…</text:p>
          </table:table-cell>
          <table:table-cell table:style-name="Tableau8.C4" office:value-type="string">
            <text:p text:style-name="P11">…</text:p>
          </table:table-cell>
          <table:table-cell table:style-name="Tableau8.D4" office:value-type="string">
            <text:p text:style-name="P11">…</text:p>
          </table:table-cell>
          <table:table-cell table:style-name="Tableau8.E4" office:value-type="string">
            <text:p text:style-name="P11">…</text:p>
          </table:table-cell>
        </table:table-row>
        <table:table-row table:style-name="Tableau8.1">
          <table:table-cell table:style-name="Tableau8.A5" office:value-type="string">
            <text:p text:style-name="P3"><text:span text:style-name="Police_20_par_20_défaut"><text:span text:style-name="T8">node</text:span></text:span><text:span text:style-name="Police_20_par_20_défaut"><text:span text:style-name="T8"><draw:frame draw:style-name="fr2" draw:name="Objet112" text:anchor-type="as-char" svg:width="0.564cm" svg:height="0.467cm" draw:z-index="90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/text:p>
          </table:table-cell>
          <table:table-cell table:style-name="Tableau8.B5" office:value-type="string">
            <text:p text:style-name="P18">integer</text:p>
          </table:table-cell>
          <table:table-cell table:style-name="Tableau8.C5" office:value-type="string">
            <text:p text:style-name="P18">integer</text:p>
          </table:table-cell>
          <table:table-cell table:style-name="Tableau8.D5" office:value-type="string">
            <text:p text:style-name="P11">…</text:p>
          </table:table-cell>
          <table:table-cell table:style-name="Tableau8.E5" office:value-type="string">
            <text:p text:style-name="P18">integer</text:p>
          </table:table-cell>
        </table:table-row>
      </table:table>
      <text:p text:style-name="P44"/>
      <text:p text:style-name="P49"><text:span text:style-name="Police_20_par_20_défaut"><text:span text:style-name="T11"><draw:frame draw:style-name="fr2" draw:name="Objet67" text:anchor-type="as-char" svg:width="0.439cm" svg:height="0.467cm" draw:z-index="83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n_links</text:span></text:span><text:span text:style-name="Police_20_par_20_défaut"><text:span text:style-name="T10">: matrix</text:span></text:span></text:p>
      <table:table table:name="Tableau9" table:style-name="Tableau9">
        <table:table-column table:style-name="Tableau9.A" table:number-columns-repeated="5"/>
        <table:table-row table:style-name="Tableau9.1">
          <table:table-cell table:style-name="Tableau9.A1" office:value-type="string">
            <text:p text:style-name="P11"> </text:p>
          </table:table-cell>
          <table:table-cell table:style-name="Tableau9.B1" office:value-type="string">
            <text:p text:style-name="P5">node 1</text:p>
          </table:table-cell>
          <table:table-cell table:style-name="Tableau9.C1" office:value-type="string">
            <text:p text:style-name="P5">node 2</text:p>
          </table:table-cell>
          <table:table-cell table:style-name="Tableau9.D1" office:value-type="string">
            <text:p text:style-name="P5">…</text:p>
          </table:table-cell>
          <table:table-cell table:style-name="Tableau9.E1" office:value-type="string">
            <text:p text:style-name="P3"><text:span text:style-name="Police_20_par_20_défaut"><text:span text:style-name="T8">node</text:span></text:span><text:span text:style-name="Police_20_par_20_défaut"><text:span text:style-name="T8"><draw:frame draw:style-name="fr2" draw:name="Objet115" text:anchor-type="as-char" svg:width="0.564cm" svg:height="0.467cm" draw:z-index="91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/text:p>
          </table:table-cell>
        </table:table-row>
        <table:table-row table:style-name="Tableau9.1">
          <table:table-cell table:style-name="Tableau9.A2" office:value-type="string">
            <text:p text:style-name="P5">node 1</text:p>
          </table:table-cell>
          <table:table-cell table:style-name="Tableau9.B2" office:value-type="string">
            <text:p text:style-name="P18">integer</text:p>
          </table:table-cell>
          <table:table-cell table:style-name="Tableau9.C2" office:value-type="string">
            <text:p text:style-name="P18">integer</text:p>
          </table:table-cell>
          <table:table-cell table:style-name="Tableau9.D2" office:value-type="string">
            <text:p text:style-name="P11">…</text:p>
          </table:table-cell>
          <table:table-cell table:style-name="Tableau9.E2" office:value-type="string">
            <text:p text:style-name="P18">integer</text:p>
          </table:table-cell>
        </table:table-row>
        <table:table-row table:style-name="Tableau9.1">
          <table:table-cell table:style-name="Tableau9.A3" office:value-type="string">
            <text:p text:style-name="P5">node 2</text:p>
          </table:table-cell>
          <table:table-cell table:style-name="Tableau9.B3" office:value-type="string">
            <text:p text:style-name="P18">integer</text:p>
          </table:table-cell>
          <table:table-cell table:style-name="Tableau9.C3" office:value-type="string">
            <text:p text:style-name="P18">integer</text:p>
          </table:table-cell>
          <table:table-cell table:style-name="Tableau9.D3" office:value-type="string">
            <text:p text:style-name="P11">…</text:p>
          </table:table-cell>
          <table:table-cell table:style-name="Tableau9.E3" office:value-type="string">
            <text:p text:style-name="P18">integer</text:p>
          </table:table-cell>
        </table:table-row>
        <table:table-row table:style-name="Tableau9.1">
          <table:table-cell table:style-name="Tableau9.A4" office:value-type="string">
            <text:p text:style-name="P5">…</text:p>
          </table:table-cell>
          <table:table-cell table:style-name="Tableau9.B4" office:value-type="string">
            <text:p text:style-name="P11">…</text:p>
          </table:table-cell>
          <table:table-cell table:style-name="Tableau9.C4" office:value-type="string">
            <text:p text:style-name="P11">…</text:p>
          </table:table-cell>
          <table:table-cell table:style-name="Tableau9.D4" office:value-type="string">
            <text:p text:style-name="P11">…</text:p>
          </table:table-cell>
          <table:table-cell table:style-name="Tableau9.E4" office:value-type="string">
            <text:p text:style-name="P11">…</text:p>
          </table:table-cell>
        </table:table-row>
        <table:table-row table:style-name="Tableau9.1">
          <table:table-cell table:style-name="Tableau9.A5" office:value-type="string">
            <text:p text:style-name="P3"><text:span text:style-name="Police_20_par_20_défaut"><text:span text:style-name="T8">node</text:span></text:span><text:span text:style-name="Police_20_par_20_défaut"><text:span text:style-name="T8"><draw:frame draw:style-name="fr2" draw:name="Objet114" text:anchor-type="as-char" svg:width="0.564cm" svg:height="0.467cm" draw:z-index="92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/text:p>
          </table:table-cell>
          <table:table-cell table:style-name="Tableau9.B5" office:value-type="string">
            <text:p text:style-name="P18">integer</text:p>
          </table:table-cell>
          <table:table-cell table:style-name="Tableau9.C5" office:value-type="string">
            <text:p text:style-name="P18">integer</text:p>
          </table:table-cell>
          <table:table-cell table:style-name="Tableau9.D5" office:value-type="string">
            <text:p text:style-name="P11">…</text:p>
          </table:table-cell>
          <table:table-cell table:style-name="Tableau9.E5" office:value-type="string">
            <text:p text:style-name="P18">integer</text:p>
          </table:table-cell>
        </table:table-row>
      </table:table>
      <text:p text:style-name="P44"/>
      <text:p text:style-name="P44"/>
      <text:p text:style-name="P49"><text:soft-page-break/><text:span text:style-name="Police_20_par_20_défaut"><text:span text:style-name="T11"><draw:frame draw:style-name="fr2" draw:name="Objet68" text:anchor-type="as-char" svg:width="0.439cm" svg:height="0.467cm" draw:z-index="93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node_links</text:span></text:span><text:span text:style-name="Police_20_par_20_défaut"><text:span text:style-name="T10">: data.frame</text:span></text:span></text:p>
      <table:table table:name="Tableau10" table:style-name="Tableau10">
        <table:table-column table:style-name="Tableau10.A" table:number-columns-repeated="2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5">endpoint.1</text:p>
          </table:table-cell>
          <table:table-cell table:style-name="Tableau10.B1" office:value-type="string">
            <text:p text:style-name="P5">endpoint.2</text:p>
          </table:table-cell>
          <table:table-cell table:style-name="Tableau10.C1" office:value-type="string">
            <text:p text:style-name="P5">items</text:p>
          </table:table-cell>
          <table:table-cell table:style-name="Tableau10.D1" office:value-type="string">
            <text:p text:style-name="P5">weight</text:p>
          </table:table-cell>
        </table:table-row>
        <table:table-row table:style-name="Tableau10.1">
          <table:table-cell table:style-name="Tableau10.A2" office:value-type="string">
            <text:p text:style-name="P19">integer</text:p>
          </table:table-cell>
          <table:table-cell table:style-name="Tableau10.B2" office:value-type="string">
            <text:p text:style-name="P19">integer</text:p>
          </table:table-cell>
          <table:table-cell table:style-name="Tableau10.C2" office:value-type="string">
            <text:p text:style-name="P11">character</text:p>
          </table:table-cell>
          <table:table-cell table:style-name="Tableau10.D2" office:value-type="string">
            <text:p text:style-name="P19">integer</text:p>
          </table:table-cell>
        </table:table-row>
      </table:table>
      <text:p text:style-name="P59"/>
      <text:p text:style-name="P49"><text:span text:style-name="Police_20_par_20_défaut"><text:span text:style-name="T11"><draw:frame draw:style-name="fr2" draw:name="Objet69" text:anchor-type="as-char" svg:width="0.439cm" svg:height="0.467cm" draw:z-index="94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20">n</text:span></text:span><text:span text:style-name="Police_20_par_20_défaut"><text:span text:style-name="T14">odes_patterns</text:span></text:span><text:span text:style-name="Police_20_par_20_défaut"><text:span text:style-name="T10">: matrix</text:span></text:span>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row table:style-name="Tableau11.1">
          <table:table-cell table:style-name="Tableau11.A1" office:value-type="string">
            <text:p text:style-name="P11"> </text:p>
          </table:table-cell>
          <table:table-cell table:style-name="Tableau11.B1" office:value-type="string">
            <text:p text:style-name="P5">pattern 1</text:p>
          </table:table-cell>
          <table:table-cell table:style-name="Tableau11.C1" office:value-type="string">
            <text:p text:style-name="P5">pattern 2</text:p>
          </table:table-cell>
          <table:table-cell table:style-name="Tableau11.D1" office:value-type="string">
            <text:p text:style-name="P5">…</text:p>
          </table:table-cell>
          <table:table-cell table:style-name="Tableau11.E1" office:value-type="string">
            <text:p text:style-name="P3"><text:span text:style-name="Police_20_par_20_défaut"><text:span text:style-name="T8">pattern</text:span></text:span><text:span text:style-name="Police_20_par_20_défaut"><text:span text:style-name="T8"><draw:frame draw:style-name="fr2" draw:name="Objet117" text:anchor-type="as-char" svg:width="0.503cm" svg:height="0.467cm" draw:z-index="99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/text:p>
          </table:table-cell>
        </table:table-row>
        <table:table-row table:style-name="Tableau11.1">
          <table:table-cell table:style-name="Tableau11.A2" office:value-type="string">
            <text:p text:style-name="P5">node 1</text:p>
          </table:table-cell>
          <table:table-cell table:style-name="Tableau11.B2" office:value-type="string">
            <text:p text:style-name="P11">logical</text:p>
          </table:table-cell>
          <table:table-cell table:style-name="Tableau11.C2" office:value-type="string">
            <text:p text:style-name="P11">logical</text:p>
          </table:table-cell>
          <table:table-cell table:style-name="Tableau11.D2" office:value-type="string">
            <text:p text:style-name="P11">…</text:p>
          </table:table-cell>
          <table:table-cell table:style-name="Tableau11.E2" office:value-type="string">
            <text:p text:style-name="P11">logical</text:p>
          </table:table-cell>
        </table:table-row>
        <table:table-row table:style-name="Tableau11.1">
          <table:table-cell table:style-name="Tableau11.A3" office:value-type="string">
            <text:p text:style-name="P5">node 2</text:p>
          </table:table-cell>
          <table:table-cell table:style-name="Tableau11.B3" office:value-type="string">
            <text:p text:style-name="P11">logical</text:p>
          </table:table-cell>
          <table:table-cell table:style-name="Tableau11.C3" office:value-type="string">
            <text:p text:style-name="P11">logical</text:p>
          </table:table-cell>
          <table:table-cell table:style-name="Tableau11.D3" office:value-type="string">
            <text:p text:style-name="P11">…</text:p>
          </table:table-cell>
          <table:table-cell table:style-name="Tableau11.E3" office:value-type="string">
            <text:p text:style-name="P11">logical</text:p>
          </table:table-cell>
        </table:table-row>
        <table:table-row table:style-name="Tableau11.1">
          <table:table-cell table:style-name="Tableau11.A4" office:value-type="string">
            <text:p text:style-name="P5">…</text:p>
          </table:table-cell>
          <table:table-cell table:style-name="Tableau11.B4" office:value-type="string">
            <text:p text:style-name="P11">…</text:p>
          </table:table-cell>
          <table:table-cell table:style-name="Tableau11.C4" office:value-type="string">
            <text:p text:style-name="P11">…</text:p>
          </table:table-cell>
          <table:table-cell table:style-name="Tableau11.D4" office:value-type="string">
            <text:p text:style-name="P11">…</text:p>
          </table:table-cell>
          <table:table-cell table:style-name="Tableau11.E4" office:value-type="string">
            <text:p text:style-name="P11">…</text:p>
          </table:table-cell>
        </table:table-row>
        <table:table-row table:style-name="Tableau11.1">
          <table:table-cell table:style-name="Tableau11.A5" office:value-type="string">
            <text:p text:style-name="P3"><text:span text:style-name="Police_20_par_20_défaut"><text:span text:style-name="T8">node</text:span></text:span><text:span text:style-name="Police_20_par_20_défaut"><text:span text:style-name="T8"><draw:frame draw:style-name="fr2" draw:name="Objet116" text:anchor-type="as-char" svg:width="0.564cm" svg:height="0.467cm" draw:z-index="100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/text:p>
          </table:table-cell>
          <table:table-cell table:style-name="Tableau11.B5" office:value-type="string">
            <text:p text:style-name="P11">logical</text:p>
          </table:table-cell>
          <table:table-cell table:style-name="Tableau11.C5" office:value-type="string">
            <text:p text:style-name="P11">logical</text:p>
          </table:table-cell>
          <table:table-cell table:style-name="Tableau11.D5" office:value-type="string">
            <text:p text:style-name="P11">…</text:p>
          </table:table-cell>
          <table:table-cell table:style-name="Tableau11.E5" office:value-type="string">
            <text:p text:style-name="P11">logical</text:p>
          </table:table-cell>
        </table:table-row>
      </table:table>
      <text:p text:style-name="P42"/>
      <text:p text:style-name="P49"><text:span text:style-name="Police_20_par_20_défaut"><text:span text:style-name="T11"><draw:frame draw:style-name="fr2" draw:name="Objet70" text:anchor-type="as-char" svg:width="0.439cm" svg:height="0.467cm" draw:z-index="95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patterns</text:span></text:span><text:span text:style-name="Police_20_par_20_défaut"><text:span text:style-name="T10">: data.frame</text:span></text:span>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D"/>
        <table:table-column table:style-name="Tableau12.G"/>
        <table:table-column table:style-name="Tableau12.H"/>
        <table:table-row table:style-name="Tableau12.1">
          <table:table-cell table:style-name="Tableau12.A1" office:value-type="string">
            <text:p text:style-name="P5">pattern</text:p>
          </table:table-cell>
          <table:table-cell table:style-name="Tableau12.B1" office:value-type="string">
            <text:p text:style-name="P5">year</text:p>
          </table:table-cell>
          <table:table-cell table:style-name="Tableau12.C1" office:value-type="string">
            <text:p text:style-name="P5">length</text:p>
          </table:table-cell>
          <table:table-cell table:style-name="Tableau12.D1" office:value-type="string">
            <text:p text:style-name="P7">support</text:p>
          </table:table-cell>
          <table:table-cell table:style-name="Tableau12.E1" office:value-type="string">
            <text:p text:style-name="P5">frequency</text:p>
          </table:table-cell>
          <table:table-cell table:style-name="Tableau12.F1" office:value-type="string">
            <text:p text:style-name="P5">weight</text:p>
          </table:table-cell>
          <table:table-cell table:style-name="Tableau12.G1" office:value-type="string">
            <text:p text:style-name="P5">specificity</text:p>
          </table:table-cell>
          <table:table-cell table:style-name="Tableau12.H1" office:value-type="string">
            <text:p text:style-name="P5">status</text:p>
          </table:table-cell>
        </table:table-row>
        <table:table-row table:style-name="Tableau12.1">
          <table:table-cell table:style-name="Tableau12.A2" office:value-type="string">
            <text:p text:style-name="P3"><text:span text:style-name="Police_20_par_20_défaut"><text:span text:style-name="T5">vector(</text:span></text:span><text:span text:style-name="Police_20_par_20_défaut"><text:span text:style-name="T12">character</text:span></text:span><text:span text:style-name="Police_20_par_20_défaut"><text:span text:style-name="T5">)</text:span></text:span></text:p>
          </table:table-cell>
          <table:table-cell table:style-name="Tableau12.B2" office:value-type="string">
            <text:p text:style-name="P84">integer</text:p>
          </table:table-cell>
          <table:table-cell table:style-name="Tableau12.C2" office:value-type="string">
            <text:p text:style-name="P20">integer</text:p>
          </table:table-cell>
          <table:table-cell table:style-name="Tableau12.D2" office:value-type="string">
            <text:p text:style-name="P14">numeric</text:p>
          </table:table-cell>
          <table:table-cell table:style-name="Tableau12.E2" office:value-type="string">
            <text:p text:style-name="P20">integer</text:p>
          </table:table-cell>
          <table:table-cell table:style-name="Tableau12.F2" office:value-type="string">
            <text:p text:style-name="P20">integer</text:p>
          </table:table-cell>
          <table:table-cell table:style-name="Tableau12.G2" office:value-type="string">
            <text:p text:style-name="P11">numeric</text:p>
          </table:table-cell>
          <table:table-cell table:style-name="Tableau12.H2" office:value-type="string">
            <text:p text:style-name="P11">character</text:p>
          </table:table-cell>
        </table:table-row>
      </table:table>
      <text:p text:style-name="P42"/>
      <text:p text:style-name="P49"><text:span text:style-name="Police_20_par_20_défaut"><text:span text:style-name="T11"><draw:frame draw:style-name="fr2" draw:name="Objet71" text:anchor-type="as-char" svg:width="0.439cm" svg:height="0.467cm" draw:z-index="96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patterns_per_year</text:span></text:span><text:span text:style-name="Police_20_par_20_défaut"><text:span text:style-name="T10">: matrix</text:span></text:span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B"/>
        <table:table-column table:style-name="Tableau13.E"/>
        <table:table-row table:style-name="Tableau13.1">
          <table:table-cell table:style-name="Tableau13.A1" office:value-type="string">
            <text:p text:style-name="P11"> </text:p>
          </table:table-cell>
          <table:table-cell table:style-name="Tableau13.B1" office:value-type="string">
            <text:p text:style-name="P5">year 1</text:p>
          </table:table-cell>
          <table:table-cell table:style-name="Tableau13.C1" office:value-type="string">
            <text:p text:style-name="P5">year 2</text:p>
          </table:table-cell>
          <table:table-cell table:style-name="Tableau13.D1" office:value-type="string">
            <text:p text:style-name="P5">…</text:p>
          </table:table-cell>
          <table:table-cell table:style-name="Tableau13.E1" office:value-type="string">
            <text:p text:style-name="P3"><text:span text:style-name="Police_20_par_20_défaut"><text:span text:style-name="T8">year</text:span></text:span><text:span text:style-name="Police_20_par_20_défaut"><text:span text:style-name="T8"><draw:frame draw:style-name="fr2" draw:name="Objet119" text:anchor-type="as-char" svg:width="0.512cm" svg:height="0.467cm" draw:z-index="101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/text:p>
          </table:table-cell>
        </table:table-row>
        <table:table-row table:style-name="Tableau13.1">
          <table:table-cell table:style-name="Tableau13.A2" office:value-type="string">
            <text:p text:style-name="P5">pattern 1</text:p>
          </table:table-cell>
          <table:table-cell table:style-name="Tableau13.B2" office:value-type="string">
            <text:p text:style-name="P20">integer</text:p>
          </table:table-cell>
          <table:table-cell table:style-name="Tableau13.C2" office:value-type="string">
            <text:p text:style-name="P20">integer</text:p>
          </table:table-cell>
          <table:table-cell table:style-name="Tableau13.D2" office:value-type="string">
            <text:p text:style-name="P11">…</text:p>
          </table:table-cell>
          <table:table-cell table:style-name="Tableau13.E2" office:value-type="string">
            <text:p text:style-name="P20">integer</text:p>
          </table:table-cell>
        </table:table-row>
        <table:table-row table:style-name="Tableau13.1">
          <table:table-cell table:style-name="Tableau13.A3" office:value-type="string">
            <text:p text:style-name="P5">pattern 2</text:p>
          </table:table-cell>
          <table:table-cell table:style-name="Tableau13.B3" office:value-type="string">
            <text:p text:style-name="P20">integer</text:p>
          </table:table-cell>
          <table:table-cell table:style-name="Tableau13.C3" office:value-type="string">
            <text:p text:style-name="P20">integer</text:p>
          </table:table-cell>
          <table:table-cell table:style-name="Tableau13.D3" office:value-type="string">
            <text:p text:style-name="P11">…</text:p>
          </table:table-cell>
          <table:table-cell table:style-name="Tableau13.E3" office:value-type="string">
            <text:p text:style-name="P20">integer</text:p>
          </table:table-cell>
        </table:table-row>
        <table:table-row table:style-name="Tableau13.1">
          <table:table-cell table:style-name="Tableau13.A4" office:value-type="string">
            <text:p text:style-name="P5">…</text:p>
          </table:table-cell>
          <table:table-cell table:style-name="Tableau13.B4" office:value-type="string">
            <text:p text:style-name="P11">…</text:p>
          </table:table-cell>
          <table:table-cell table:style-name="Tableau13.C4" office:value-type="string">
            <text:p text:style-name="P11">…</text:p>
          </table:table-cell>
          <table:table-cell table:style-name="Tableau13.D4" office:value-type="string">
            <text:p text:style-name="P11">…</text:p>
          </table:table-cell>
          <table:table-cell table:style-name="Tableau13.E4" office:value-type="string">
            <text:p text:style-name="P11">…</text:p>
          </table:table-cell>
        </table:table-row>
        <table:table-row table:style-name="Tableau13.1">
          <table:table-cell table:style-name="Tableau13.A5" office:value-type="string">
            <text:p text:style-name="P3"><text:span text:style-name="Police_20_par_20_défaut"><text:span text:style-name="T9">p</text:span></text:span><text:span text:style-name="Police_20_par_20_défaut"><text:span text:style-name="T8">attern</text:span></text:span><text:span text:style-name="Police_20_par_20_défaut"><text:span text:style-name="T8"><draw:frame draw:style-name="fr2" draw:name="Objet118" text:anchor-type="as-char" svg:width="0.503cm" svg:height="0.467cm" draw:z-index="102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/text:p>
          </table:table-cell>
          <table:table-cell table:style-name="Tableau13.B5" office:value-type="string">
            <text:p text:style-name="P20">integer</text:p>
          </table:table-cell>
          <table:table-cell table:style-name="Tableau13.C5" office:value-type="string">
            <text:p text:style-name="P20">integer</text:p>
          </table:table-cell>
          <table:table-cell table:style-name="Tableau13.D5" office:value-type="string">
            <text:p text:style-name="P11">…</text:p>
          </table:table-cell>
          <table:table-cell table:style-name="Tableau13.E5" office:value-type="string">
            <text:p text:style-name="P20">integer</text:p>
          </table:table-cell>
        </table:table-row>
      </table:table>
      <text:p text:style-name="P60"/>
      <text:p text:style-name="P49"><text:span text:style-name="Police_20_par_20_défaut"><text:span text:style-name="T11"><draw:frame draw:style-name="fr2" draw:name="Objet72" text:anchor-type="as-char" svg:width="0.439cm" svg:height="0.467cm" draw:z-index="97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p_links</text:span></text:span><text:span text:style-name="Police_20_par_20_défaut"><text:span text:style-name="T10">: matrix</text:span></text:span></text:p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B"/>
        <table:table-column table:style-name="Tableau14.A"/>
        <table:table-row table:style-name="Tableau14.1">
          <table:table-cell table:style-name="Tableau14.A1" office:value-type="string">
            <text:p text:style-name="P11"> </text:p>
          </table:table-cell>
          <table:table-cell table:style-name="Tableau14.B1" office:value-type="string">
            <text:p text:style-name="P5">pattern 1</text:p>
          </table:table-cell>
          <table:table-cell table:style-name="Tableau14.C1" office:value-type="string">
            <text:p text:style-name="P5">pattern 2</text:p>
          </table:table-cell>
          <table:table-cell table:style-name="Tableau14.D1" office:value-type="string">
            <text:p text:style-name="P5">…</text:p>
          </table:table-cell>
          <table:table-cell table:style-name="Tableau14.E1" office:value-type="string">
            <text:p text:style-name="P3"><text:span text:style-name="Police_20_par_20_défaut"><text:span text:style-name="T8">pattern</text:span></text:span><text:span text:style-name="Police_20_par_20_défaut"><text:span text:style-name="T8"><draw:frame draw:style-name="fr2" draw:name="Objet120" text:anchor-type="as-char" svg:width="0.503cm" svg:height="0.467cm" draw:z-index="103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/text:p>
          </table:table-cell>
        </table:table-row>
        <table:table-row table:style-name="Tableau14.1">
          <table:table-cell table:style-name="Tableau14.A2" office:value-type="string">
            <text:p text:style-name="P5">pattern 1</text:p>
          </table:table-cell>
          <table:table-cell table:style-name="Tableau14.B2" office:value-type="string">
            <text:p text:style-name="P20">integer</text:p>
          </table:table-cell>
          <table:table-cell table:style-name="Tableau14.C2" office:value-type="string">
            <text:p text:style-name="P20">integer</text:p>
          </table:table-cell>
          <table:table-cell table:style-name="Tableau14.D2" office:value-type="string">
            <text:p text:style-name="P11">…</text:p>
          </table:table-cell>
          <table:table-cell table:style-name="Tableau14.E2" office:value-type="string">
            <text:p text:style-name="P20">integer</text:p>
          </table:table-cell>
        </table:table-row>
        <table:table-row table:style-name="Tableau14.1">
          <table:table-cell table:style-name="Tableau14.A3" office:value-type="string">
            <text:p text:style-name="P5">pattern 2</text:p>
          </table:table-cell>
          <table:table-cell table:style-name="Tableau14.B3" office:value-type="string">
            <text:p text:style-name="P20">integer</text:p>
          </table:table-cell>
          <table:table-cell table:style-name="Tableau14.C3" office:value-type="string">
            <text:p text:style-name="P20">integer</text:p>
          </table:table-cell>
          <table:table-cell table:style-name="Tableau14.D3" office:value-type="string">
            <text:p text:style-name="P11">…</text:p>
          </table:table-cell>
          <table:table-cell table:style-name="Tableau14.E3" office:value-type="string">
            <text:p text:style-name="P20">integer</text:p>
          </table:table-cell>
        </table:table-row>
        <table:table-row table:style-name="Tableau14.1">
          <table:table-cell table:style-name="Tableau14.A4" office:value-type="string">
            <text:p text:style-name="P5">…</text:p>
          </table:table-cell>
          <table:table-cell table:style-name="Tableau14.B4" office:value-type="string">
            <text:p text:style-name="P11">…</text:p>
          </table:table-cell>
          <table:table-cell table:style-name="Tableau14.C4" office:value-type="string">
            <text:p text:style-name="P11">…</text:p>
          </table:table-cell>
          <table:table-cell table:style-name="Tableau14.D4" office:value-type="string">
            <text:p text:style-name="P11">…</text:p>
          </table:table-cell>
          <table:table-cell table:style-name="Tableau14.E4" office:value-type="string">
            <text:p text:style-name="P11">…</text:p>
          </table:table-cell>
        </table:table-row>
        <table:table-row table:style-name="Tableau14.1">
          <table:table-cell table:style-name="Tableau14.A5" office:value-type="string">
            <text:p text:style-name="P3"><text:span text:style-name="Police_20_par_20_défaut"><text:span text:style-name="T8">pattern</text:span></text:span><text:span text:style-name="Police_20_par_20_défaut"><text:span text:style-name="T8"><draw:frame draw:style-name="fr2" draw:name="Objet121" text:anchor-type="as-char" svg:width="0.503cm" svg:height="0.467cm" draw:z-index="104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/text:p>
          </table:table-cell>
          <table:table-cell table:style-name="Tableau14.B5" office:value-type="string">
            <text:p text:style-name="P20">integer</text:p>
          </table:table-cell>
          <table:table-cell table:style-name="Tableau14.C5" office:value-type="string">
            <text:p text:style-name="P20">integer</text:p>
          </table:table-cell>
          <table:table-cell table:style-name="Tableau14.D5" office:value-type="string">
            <text:p text:style-name="P11">…</text:p>
          </table:table-cell>
          <table:table-cell table:style-name="Tableau14.E5" office:value-type="string">
            <text:p text:style-name="P20">integer</text:p>
          </table:table-cell>
        </table:table-row>
      </table:table>
      <text:p text:style-name="P44"/>
      <text:p text:style-name="P49"><text:span text:style-name="Police_20_par_20_défaut"><text:span text:style-name="T11"><draw:frame draw:style-name="fr2" draw:name="Objet73" text:anchor-type="as-char" svg:width="0.439cm" svg:height="0.467cm" draw:z-index="98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pattern_links</text:span></text:span><text:span text:style-name="Police_20_par_20_défaut"><text:span text:style-name="T10">: data.frame</text:span>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 table:number-columns-repeated="2"/>
        <table:table-row table:style-name="Tableau15.1">
          <table:table-cell table:style-name="Tableau15.A1" office:value-type="string">
            <text:p text:style-name="P5">endpoint.1</text:p>
          </table:table-cell>
          <table:table-cell table:style-name="Tableau15.B1" office:value-type="string">
            <text:p text:style-name="P5">endpoint.2</text:p>
          </table:table-cell>
          <table:table-cell table:style-name="Tableau15.C1" office:value-type="string">
            <text:p text:style-name="P5">items</text:p>
          </table:table-cell>
          <table:table-cell table:style-name="Tableau15.D1" office:value-type="string">
            <text:p text:style-name="P5">weight</text:p>
          </table:table-cell>
          <table:table-cell table:style-name="Tableau15.E1" office:value-type="string">
            <text:p text:style-name="P5">year</text:p>
          </table:table-cell>
        </table:table-row>
        <table:table-row table:style-name="Tableau15.1">
          <table:table-cell table:style-name="Tableau15.A2" office:value-type="string">
            <text:p text:style-name="P20">integer</text:p>
          </table:table-cell>
          <table:table-cell table:style-name="Tableau15.B2" office:value-type="string">
            <text:p text:style-name="P20">integer</text:p>
          </table:table-cell>
          <table:table-cell table:style-name="Tableau15.C2" office:value-type="string">
            <text:p text:style-name="P11">character</text:p>
          </table:table-cell>
          <table:table-cell table:style-name="Tableau15.D2" office:value-type="string">
            <text:p text:style-name="P20">integer</text:p>
          </table:table-cell>
          <table:table-cell table:style-name="Tableau15.E2" office:value-type="string">
            <text:p text:style-name="P20">integer</text:p>
          </table:table-cell>
        </table:table-row>
      </table:table>
      <text:p text:style-name="P60"/>
      <text:h text:style-name="P92" text:outline-level="1">Methods</text:h>
      <text:p text:style-name="P56"><text:span text:style-name="Police_20_par_20_défaut"><text:span text:style-name="T11"><draw:frame draw:style-name="fr2" draw:name="Objet74" text:anchor-type="as-char" svg:width="0.439cm" svg:height="0.467cm" draw:z-index="105"><draw:object xlink:href="./Object 55" xlink:type="simple" xlink:show="embed" xlink:actuate="onLoad"/><draw:image xlink:href="./ObjectReplacements/Object 55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transaction.analyzer(transactions</text:span></text:span><text:span text:style-name="Police_20_par_20_défaut"><text:span text:style-name="T10">: </text:span></text:span><text:span text:style-name="Police_20_par_20_défaut"><text:span text:style-name="T26">TransactionSet</text:span></text:span><text:span text:style-name="Police_20_par_20_défaut"><text:span text:style-name="T10">,</text:span></text:span><text:span text:style-name="Police_20_par_20_défaut"><text:span text:style-name="T14"> items</text:span></text:span><text:span text:style-name="Police_20_par_20_défaut"><text:span text:style-name="T10">: see data.frame below,</text:span></text:span></text:p>
      <text:p text:style-name="P68"><text:span text:style-name="Police_20_par_20_défaut"><text:span text:style-name="T10"><text:s text:c="2"/></text:span></text:span><text:span text:style-name="Police_20_par_20_défaut"><text:span text:style-name="T14">target</text:span></text:span><text:span text:style-name="Police_20_par_20_défaut"><text:span text:style-name="T10">: character, </text:span></text:span><text:span text:style-name="Police_20_par_20_défaut"><text:span text:style-name="T14">count</text:span></text:span><text:span text:style-name="Police_20_par_20_défaut"><text:span text:style-name="T10">: numeric, </text:span></text:span><text:span text:style-name="Police_20_par_20_défaut"><text:span text:style-name="T14">min_length</text:span></text:span><text:span text:style-name="Police_20_par_20_défaut"><text:span text:style-name="T10">: numeric,</text:span></text:span></text:p>
      <text:p text:style-name="P66"><text:span text:style-name="Police_20_par_20_défaut"><text:span text:style-name="T14"><text:s text:c="2"/>max_length</text:span></text:span><text:span text:style-name="Police_20_par_20_défaut"><text:span text:style-name="T10">: numeric, </text:span></text:span><text:span text:style-name="Police_20_par_20_défaut"><text:span text:style-name="T14">status_limit</text:span></text:span><text:span text:style-name="Police_20_par_20_défaut"><text:span text:style-name="T10">: numeric, </text:span></text:span><text:span text:style-name="Police_20_par_20_défaut"><text:span text:style-name="T15">init</text:span></text:span><text:span text:style-name="Police_20_par_20_défaut"><text:span text:style-name="T10">: logical, </text:span></text:span><text:span text:style-name="Police_20_par_20_défaut"><text:span text:style-name="T15">verbose</text:span></text:span><text:span text:style-name="Police_20_par_20_défaut"><text:span text:style-name="T10">: logical</text:span></text:span><text:span text:style-name="Police_20_par_20_défaut"><text:span text:style-name="T14">)</text:span></text:span><text:span text:style-name="Police_20_par_20_défaut"><text:span text:style-name="T22">:</text:span></text:span></text:p>
      <text:p text:style-name="P66"><text:span text:style-name="Police_20_par_20_défaut"><text:span text:style-name="T14"><text:s text:c="2"/></text:span></text:span><text:span text:style-name="Police_20_par_20_défaut"><text:span text:style-name="T22">TransactionAnalyzer</text:span></text:span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 table:style-name="Tableau16.1">
          <table:table-cell table:style-name="Tableau16.A1" office:value-type="string">
            <text:p text:style-name="P5">item</text:p>
          </table:table-cell>
          <table:table-cell table:style-name="Tableau16.B1" office:value-type="string">
            <text:p text:style-name="P5">name</text:p>
          </table:table-cell>
          <table:table-cell table:style-name="Tableau16.C1" office:value-type="string">
            <text:p text:style-name="P5">category 1</text:p>
          </table:table-cell>
          <table:table-cell table:style-name="Tableau16.D1" office:value-type="string">
            <text:p text:style-name="P5">category 2</text:p>
          </table:table-cell>
          <table:table-cell table:style-name="Tableau16.E1" office:value-type="string">
            <text:p text:style-name="P5">…</text:p>
          </table:table-cell>
          <table:table-cell table:style-name="Tableau16.F1" office:value-type="string">
            <text:p text:style-name="P3"><text:span text:style-name="Police_20_par_20_défaut"><text:span text:style-name="T8">category</text:span></text:span><text:span text:style-name="Police_20_par_20_défaut"><text:span text:style-name="T8"><draw:frame draw:style-name="fr2" draw:name="Objet122" text:anchor-type="as-char" svg:width="0.513cm" svg:height="0.467cm" draw:z-index="109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span></text:p>
          </table:table-cell>
        </table:table-row>
        <table:table-row table:style-name="Tableau16.1">
          <table:table-cell table:style-name="Tableau16.A2" office:value-type="string">
            <text:p text:style-name="P3"><text:span text:style-name="Police_20_par_20_défaut"><text:span text:style-name="T12">character</text:span></text:span></text:p>
          </table:table-cell>
          <table:table-cell table:style-name="Tableau16.B2" office:value-type="string">
            <text:p text:style-name="P11">character</text:p>
          </table:table-cell>
          <table:table-cell table:style-name="Tableau16.C2" office:value-type="string">
            <text:p text:style-name="P11">factor</text:p>
          </table:table-cell>
          <table:table-cell table:style-name="Tableau16.D2" office:value-type="string">
            <text:p text:style-name="P11">factor</text:p>
          </table:table-cell>
          <table:table-cell table:style-name="Tableau16.E2" office:value-type="string">
            <text:p text:style-name="P11">…</text:p>
          </table:table-cell>
          <table:table-cell table:style-name="Tableau16.F2" office:value-type="string">
            <text:p text:style-name="P11">factor</text:p>
          </table:table-cell>
        </table:table-row>
      </table:table>
      <text:p text:style-name="P44"/>
      <text:p text:style-name="P49"><text:span text:style-name="Police_20_par_20_défaut"><text:span text:style-name="T11"><draw:frame draw:style-name="fr2" draw:name="Objet75" text:anchor-type="as-char" svg:width="0.439cm" svg:height="0.467cm" draw:z-index="106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5">reset(object</text:span></text:span><text:span text:style-name="Police_20_par_20_défaut"><text:span text:style-name="T10">: TransactionAnalyzer, </text:span></text:span><text:span text:style-name="Police_20_par_20_défaut"><text:span text:style-name="T15">from</text:span></text:span><text:span text:style-name="Police_20_par_20_défaut"><text:span text:style-name="T10">: numeric, </text:span></text:span><text:span text:style-name="Police_20_par_20_défaut"><text:span text:style-name="T15">verbose</text:span></text:span><text:span text:style-name="Police_20_par_20_défaut"><text:span text:style-name="T10">: logical</text:span></text:span><text:span text:style-name="Police_20_par_20_défaut"><text:span text:style-name="T15">)</text:span></text:span></text:p>
      <text:p text:style-name="P44"/>
      <text:p text:style-name="P49"><text:span text:style-name="Police_20_par_20_défaut"><text:span text:style-name="T11"><draw:frame draw:style-name="fr2" draw:name="Objet76" text:anchor-type="as-char" svg:width="0.439cm" svg:height="0.467cm" draw:z-index="107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5">init(part</text:span></text:span><text:span text:style-name="Police_20_par_20_défaut"><text:span text:style-name="T10">: character, </text:span></text:span><text:span text:style-name="Police_20_par_20_défaut"><text:span text:style-name="T15">verbose</text:span></text:span><text:span text:style-name="Police_20_par_20_défaut"><text:span text:style-name="T10">: logical</text:span></text:span><text:span text:style-name="Police_20_par_20_défaut"><text:span text:style-name="T15">): </text:span></text:span><text:span text:style-name="Police_20_par_20_défaut"><text:span text:style-name="T10">itemsets (class object from arules</text:span></text:span><text:span text:style-name="Police_20_par_20_défaut"><text:span text:style-name="T14"> </text:span></text:span><text:span text:style-name="Police_20_par_20_défaut"><text:span text:style-name="T10">package) or NULL</text:span></text:span></text:p>
      <text:p text:style-name="P49"><text:span text:style-name="Police_20_par_20_défaut"><text:span text:style-name="T12"><draw:frame draw:style-name="fr1" draw:name="Objet17" text:anchor-type="as-char" svg:width="0.439cm" style:rel-width="scale" svg:height="0.467cm" style:rel-height="scale" draw:z-index="16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init_nodes(verbose</text:span></text:span><text:span text:style-name="T10">: logical</text:span><text:span text:style-name="Police_20_par_20_défaut"><text:span text:style-name="T15">)</text:span></text:span></text:p>
      <text:p text:style-name="P49"><text:span text:style-name="Police_20_par_20_défaut"><text:span text:style-name="T12"><draw:frame draw:style-name="fr1" draw:name="Objet18" text:anchor-type="as-char" svg:width="0.439cm" style:rel-width="scale" svg:height="0.467cm" style:rel-height="scale" draw:z-index="17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init_node_links(verbose</text:span></text:span><text:span text:style-name="T10">: logical</text:span><text:span text:style-name="Police_20_par_20_défaut"><text:span text:style-name="T15">)</text:span></text:span></text:p>
      <text:p text:style-name="P49"><text:span text:style-name="Police_20_par_20_défaut"><text:span text:style-name="T12"><draw:frame draw:style-name="fr1" draw:name="Objet19" text:anchor-type="as-char" svg:width="0.439cm" style:rel-width="scale" svg:height="0.467cm" style:rel-height="scale" draw:z-index="18"><draw:object xlink:href="./Object 61" xlink:type="simple" xlink:show="embed" xlink:actuate="onLoad"/><draw:image xlink:href="./ObjectReplacements/Object 61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init_patterns(verbose</text:span></text:span><text:span text:style-name="Police_20_par_20_défaut"><text:span text:style-name="T10">: logical</text:span></text:span><text:span text:style-name="Police_20_par_20_défaut"><text:span text:style-name="T15">): </text:span></text:span><text:span text:style-name="Police_20_par_20_défaut"><text:span text:style-name="T10">itemsets (class object from arules</text:span></text:span><text:span text:style-name="Police_20_par_20_défaut"><text:span text:style-name="T14"> </text:span></text:span><text:span text:style-name="Police_20_par_20_défaut"><text:span text:style-name="T10">package) or NULL</text:span></text:span></text:p>
      <text:p text:style-name="P49"><text:span text:style-name="Police_20_par_20_défaut"><text:span text:style-name="T12"><draw:frame draw:style-name="fr1" draw:name="Objet20" text:anchor-type="as-char" svg:width="0.439cm" style:rel-width="scale" svg:height="0.467cm" style:rel-height="scale" draw:z-index="19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init_pattern_links(verbose</text:span></text:span><text:span text:style-name="Police_20_par_20_défaut"><text:span text:style-name="T10">: logical</text:span></text:span><text:span text:style-name="Police_20_par_20_défaut"><text:span text:style-name="T15">)</text:span></text:span></text:p>
      <text:p text:style-name="P44"/>
      <text:p text:style-name="P49"><text:span text:style-name="Police_20_par_20_défaut"><text:span text:style-name="T11"><draw:frame draw:style-name="fr2" draw:name="Objet77" text:anchor-type="as-char" svg:width="0.439cm" svg:height="0.467cm" draw:z-index="108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5">is_init(part</text:span></text:span><text:span text:style-name="Police_20_par_20_défaut"><text:span text:style-name="T10">: character</text:span></text:span><text:span text:style-name="Police_20_par_20_défaut"><text:span text:style-name="T15">)</text:span></text:span><text:span text:style-name="Police_20_par_20_défaut"><text:span text:style-name="T10">: logical or vector(logical)</text:span></text:span></text:p>
      <text:p text:style-name="P49"><text:span text:style-name="Police_20_par_20_défaut"><text:span text:style-name="T12"><draw:frame draw:style-name="fr1" draw:name="Objet21" text:anchor-type="as-char" svg:width="0.439cm" style:rel-width="scale" svg:height="0.467cm" style:rel-height="scale" draw:z-index="20"><draw:object xlink:href="./Object 64" xlink:type="simple" xlink:show="embed" xlink:actuate="onLoad"/><draw:image xlink:href="./ObjectReplacements/Object 64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is_init_nodes()</text:span></text:span><text:span text:style-name="Police_20_par_20_défaut"><text:span text:style-name="T10">: logical</text:span></text:span></text:p>
      <text:p text:style-name="P49"><text:span text:style-name="Police_20_par_20_défaut"><text:span text:style-name="T12"><draw:frame draw:style-name="fr1" draw:name="Objet22" text:anchor-type="as-char" svg:width="0.439cm" style:rel-width="scale" svg:height="0.467cm" style:rel-height="scale" draw:z-index="21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is_init_node_links()</text:span></text:span><text:span text:style-name="Police_20_par_20_défaut"><text:span text:style-name="T10">: logical</text:span></text:span></text:p>
      <text:p text:style-name="P49"><text:span text:style-name="Police_20_par_20_défaut"><text:span text:style-name="T12"><draw:frame draw:style-name="fr1" draw:name="Objet23" text:anchor-type="as-char" svg:width="0.439cm" style:rel-width="scale" svg:height="0.467cm" style:rel-height="scale" draw:z-index="22"><draw:object xlink:href="./Object 66" xlink:type="simple" xlink:show="embed" xlink:actuate="onLoad"/><draw:image xlink:href="./ObjectReplacements/Object 66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is_init_patterns()</text:span></text:span><text:span text:style-name="Police_20_par_20_défaut"><text:span text:style-name="T10">: logical</text:span></text:span></text:p>
      <text:p text:style-name="P49"><text:span text:style-name="Police_20_par_20_défaut"><text:span text:style-name="T12"><draw:frame draw:style-name="fr1" draw:name="Objet24" text:anchor-type="as-char" svg:width="0.439cm" style:rel-width="scale" svg:height="0.467cm" style:rel-height="scale" draw:z-index="23"><draw:object xlink:href="./Object 67" xlink:type="simple" xlink:show="embed" xlink:actuate="onLoad"/><draw:image xlink:href="./ObjectReplacements/Object 67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is_init_pattern_links()</text:span></text:span><text:span text:style-name="Police_20_par_20_défaut"><text:span text:style-name="T10">: logical</text:span></text:span></text:p>
      <text:p text:style-name="P49"><text:span text:style-name="Police_20_par_20_défaut"><text:span text:style-name="T12"><draw:frame draw:style-name="fr1" draw:name="Objet25" text:anchor-type="as-char" svg:width="0.439cm" style:rel-width="scale" svg:height="0.467cm" style:rel-height="scale" draw:z-index="24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check_init(part</text:span></text:span><text:span text:style-name="Police_20_par_20_défaut"><text:span text:style-name="T10">: character or vector(character), </text:span></text:span><text:span text:style-name="Police_20_par_20_défaut"><text:span text:style-name="T15">stop</text:span></text:span><text:span text:style-name="Police_20_par_20_défaut"><text:span text:style-name="T10">: logical, </text:span></text:span><text:span text:style-name="Police_20_par_20_défaut"><text:span text:style-name="T15">prefix</text:span></text:span><text:span text:style-name="Police_20_par_20_défaut"><text:span text:style-name="T10">: character, </text:span></text:span><text:span text:style-name="Police_20_par_20_défaut"><text:span text:style-name="T15">suffix</text:span></text:span><text:span text:style-name="Police_20_par_20_défaut"><text:span text:style-name="T10">: character</text:span></text:span><text:span text:style-name="Police_20_par_20_défaut"><text:span text:style-name="T15">)</text:span></text:span><text:span text:style-name="Police_20_par_20_défaut"><text:span text:style-name="T10">:</text:span></text:span></text:p>
      <text:p text:style-name="P64"><text:span text:style-name="Police_20_par_20_défaut"><text:span text:style-name="T10"><text:s text:c="12"/>logical or vector(logical)</text:span></text:span></text:p>
      <text:p text:style-name="P44"/>
      <text:p text:style-name="P49"><text:span text:style-name="Police_20_par_20_défaut"><text:span text:style-name="T12"><draw:frame draw:style-name="fr1" draw:name="Objet26" text:anchor-type="as-char" svg:width="0.439cm" style:rel-width="scale" svg:height="0.467cm" style:rel-height="scale" draw:z-index="25"><draw:object xlink:href="./Object 69" xlink:type="simple" xlink:show="embed" xlink:actuate="onLoad"/><draw:image xlink:href="./ObjectReplacements/Object 69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4">list_trx_per_year()</text:span></text:span><text:span text:style-name="Police_20_par_20_défaut"><text:span text:style-name="T10">: see attribute</text:span></text:span><text:span text:style-name="Police_20_par_20_défaut"><text:span text:style-name="T14"> nodes_per_year</text:span></text:span></text:p>
      <text:p text:style-name="P49"><text:span text:style-name="Police_20_par_20_défaut"><text:span text:style-name="T12"><draw:frame draw:style-name="fr1" draw:name="Objet27" text:anchor-type="as-char" svg:width="0.439cm" style:rel-width="scale" svg:height="0.467cm" style:rel-height="scale" draw:z-index="26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4">list_separate_trx()</text:span></text:span><text:span text:style-name="Police_20_par_20_défaut"><text:span text:style-name="T10">: see attribute</text:span></text:span><text:span text:style-name="Police_20_par_20_défaut"><text:span text:style-name="T14"> nodes</text:span></text:span></text:p>
      <text:p text:style-name="P49"><text:span text:style-name="Police_20_par_20_défaut"><text:span text:style-name="T12"><draw:frame draw:style-name="fr1" draw:name="Objet28" text:anchor-type="as-char" svg:width="0.439cm" style:rel-width="scale" svg:height="0.467cm" style:rel-height="scale" draw:z-index="27"><draw:object xlink:href="./Object 71" xlink:type="simple" xlink:show="embed" xlink:actuate="onLoad"/><draw:image xlink:href="./ObjectReplacements/Object 71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4">count_links(entities</text:span></text:span><text:span text:style-name="Police_20_par_20_défaut"><text:span text:style-name="T10">: character</text:span></text:span><text:span text:style-name="Police_20_par_20_défaut"><text:span text:style-name="T14">)</text:span></text:span><text:span text:style-name="Police_20_par_20_défaut"><text:span text:style-name="T10">: see attributes </text:span></text:span><text:span text:style-name="Police_20_par_20_défaut"><text:span text:style-name="T14">n_links</text:span></text:span><text:span text:style-name="Police_20_par_20_défaut"><text:span text:style-name="T10"> and </text:span></text:span><text:span text:style-name="Police_20_par_20_défaut"><text:span text:style-name="T14">p_links</text:span></text:span></text:p>
      <text:p text:style-name="P49"><text:span text:style-name="Police_20_par_20_défaut"><text:span text:style-name="T12"><draw:frame draw:style-name="fr1" draw:name="Objet29" text:anchor-type="as-char" svg:width="0.439cm" style:rel-width="scale" svg:height="0.467cm" style:rel-height="scale" draw:z-index="28"><draw:object xlink:href="./Object 72" xlink:type="simple" xlink:show="embed" xlink:actuate="onLoad"/><draw:image xlink:href="./ObjectReplacements/Object 72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4">search_links(entities</text:span></text:span><text:span text:style-name="Police_20_par_20_défaut"><text:span text:style-name="T10">: character</text:span></text:span><text:span text:style-name="Police_20_par_20_défaut"><text:span text:style-name="T14">)</text:span></text:span><text:span text:style-name="Police_20_par_20_défaut"><text:span text:style-name="T10">: see attributes</text:span></text:span><text:span text:style-name="Police_20_par_20_défaut"><text:span text:style-name="T14"> node_links</text:span></text:span><text:span text:style-name="Police_20_par_20_défaut"><text:span text:style-name="T10"> and </text:span></text:span><text:span text:style-name="Police_20_par_20_défaut"><text:span text:style-name="T14">pattern_links</text:span></text:span></text:p>
      <text:p text:style-name="P44"/>
      <text:p text:style-name="P49"><text:span text:style-name="Police_20_par_20_défaut"><text:span text:style-name="T12"><draw:frame draw:style-name="fr1" draw:name="Objet30" text:anchor-type="as-char" svg:width="0.439cm" style:rel-width="scale" svg:height="0.467cm" style:rel-height="scale" draw:z-index="29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4">list_separate_patterns(target</text:span></text:span><text:span text:style-name="Police_20_par_20_défaut"><text:span text:style-name="T10">: character, </text:span></text:span><text:span text:style-name="Police_20_par_20_défaut"><text:span text:style-name="T14">count</text:span></text:span><text:span text:style-name="Police_20_par_20_défaut"><text:span text:style-name="T10">: numeric, </text:span></text:span><text:span text:style-name="Police_20_par_20_défaut"><text:span text:style-name="T14">min_length</text:span></text:span><text:span text:style-name="Police_20_par_20_défaut"><text:span text:style-name="T10">: numeric, </text:span></text:span></text:p>
      <text:p text:style-name="P75"><text:span text:style-name="Police_20_par_20_défaut"><text:span text:style-name="T14"><text:s text:c="6"/>max_length</text:span></text:span><text:span text:style-name="Police_20_par_20_défaut"><text:span text:style-name="T10">: numeric, </text:span></text:span><text:span text:style-name="Police_20_par_20_défaut"><text:span text:style-name="T15">arules</text:span></text:span><text:span text:style-name="Police_20_par_20_défaut"><text:span text:style-name="T10">: logical</text:span></text:span><text:span text:style-name="Police_20_par_20_défaut"><text:span text:style-name="T14">)</text:span></text:span><text:span text:style-name="Police_20_par_20_défaut"><text:span text:style-name="T10">: itemsets (class object from arules</text:span></text:span></text:p>
      <text:p text:style-name="P75"><text:span text:style-name="Police_20_par_20_défaut"><text:span text:style-name="T14"><text:s text:c="6"/></text:span></text:span><text:span text:style-name="Police_20_par_20_défaut"><text:span text:style-name="T10">package) or data.frame</text:span></text:span></text:p>
      <table:table table:name="Tableau17" table:style-name="Tableau17">
        <table:table-column table:style-name="Tableau17.A"/>
        <table:table-column table:style-name="Tableau17.B"/>
        <table:table-column table:style-name="Tableau17.C"/>
        <table:table-row table:style-name="Tableau17.1">
          <table:table-cell table:style-name="Tableau17.A1" office:value-type="string">
            <text:p text:style-name="P5">pattern</text:p>
          </table:table-cell>
          <table:table-cell table:style-name="Tableau17.B1" office:value-type="string">
            <text:p text:style-name="P8">support</text:p>
          </table:table-cell>
          <table:table-cell table:style-name="Tableau17.C1" office:value-type="string">
            <text:p text:style-name="P5">frequency</text:p>
          </table:table-cell>
        </table:table-row>
        <table:table-row table:style-name="Tableau17.1">
          <table:table-cell table:style-name="Tableau17.A2" office:value-type="string">
            <text:p text:style-name="P3"><text:span text:style-name="Police_20_par_20_défaut"><text:span text:style-name="T5">vector(</text:span></text:span><text:span text:style-name="Police_20_par_20_défaut"><text:span text:style-name="T12">character</text:span></text:span><text:span text:style-name="Police_20_par_20_défaut"><text:span text:style-name="T5">)</text:span></text:span></text:p>
          </table:table-cell>
          <table:table-cell table:style-name="Tableau17.B2" office:value-type="string">
            <text:p text:style-name="P15">numeric</text:p>
          </table:table-cell>
          <table:table-cell table:style-name="Tableau17.C2" office:value-type="string">
            <text:p text:style-name="P21">integer</text:p>
          </table:table-cell>
        </table:table-row>
      </table:table>
      <text:p text:style-name="P44"/>
      <text:p text:style-name="P49"><text:span text:style-name="Police_20_par_20_défaut"><text:span text:style-name="T12"><draw:frame draw:style-name="fr1" draw:name="Objet31" text:anchor-type="as-char" svg:width="0.439cm" style:rel-width="scale" svg:height="0.467cm" style:rel-height="scale" draw:z-index="30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4">list_patterns_by_trx()</text:span></text:span><text:span text:style-name="Police_20_par_20_défaut"><text:span text:style-name="T10">: see attribute </text:span></text:span><text:span text:style-name="Police_20_par_20_défaut"><text:span text:style-name="T14">nodes_patterns</text:span></text:span></text:p>
      <text:p text:style-name="P49"><text:span text:style-name="Police_20_par_20_défaut"><text:span text:style-name="T12"><draw:frame draw:style-name="fr1" draw:name="Objet32" text:anchor-type="as-char" svg:width="0.439cm" style:rel-width="scale" svg:height="0.467cm" style:rel-height="scale" draw:z-index="31"><draw:object xlink:href="./Object 75" xlink:type="simple" xlink:show="embed" xlink:actuate="onLoad"/><draw:image xlink:href="./ObjectReplacements/Object 75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4">list_patterns_per_year()</text:span></text:span><text:span text:style-name="Police_20_par_20_défaut"><text:span text:style-name="T10">: see attribute </text:span></text:span><text:span text:style-name="Police_20_par_20_défaut"><text:span text:style-name="T14">patterns_per_year</text:span></text:span></text:p>
      <text:p text:style-name="P49"><text:span text:style-name="Police_20_par_20_défaut"><text:span text:style-name="T12"><draw:frame draw:style-name="fr1" draw:name="Objet33" text:anchor-type="as-char" svg:width="0.439cm" style:rel-width="scale" svg:height="0.467cm" style:rel-height="scale" draw:z-index="32"><draw:object xlink:href="./Object 76" xlink:type="simple" xlink:show="embed" xlink:actuate="onLoad"/><draw:image xlink:href="./ObjectReplacements/Object 76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4">compute_patterns_characteristics()</text:span></text:span><text:span text:style-name="Police_20_par_20_défaut"><text:span text:style-name="T10">: see attribute</text:span></text:span><text:span text:style-name="Police_20_par_20_défaut"><text:span text:style-name="T14"> patterns</text:span></text:span></text:p>
      <text:p text:style-name="P49"><text:span text:style-name="Police_20_par_20_défaut"><text:span text:style-name="T12"><draw:frame draw:style-name="fr1" draw:name="Objet34" text:anchor-type="as-char" svg:width="0.439cm" style:rel-width="scale" svg:height="0.467cm" style:rel-height="scale" draw:z-index="33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4">compute_specificity(patterns</text:span></text:span><text:span text:style-name="Police_20_par_20_défaut"><text:span text:style-name="T10">: list(vector(</text:span></text:span><text:span text:style-name="Police_20_par_20_défaut"><text:span text:style-name="T12">character</text:span></text:span><text:span text:style-name="Police_20_par_20_défaut"><text:span text:style-name="T10">)), </text:span></text:span><text:span text:style-name="Police_20_par_20_défaut"><text:span text:style-name="T14">frequencies</text:span></text:span><text:span text:style-name="Police_20_par_20_défaut"><text:span text:style-name="T10">: vector(numeric),</text:span></text:span></text:p>
      <text:p text:style-name="P66"><text:span text:style-name="Police_20_par_20_défaut"><text:span text:style-name="T14"><text:s/>weights</text:span></text:span><text:span text:style-name="Police_20_par_20_défaut"><text:span text:style-name="T10">: vector(numeric)</text:span></text:span><text:span text:style-name="Police_20_par_20_défaut"><text:span text:style-name="T14">)</text:span></text:span><text:span text:style-name="Police_20_par_20_défaut"><text:span text:style-name="T10">: vector(numeric)</text:span></text:span></text:p>
      <text:p text:style-name="P49"><text:soft-page-break/><text:span text:style-name="Police_20_par_20_défaut"><text:span text:style-name="T12"><draw:frame draw:style-name="fr1" draw:name="Objet35" text:anchor-type="as-char" svg:width="0.439cm" style:rel-width="scale" svg:height="0.467cm" style:rel-height="scale" draw:z-index="34"><draw:object xlink:href="./Object 78" xlink:type="simple" xlink:show="embed" xlink:actuate="onLoad"/><draw:image xlink:href="./ObjectReplacements/Object 78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4">check_RI_params(end</text:span></text:span><text:span text:style-name="Police_20_par_20_défaut"><text:span text:style-name="T10">: numeric, </text:span></text:span><text:span text:style-name="Police_20_par_20_défaut"><text:span text:style-name="T14">period</text:span></text:span><text:span text:style-name="Police_20_par_20_défaut"><text:span text:style-name="T10">: numeric</text:span></text:span><text:span text:style-name="Police_20_par_20_défaut"><text:span text:style-name="T14">)</text:span></text:span><text:span text:style-name="Police_20_par_20_défaut"><text:span text:style-name="T10">: list</text:span></text:span></text:p>
      <table:table table:name="Tableau18" table:style-name="Tableau18">
        <table:table-column table:style-name="Tableau18.A" table:number-columns-repeated="2"/>
        <table:table-row table:style-name="Tableau18.1">
          <table:table-cell table:style-name="Tableau18.A1" office:value-type="string">
            <text:p text:style-name="P5">end</text:p>
          </table:table-cell>
          <table:table-cell table:style-name="Tableau18.B1" office:value-type="string">
            <text:p text:style-name="P85">integer</text:p>
          </table:table-cell>
        </table:table-row>
        <table:table-row table:style-name="Tableau18.1">
          <table:table-cell table:style-name="Tableau18.A2" office:value-type="string">
            <text:p text:style-name="P5">period</text:p>
          </table:table-cell>
          <table:table-cell table:style-name="Tableau18.B2" office:value-type="string">
            <text:p text:style-name="P85">integer</text:p>
          </table:table-cell>
        </table:table-row>
      </table:table>
      <text:p text:style-name="P44"/>
      <text:p text:style-name="P49"><text:span text:style-name="Police_20_par_20_défaut"><text:span text:style-name="T12"><draw:frame draw:style-name="fr1" draw:name="Objet36" text:anchor-type="as-char" svg:width="0.439cm" style:rel-width="scale" svg:height="0.467cm" style:rel-height="scale" draw:z-index="35"><draw:object xlink:href="./Object 79" xlink:type="simple" xlink:show="embed" xlink:actuate="onLoad"/><draw:image xlink:href="./ObjectReplacements/Object 79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4">compute_reporting_indexes(patterns</text:span></text:span><text:span text:style-name="Police_20_par_20_défaut"><text:span text:style-name="T10">: list(vector(</text:span></text:span><text:span text:style-name="Police_20_par_20_défaut"><text:span text:style-name="T12">character</text:span></text:span><text:span text:style-name="Police_20_par_20_défaut"><text:span text:style-name="T10">)), </text:span></text:span><text:span text:style-name="Police_20_par_20_défaut"><text:span text:style-name="T15">end</text:span></text:span><text:span text:style-name="Police_20_par_20_défaut"><text:span text:style-name="T10">: numeric, </text:span></text:span><text:span text:style-name="Police_20_par_20_défaut"><text:span text:style-name="T14">period</text:span></text:span><text:span text:style-name="Police_20_par_20_défaut"><text:span text:style-name="T10">: numeric</text:span></text:span><text:span text:style-name="Police_20_par_20_défaut"><text:span text:style-name="T14">)</text:span></text:span><text:span text:style-name="Police_20_par_20_défaut"><text:span text:style-name="T10">:</text:span></text:span></text:p>
      <text:p text:style-name="P72"><text:s text:c="2"/>vector(numeric)</text:p>
      <text:p text:style-name="P49"><text:span text:style-name="Police_20_par_20_défaut"><text:span text:style-name="T12"><draw:frame draw:style-name="fr1" draw:name="Objet37" text:anchor-type="as-char" svg:width="0.439cm" style:rel-width="scale" svg:height="0.467cm" style:rel-height="scale" draw:z-index="36"><draw:object xlink:href="./Object 80" xlink:type="simple" xlink:show="embed" xlink:actuate="onLoad"/><draw:image xlink:href="./ObjectReplacements/Object 80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4">compute_reporting_indexes_limits(patterns</text:span></text:span><text:span text:style-name="Police_20_par_20_défaut"><text:span text:style-name="T10">: list(vector(</text:span></text:span><text:span text:style-name="Police_20_par_20_défaut"><text:span text:style-name="T12">character</text:span></text:span><text:span text:style-name="Police_20_par_20_défaut"><text:span text:style-name="T10">)), </text:span></text:span><text:span text:style-name="Police_20_par_20_défaut"><text:span text:style-name="T15">end</text:span></text:span><text:span text:style-name="Police_20_par_20_défaut"><text:span text:style-name="T10">: numeric,</text:span></text:span></text:p>
      <text:p text:style-name="P73"><text:span text:style-name="Police_20_par_20_défaut"><text:span text:style-name="T14"><text:s text:c="14"/>overall_period</text:span></text:span><text:span text:style-name="Police_20_par_20_défaut"><text:span text:style-name="T10">: numeric, </text:span></text:span><text:span text:style-name="Police_20_par_20_défaut"><text:span text:style-name="T14">recent_period</text:span></text:span><text:span text:style-name="Police_20_par_20_défaut"><text:span text:style-name="T10">: numeric</text:span></text:span><text:span text:style-name="Police_20_par_20_défaut"><text:span text:style-name="T14">)</text:span></text:span><text:span text:style-name="Police_20_par_20_défaut"><text:span text:style-name="T10">: matrix</text:span></text:span></text:p>
      <table:table table:name="Tableau19" table:style-name="Tableau19">
        <table:table-column table:style-name="Tableau19.A" table:number-columns-repeated="2"/>
        <table:table-row table:style-name="Tableau19.1">
          <table:table-cell table:style-name="Tableau19.A1" office:value-type="string">
            <text:p text:style-name="P5">RI.overall</text:p>
          </table:table-cell>
          <table:table-cell table:style-name="Tableau19.B1" office:value-type="string">
            <text:p text:style-name="P5">RI.recent</text:p>
          </table:table-cell>
        </table:table-row>
        <table:table-row table:style-name="Tableau19.1">
          <table:table-cell table:style-name="Tableau19.A2" office:value-type="string">
            <text:p text:style-name="P11">numeric</text:p>
          </table:table-cell>
          <table:table-cell table:style-name="Tableau19.B2" office:value-type="string">
            <text:p text:style-name="P11">numeric</text:p>
          </table:table-cell>
        </table:table-row>
      </table:table>
      <text:p text:style-name="P69"/>
      <text:p text:style-name="P89"><text:span text:style-name="Police_20_par_20_défaut"><text:span text:style-name="T12"><draw:frame draw:style-name="fr1" draw:name="Objet38" text:anchor-type="as-char" svg:width="0.439cm" style:rel-width="scale" svg:height="0.467cm" style:rel-height="scale" draw:z-index="37"><draw:object xlink:href="./Object 81" xlink:type="simple" xlink:show="embed" xlink:actuate="onLoad"/><draw:image xlink:href="./ObjectReplacements/Object 81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4">compute_xi_threshold(reporting_indexes</text:span></text:span><text:span text:style-name="Police_20_par_20_défaut"><text:span text:style-name="T10">: vector(numeric)</text:span></text:span><text:span text:style-name="Police_20_par_20_défaut"><text:span text:style-name="T14">)</text:span></text:span><text:span text:style-name="Police_20_par_20_défaut"><text:span text:style-name="T10">: </text:span></text:span><text:span text:style-name="Police_20_par_20_défaut"><text:span text:style-name="T6">integer</text:span></text:span></text:p>
      <text:p text:style-name="P49"><text:span text:style-name="Police_20_par_20_défaut"><text:span text:style-name="T12"><draw:frame draw:style-name="fr1" draw:name="Objet39" text:anchor-type="as-char" svg:width="0.439cm" style:rel-width="scale" svg:height="0.467cm" style:rel-height="scale" draw:z-index="38"><draw:object xlink:href="./Object 82" xlink:type="simple" xlink:show="embed" xlink:actuate="onLoad"/><draw:image xlink:href="./ObjectReplacements/Object 82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4">compute_ri_threshold(reporting_indexes</text:span></text:span><text:span text:style-name="Police_20_par_20_défaut"><text:span text:style-name="T10">: vector(numeric), </text:span></text:span><text:span text:style-name="Police_20_par_20_défaut"><text:span text:style-name="T14">xi</text:span></text:span><text:span text:style-name="Police_20_par_20_défaut"><text:span text:style-name="T10">: numeric</text:span></text:span><text:span text:style-name="Police_20_par_20_défaut"><text:span text:style-name="T14">)</text:span></text:span><text:span text:style-name="Police_20_par_20_défaut"><text:span text:style-name="T10">: numeric</text:span></text:span></text:p>
      <text:p text:style-name="P49"><text:span text:style-name="Police_20_par_20_défaut"><text:span text:style-name="T12"><draw:frame draw:style-name="fr2" draw:name="Objet78" text:anchor-type="as-char" svg:width="0.439cm" svg:height="0.467cm" draw:z-index="110"><draw:object xlink:href="./Object 83" xlink:type="simple" xlink:show="embed" xlink:actuate="onLoad"/><draw:image xlink:href="./ObjectReplacements/Object 83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4">dynamic_status(patterns</text:span></text:span><text:span text:style-name="Police_20_par_20_défaut"><text:span text:style-name="T10">: list(vector(</text:span></text:span><text:span text:style-name="Police_20_par_20_défaut"><text:span text:style-name="T12">character</text:span></text:span><text:span text:style-name="Police_20_par_20_défaut"><text:span text:style-name="T10">)), </text:span></text:span><text:span text:style-name="Police_20_par_20_défaut"><text:span text:style-name="T15">end</text:span></text:span><text:span text:style-name="Police_20_par_20_défaut"><text:span text:style-name="T10">: numeric, </text:span></text:span><text:span text:style-name="Police_20_par_20_défaut"><text:span text:style-name="T15">overall_</text:span></text:span><text:span text:style-name="Police_20_par_20_défaut"><text:span text:style-name="T14">period</text:span></text:span><text:span text:style-name="Police_20_par_20_défaut"><text:span text:style-name="T10">: numeric,</text:span></text:span></text:p>
      <text:p text:style-name="P49"><text:span text:style-name="Police_20_par_20_défaut"><text:span text:style-name="T10"><text:s text:c="36"/></text:span></text:span><text:span text:style-name="Police_20_par_20_défaut"><text:span text:style-name="T15">r</text:span></text:span><text:span text:style-name="Police_20_par_20_défaut"><text:span text:style-name="T14">ecent_period</text:span></text:span><text:span text:style-name="Police_20_par_20_défaut"><text:span text:style-name="T10">: numeric</text:span></text:span><text:span text:style-name="Police_20_par_20_défaut"><text:span text:style-name="T14">)</text:span></text:span><text:span text:style-name="Police_20_par_20_défaut"><text:span text:style-name="T10">: list</text:span></text:span></text:p>
      <text:p text:style-name="P44">[["res"]]: data.frame</text:p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D"/>
        <table:table-column table:style-name="Tableau20.E"/>
        <table:table-row table:style-name="Tableau20.1">
          <table:table-cell table:style-name="Tableau20.A1" office:value-type="string">
            <text:p text:style-name="P5">RI.overall</text:p>
          </table:table-cell>
          <table:table-cell table:style-name="Tableau20.B1" office:value-type="string">
            <text:p text:style-name="P5">is.above.threshold.1</text:p>
          </table:table-cell>
          <table:table-cell table:style-name="Tableau20.C1" office:value-type="string">
            <text:p text:style-name="P5">RI.recent</text:p>
          </table:table-cell>
          <table:table-cell table:style-name="Tableau20.D1" office:value-type="string">
            <text:p text:style-name="P5">is.above.threshold.2</text:p>
          </table:table-cell>
          <table:table-cell table:style-name="Tableau20.E1" office:value-type="string">
            <text:p text:style-name="P5">status</text:p>
          </table:table-cell>
        </table:table-row>
        <table:table-row table:style-name="Tableau20.1">
          <table:table-cell table:style-name="Tableau20.A2" office:value-type="string">
            <text:p text:style-name="P11">numeric</text:p>
          </table:table-cell>
          <table:table-cell table:style-name="Tableau20.B2" office:value-type="string">
            <text:p text:style-name="P11">logical</text:p>
          </table:table-cell>
          <table:table-cell table:style-name="Tableau20.C2" office:value-type="string">
            <text:p text:style-name="P11">numeric</text:p>
          </table:table-cell>
          <table:table-cell table:style-name="Tableau20.D2" office:value-type="string">
            <text:p text:style-name="P11">logical</text:p>
          </table:table-cell>
          <table:table-cell table:style-name="Tableau20.E2" office:value-type="string">
            <text:p text:style-name="P11">character</text:p>
          </table:table-cell>
        </table:table-row>
      </table:table>
      <text:p text:style-name="P44"/>
      <text:p text:style-name="P44">[["thresholds"]]: matrix</text:p>
      <table:table table:name="Tableau21" table:style-name="Tableau21">
        <table:table-column table:style-name="Tableau21.A"/>
        <table:table-column table:style-name="Tableau21.B"/>
        <table:table-column table:style-name="Tableau21.C"/>
        <table:table-row table:style-name="Tableau21.1">
          <table:table-cell table:style-name="Tableau21.A1" office:value-type="string">
            <text:p text:style-name="P11"> </text:p>
          </table:table-cell>
          <table:table-cell table:style-name="Tableau21.B1" office:value-type="string">
            <text:p text:style-name="P5">threshold.1</text:p>
          </table:table-cell>
          <table:table-cell table:style-name="Tableau21.C1" office:value-type="string">
            <text:p text:style-name="P5">threshold.2</text:p>
          </table:table-cell>
        </table:table-row>
        <table:table-row table:style-name="Tableau21.1">
          <table:table-cell table:style-name="Tableau21.A2" office:value-type="string">
            <text:p text:style-name="P5">xi</text:p>
          </table:table-cell>
          <table:table-cell table:style-name="Tableau21.B2" office:value-type="string">
            <text:p text:style-name="P11">numeric</text:p>
          </table:table-cell>
          <table:table-cell table:style-name="Tableau21.C2" office:value-type="string">
            <text:p text:style-name="P11">numeric</text:p>
          </table:table-cell>
        </table:table-row>
        <table:table-row table:style-name="Tableau21.1">
          <table:table-cell table:style-name="Tableau21.A3" office:value-type="string">
            <text:p text:style-name="P5">RI</text:p>
          </table:table-cell>
          <table:table-cell table:style-name="Tableau21.B3" office:value-type="string">
            <text:p text:style-name="P11">numeric</text:p>
          </table:table-cell>
          <table:table-cell table:style-name="Tableau21.C3" office:value-type="string">
            <text:p text:style-name="P11">numeric</text:p>
          </table:table-cell>
        </table:table-row>
      </table:table>
      <text:p text:style-name="P58"/>
      <text:p text:style-name="P58"/>
      <text:p text:style-name="P49"><text:span text:style-name="Police_20_par_20_défaut"><text:span text:style-name="T11"><draw:frame draw:style-name="fr2" draw:name="Objet79" text:anchor-type="as-char" svg:width="0.439cm" svg:height="0.467cm" draw:z-index="111"><draw:object xlink:href="./Object 84" xlink:type="simple" xlink:show="embed" xlink:actuate="onLoad"/><draw:image xlink:href="./ObjectReplacements/Object 84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spectrum_chart(pc</text:span></text:span><text:span text:style-name="Police_20_par_20_défaut"><text:span text:style-name="T10">: </text:span></text:span><text:span text:style-name="Police_20_par_20_défaut"><text:span text:style-name="T22">character</text:span></text:span><text:span text:style-name="Police_20_par_20_défaut"><text:span text:style-name="T10"> or see attribute</text:span></text:span><text:span text:style-name="Police_20_par_20_défaut"><text:span text:style-name="T14"> patterns</text:span></text:span><text:span text:style-name="Police_20_par_20_défaut"><text:span text:style-name="T10">, </text:span></text:span><text:span text:style-name="Police_20_par_20_défaut"><text:span text:style-name="T15">identifiers</text:span></text:span><text:span text:style-name="Police_20_par_20_défaut"><text:span text:style-name="T10">: character, </text:span></text:span><text:span text:style-name="Police_20_par_20_défaut"><text:span text:style-name="T15">sort</text:span></text:span><text:span text:style-name="Police_20_par_20_défaut"><text:span text:style-name="T10">: logical,</text:span></text:span></text:p>
      <text:p text:style-name="P61"><text:span text:style-name="Police_20_par_20_défaut"><text:span text:style-name="T14"><text:s text:c="7"/>title</text:span></text:span><text:span text:style-name="Police_20_par_20_défaut"><text:span text:style-name="T10">: character, </text:span></text:span><text:span text:style-name="Police_20_par_20_défaut"><text:span text:style-name="T14">path</text:span></text:span><text:span text:style-name="Police_20_par_20_défaut"><text:span text:style-name="T10">: character, </text:span></text:span><text:span text:style-name="Police_20_par_20_défaut"><text:span text:style-name="T14">name</text:span></text:span><text:span text:style-name="Police_20_par_20_défaut"><text:span text:style-name="T10">: character</text:span></text:span><text:span text:style-name="Police_20_par_20_défaut"><text:span text:style-name="T14">)</text:span></text:span><text:span text:style-name="Police_20_par_20_défaut"><text:span text:style-name="T10">: data.frame</text:span></text:span></text:p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column table:style-name="Tableau22.E"/>
        <table:table-column table:style-name="Tableau22.F" table:number-columns-repeated="2"/>
        <table:table-column table:style-name="Tableau22.E"/>
        <table:table-column table:style-name="Tableau22.I"/>
        <table:table-column table:style-name="Tableau22.F"/>
        <table:table-column table:style-name="Tableau22.K"/>
        <table:table-row table:style-name="Tableau22.1">
          <table:table-cell table:style-name="Tableau22.A1" office:value-type="string">
            <text:p text:style-name="P5">ID</text:p>
          </table:table-cell>
          <table:table-cell table:style-name="Tableau22.B1" office:value-type="string">
            <text:p text:style-name="P5">pattern</text:p>
          </table:table-cell>
          <table:table-cell table:style-name="Tableau22.A1" office:value-type="string">
            <text:p text:style-name="P5">year</text:p>
          </table:table-cell>
          <table:table-cell table:style-name="Tableau22.D1" office:value-type="string">
            <text:p text:style-name="P5">length</text:p>
          </table:table-cell>
          <table:table-cell table:style-name="Tableau22.E1" office:value-type="string">
            <text:p text:style-name="P8">support</text:p>
          </table:table-cell>
          <table:table-cell table:style-name="Tableau22.F1" office:value-type="string">
            <text:p text:style-name="P5">frequency</text:p>
          </table:table-cell>
          <table:table-cell table:style-name="Tableau22.A1" office:value-type="string">
            <text:p text:style-name="P5">f.complex</text:p>
          </table:table-cell>
          <table:table-cell table:style-name="Tableau22.A1" office:value-type="string">
            <text:p text:style-name="P5">f.simple</text:p>
          </table:table-cell>
          <table:table-cell table:style-name="Tableau22.I1" office:value-type="string">
            <text:p text:style-name="P5">weight</text:p>
          </table:table-cell>
          <table:table-cell table:style-name="Tableau22.J1" office:value-type="string">
            <text:p text:style-name="P5">specificity</text:p>
          </table:table-cell>
          <table:table-cell table:style-name="Tableau22.K1" office:value-type="string">
            <text:p text:style-name="P5">status</text:p>
          </table:table-cell>
        </table:table-row>
        <table:table-row table:style-name="Tableau22.1">
          <table:table-cell table:style-name="Tableau22.A2" office:value-type="string">
            <text:p text:style-name="P85">integer</text:p>
          </table:table-cell>
          <table:table-cell table:style-name="Tableau22.B2" office:value-type="string">
            <text:p text:style-name="P11">vector</text:p>
          </table:table-cell>
          <table:table-cell table:style-name="Tableau22.C2" office:value-type="string">
            <text:p text:style-name="P85">integer</text:p>
          </table:table-cell>
          <table:table-cell table:style-name="Tableau22.D2" office:value-type="string">
            <text:p text:style-name="P22">integer</text:p>
          </table:table-cell>
          <table:table-cell table:style-name="Tableau22.E2" office:value-type="string">
            <text:p text:style-name="P15">numeric</text:p>
          </table:table-cell>
          <table:table-cell table:style-name="Tableau22.F2" office:value-type="string">
            <text:p text:style-name="P22">integer</text:p>
          </table:table-cell>
          <table:table-cell table:style-name="Tableau22.G2" office:value-type="string">
            <text:p text:style-name="P85">integer</text:p>
          </table:table-cell>
          <table:table-cell table:style-name="Tableau22.H2" office:value-type="string">
            <text:p text:style-name="P85">integer</text:p>
          </table:table-cell>
          <table:table-cell table:style-name="Tableau22.I2" office:value-type="string">
            <text:p text:style-name="P22">integer</text:p>
          </table:table-cell>
          <table:table-cell table:style-name="Tableau22.J2" office:value-type="string">
            <text:p text:style-name="P11">numeric</text:p>
          </table:table-cell>
          <table:table-cell table:style-name="Tableau22.K2" office:value-type="string">
            <text:p text:style-name="P11">character</text:p>
          </table:table-cell>
        </table:table-row>
      </table:table>
      <text:p text:style-name="P44"/>
      <text:p text:style-name="P49"><text:span text:style-name="Police_20_par_20_défaut"><text:span text:style-name="T12"><draw:frame draw:style-name="fr1" draw:name="Objet40" text:anchor-type="as-char" svg:width="0.439cm" style:rel-width="scale" svg:height="0.467cm" style:rel-height="scale" draw:z-index="39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4">plot_spectrum_chart(pc</text:span></text:span><text:span text:style-name="Police_20_par_20_défaut"><text:span text:style-name="T10">: see attribute </text:span></text:span><text:span text:style-name="Police_20_par_20_défaut"><text:span text:style-name="T14">patterns</text:span></text:span><text:span text:style-name="Police_20_par_20_défaut"><text:span text:style-name="T10">,</text:span></text:span></text:p>
      <text:p text:style-name="P66"><text:span text:style-name="Police_20_par_20_défaut"><text:span text:style-name="T14"><text:s text:c="2"/>frequencies</text:span></text:span><text:span text:style-name="Police_20_par_20_défaut"><text:span text:style-name="T10">: see method </text:span></text:span><text:span text:style-name="Police_20_par_20_défaut"><text:span text:style-name="T20">frequency_by_node_complexity</text:span></text:span><text:span text:style-name="Police_20_par_20_défaut"><text:span text:style-name="T10">, </text:span></text:span><text:span text:style-name="Police_20_par_20_défaut"><text:span text:style-name="T14">title</text:span></text:span><text:span text:style-name="Police_20_par_20_défaut"><text:span text:style-name="T10">: character</text:span></text:span><text:span text:style-name="Police_20_par_20_défaut"><text:span text:style-name="T14">)</text:span></text:span></text:p>
      <text:p text:style-name="P44"/>
      <text:p text:style-name="P50"><text:span text:style-name="Police_20_par_20_défaut"><text:span text:style-name="T12"><draw:frame draw:style-name="fr1" draw:name="Objet41" text:anchor-type="as-char" svg:width="0.439cm" style:rel-width="scale" svg:height="0.467cm" style:rel-height="scale" draw:z-index="40"><draw:object xlink:href="./Object 86" xlink:type="simple" xlink:show="embed" xlink:actuate="onLoad"/><draw:image xlink:href="./ObjectReplacements/Object 86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4">pattern_node_characteristics(patterns</text:span></text:span><text:span text:style-name="Police_20_par_20_défaut"><text:span text:style-name="T10">: list(vector(</text:span></text:span><text:span text:style-name="Police_20_par_20_défaut"><text:span text:style-name="T12">character</text:span></text:span><text:span text:style-name="Police_20_par_20_défaut"><text:span text:style-name="T10">))</text:span></text:span><text:span text:style-name="Police_20_par_20_défaut"><text:span text:style-name="T14">)</text:span></text:span><text:span text:style-name="Police_20_par_20_défaut"><text:span text:style-name="T10">: list</text:span></text:span></text:p>
      <text:section text:style-name="Sect1" text:name="Sect1">
        <text:p text:style-name="P46">[["frequencies"]]:</text:p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6">1</text:p>
            </table:table-cell>
            <table:table-cell table:style-name="Tableau1.B1" office:value-type="string">
              <text:p text:style-name="P87">vector(<text:span text:style-name="T41">integer</text:span>)</text:p>
            </table:table-cell>
          </table:table-row>
          <table:table-row table:style-name="Tableau1.1">
            <table:table-cell table:style-name="Tableau1.A2" office:value-type="string">
              <text:p text:style-name="P6">2</text:p>
            </table:table-cell>
            <table:table-cell table:style-name="Tableau1.B2" office:value-type="string">
              <text:p text:style-name="P87">vector(<text:span text:style-name="T41">integer</text:span>)</text:p>
            </table:table-cell>
          </table:table-row>
          <table:table-row table:style-name="Tableau1.1">
            <table:table-cell table:style-name="Tableau1.A3" office:value-type="string">
              <text:p text:style-name="P6">…</text:p>
            </table:table-cell>
            <table:table-cell table:style-name="Tableau1.B3" office:value-type="string">
              <text:p text:style-name="P12">…</text:p>
            </table:table-cell>
          </table:table-row>
          <table:table-row table:style-name="Tableau1.1">
            <table:table-cell table:style-name="Tableau1.A4" office:value-type="string">
              <text:p text:style-name="P36"><draw:frame draw:style-name="fr2" draw:name="Objet123" text:anchor-type="as-char" svg:width="0.503cm" svg:height="0.467cm" draw:z-index="112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  </table:table-cell>
            <table:table-cell table:style-name="Tableau1.B4" office:value-type="string">
              <text:p text:style-name="P87">vector(<text:span text:style-name="T41">integer</text:span>)</text:p>
            </table:table-cell>
          </table:table-row>
        </table:table>
        <text:p text:style-name="P46">[["lengths"]]:</text:p>
        <table:table table:name="Tableau23" table:style-name="Tableau23">
          <table:table-column table:style-name="Tableau23.A"/>
          <table:table-column table:style-name="Tableau23.B"/>
          <table:table-row table:style-name="Tableau23.1">
            <table:table-cell table:style-name="Tableau23.A1" office:value-type="string">
              <text:p text:style-name="P6">1</text:p>
            </table:table-cell>
            <table:table-cell table:style-name="Tableau23.B1" office:value-type="string">
              <text:p text:style-name="P12">vector(<text:span text:style-name="T40">integer</text:span>)</text:p>
            </table:table-cell>
          </table:table-row>
          <table:table-row table:style-name="Tableau23.1">
            <table:table-cell table:style-name="Tableau23.A2" office:value-type="string">
              <text:p text:style-name="P6">2</text:p>
            </table:table-cell>
            <table:table-cell table:style-name="Tableau23.B2" office:value-type="string">
              <text:p text:style-name="P13">vector(<text:span text:style-name="T40">integer</text:span>)</text:p>
            </table:table-cell>
          </table:table-row>
          <table:table-row table:style-name="Tableau23.1">
            <table:table-cell table:style-name="Tableau23.A3" office:value-type="string">
              <text:p text:style-name="P6">…</text:p>
            </table:table-cell>
            <table:table-cell table:style-name="Tableau23.B3" office:value-type="string">
              <text:p text:style-name="P12">…</text:p>
            </table:table-cell>
          </table:table-row>
          <table:table-row table:style-name="Tableau23.1">
            <table:table-cell table:style-name="Tableau23.A4" office:value-type="string">
              <text:p text:style-name="P36"><draw:frame draw:style-name="fr2" draw:name="Objet124" text:anchor-type="as-char" svg:width="0.503cm" svg:height="0.467cm" draw:z-index="113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  </table:table-cell>
            <table:table-cell table:style-name="Tableau23.B4" office:value-type="string">
              <text:p text:style-name="P13">vector(<text:span text:style-name="T40">integer</text:span>)</text:p>
            </table:table-cell>
          </table:table-row>
        </table:table>
      </text:section>
      <text:p text:style-name="P37"><text:span text:style-name="Police_20_par_20_défaut"><text:span text:style-name="T11"><draw:frame draw:style-name="fr2" draw:name="Objet80" text:anchor-type="as-char" svg:width="0.439cm" svg:height="0.467cm" draw:z-index="114"><draw:object xlink:href="./Object 90" xlink:type="simple" xlink:show="embed" xlink:actuate="onLoad"/><draw:image xlink:href="./ObjectReplacements/Object 90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20">frequency_by_complexity(patterns</text:span></text:span><text:span text:style-name="Police_20_par_20_défaut"><text:span text:style-name="T11">: list(vector(character))</text:span></text:span><text:span text:style-name="Police_20_par_20_défaut"><text:span text:style-name="T20">)</text:span></text:span><text:span text:style-name="Police_20_par_20_défaut"><text:span text:style-name="T11">: matrix</text:span></text:span></text:p>
      <table:table table:name="Tableau24" table:style-name="Tableau24">
        <table:table-column table:style-name="Tableau24.A"/>
        <table:table-column table:style-name="Tableau24.B"/>
        <table:table-row table:style-name="Tableau24.1">
          <table:table-cell table:style-name="Tableau24.A1" office:value-type="string">
            <text:p text:style-name="P6">complex</text:p>
          </table:table-cell>
          <table:table-cell table:style-name="Tableau24.B1" office:value-type="string">
            <text:p text:style-name="P6">simple</text:p>
          </table:table-cell>
        </table:table-row>
        <table:table-row table:style-name="Tableau24.1">
          <table:table-cell table:style-name="Tableau24.A2" office:value-type="string">
            <text:p text:style-name="P86">integer</text:p>
          </table:table-cell>
          <table:table-cell table:style-name="Tableau24.B2" office:value-type="string">
            <text:p text:style-name="P86">integer</text:p>
          </table:table-cell>
        </table:table-row>
      </table:table>
      <text:p text:style-name="P39"/>
      <text:p text:style-name="P46"/>
      <text:p text:style-name="P50"><text:span text:style-name="Police_20_par_20_défaut"><text:span text:style-name="T11"><draw:frame draw:style-name="fr2" draw:name="Objet81" text:anchor-type="as-char" svg:width="0.439cm" svg:height="0.467cm" draw:z-index="115"><draw:object xlink:href="./Object 91" xlink:type="simple" xlink:show="embed" xlink:actuate="onLoad"/><draw:image xlink:href="./ObjectReplacements/Object 91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spectrosome_chart(nopc</text:span></text:span><text:span text:style-name="Police_20_par_20_défaut"><text:span text:style-name="T10">: </text:span></text:span><text:span text:style-name="Police_20_par_20_défaut"><text:span text:style-name="T22">character</text:span></text:span><text:span text:style-name="Police_20_par_20_défaut"><text:span text:style-name="T10"> or see attribute</text:span></text:span><text:span text:style-name="Police_20_par_20_défaut"><text:span text:style-name="T14"> nodes</text:span></text:span><text:span text:style-name="Police_20_par_20_défaut"><text:span text:style-name="T10"> or </text:span></text:span><text:span text:style-name="Police_20_par_20_défaut"><text:span text:style-name="T14">patterns</text:span></text:span><text:span text:style-name="Police_20_par_20_défaut"><text:span text:style-name="T10">, </text:span></text:span><text:span text:style-name="Police_20_par_20_défaut"><text:span text:style-name="T15">identifiers</text:span></text:span><text:span text:style-name="Police_20_par_20_défaut"><text:span text:style-name="T10">: character,</text:span></text:span></text:p>
      <text:p text:style-name="P62"><text:span text:style-name="Police_20_par_20_défaut"><text:span text:style-name="T14"><text:s text:c="14"/>nb_graphs</text:span></text:span><text:span text:style-name="Police_20_par_20_défaut"><text:span text:style-name="T10">: numeric, </text:span></text:span><text:span text:style-name="Police_20_par_20_défaut"><text:span text:style-name="T15">min_link_weight</text:span></text:span><text:span text:style-name="Police_20_par_20_défaut"><text:span text:style-name="T10">: numeric,</text:span></text:span></text:p>
      <text:p text:style-name="P62"><text:span text:style-name="Police_20_par_20_défaut"><text:span text:style-name="T10"><text:s text:c="14"/></text:span></text:span><text:span text:style-name="Police_20_par_20_défaut"><text:span text:style-name="T14">vertex_size</text:span></text:span><text:span text:style-name="Police_20_par_20_défaut"><text:span text:style-name="T10">: character or numeric or vector(numeric), </text:span></text:span></text:p>
      <text:p text:style-name="P62"><text:span text:style-name="Police_20_par_20_défaut"><text:span text:style-name="T10"><text:s text:c="14"/></text:span></text:span><text:span text:style-name="Police_20_par_20_défaut"><text:span text:style-name="T15">size_range</text:span></text:span><text:span text:style-name="Police_20_par_20_défaut"><text:span text:style-name="T10">: vector(numeric), </text:span></text:span><text:span text:style-name="Police_20_par_20_défaut"><text:span text:style-name="T14">vertex_col</text:span></text:span><text:span text:style-name="Police_20_par_20_défaut"><text:span text:style-name="T22">: character or vector(character),</text:span></text:span></text:p>
      <text:p text:style-name="P63"><text:span text:style-name="Police_20_par_20_défaut"><text:span text:style-name="T14"><text:s text:c="14"/>clusters</text:span></text:span><text:span text:style-name="Police_20_par_20_défaut"><text:span text:style-name="T22">: numeric, </text:span></text:span><text:span text:style-name="Police_20_par_20_défaut"><text:span text:style-name="T14">highlight</text:span></text:span><text:span text:style-name="Police_20_par_20_défaut"><text:span text:style-name="T22">: numeric, </text:span></text:span><text:span text:style-name="Police_20_par_20_défaut"><text:span text:style-name="T15">use_names</text:span></text:span><text:span text:style-name="Police_20_par_20_défaut"><text:span text:style-name="T10">: logical, </text:span></text:span><text:span text:style-name="Police_20_par_20_défaut"><text:span text:style-name="T14">n</text:span></text:span><text:span text:style-name="Police_20_par_20_défaut"><text:span text:style-name="T15">.cutoff</text:span></text:span><text:span text:style-name="Police_20_par_20_défaut"><text:span text:style-name="T10">: numeric,</text:span></text:span></text:p>
      <text:p text:style-name="P63"><text:span text:style-name="Police_20_par_20_défaut"><text:span text:style-name="T14"><text:s text:c="14"/></text:span></text:span><text:span text:style-name="Police_20_par_20_défaut"><text:span text:style-name="T15">c.cutoff</text:span></text:span><text:span text:style-name="Police_20_par_20_défaut"><text:span text:style-name="T10">: numeric, </text:span></text:span><text:span text:style-name="Police_20_par_20_défaut"><text:span text:style-name="T15">display_mixt</text:span></text:span><text:span text:style-name="Police_20_par_20_défaut"><text:span text:style-name="T10">: logical, </text:span></text:span><text:span text:style-name="Police_20_par_20_défaut"><text:span text:style-name="T14">title</text:span></text:span><text:span text:style-name="Police_20_par_20_défaut"><text:span text:style-name="T10">: character, </text:span></text:span><text:span text:style-name="Police_20_par_20_défaut"><text:span text:style-name="T14">path</text:span></text:span><text:span text:style-name="Police_20_par_20_défaut"><text:span text:style-name="T10">: character,</text:span></text:span></text:p>
      <text:p text:style-name="P63"><text:span text:style-name="Police_20_par_20_défaut"><text:span text:style-name="T15"><text:s text:c="14"/></text:span></text:span><text:span text:style-name="Police_20_par_20_défaut"><text:span text:style-name="T14">name</text:span></text:span><text:span text:style-name="Police_20_par_20_défaut"><text:span text:style-name="T10">: character, </text:span></text:span><text:span text:style-name="Police_20_par_20_défaut"><text:span text:style-name="T15">…</text:span></text:span><text:span text:style-name="Police_20_par_20_défaut"><text:span text:style-name="T14">)</text:span></text:span><text:span text:style-name="Police_20_par_20_défaut"><text:span text:style-name="T10">: list</text:span></text:span></text:p>
      <text:p text:style-name="P46">[["vertices"]]: data.frame</text:p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D"/>
        <table:table-column table:style-name="Tableau25.E"/>
        <table:table-row table:style-name="Tableau25.1">
          <table:table-cell table:style-name="Tableau25.A1" office:value-type="string">
            <text:p text:style-name="P6">ID</text:p>
          </table:table-cell>
          <table:table-cell table:style-name="Tableau25.B1" office:value-type="string">
            <text:p text:style-name="P6">node</text:p>
          </table:table-cell>
          <table:table-cell table:style-name="Tableau25.C1" office:value-type="string">
            <text:p text:style-name="P6">length</text:p>
          </table:table-cell>
          <table:table-cell table:style-name="Tableau25.D1" office:value-type="string">
            <text:p text:style-name="P6">frequency</text:p>
          </table:table-cell>
          <table:table-cell table:style-name="Tableau25.E1" office:value-type="string">
            <text:p text:style-name="P6">degree</text:p>
          </table:table-cell>
        </table:table-row>
        <table:table-row table:style-name="Tableau25.1">
          <table:table-cell table:style-name="Tableau25.A2" office:value-type="string">
            <text:p text:style-name="P24">integer</text:p>
          </table:table-cell>
          <table:table-cell table:style-name="Tableau25.B2" office:value-type="string">
            <text:p text:style-name="P4"><text:span text:style-name="Police_20_par_20_défaut"><text:span text:style-name="T5">vector(</text:span></text:span><text:span text:style-name="Police_20_par_20_défaut"><text:span text:style-name="T12">character</text:span></text:span><text:span text:style-name="Police_20_par_20_défaut"><text:span text:style-name="T5">)</text:span></text:span></text:p>
          </table:table-cell>
          <table:table-cell table:style-name="Tableau25.C2" office:value-type="string">
            <text:p text:style-name="P23">integer</text:p>
          </table:table-cell>
          <table:table-cell table:style-name="Tableau25.D2" office:value-type="string">
            <text:p text:style-name="P86">integer</text:p>
          </table:table-cell>
          <table:table-cell table:style-name="Tableau25.E2" office:value-type="string">
            <text:p text:style-name="P23">integer</text:p>
          </table:table-cell>
        </table:table-row>
      </table:table>
      <text:p text:style-name="P50"><text:span text:style-name="Police_20_par_20_défaut"><text:span text:style-name="T10">or (depends on the type of entities contained in </text:span></text:span><text:span text:style-name="Police_20_par_20_défaut"><text:span text:style-name="T15">nopc</text:span></text:span><text:span text:style-name="Police_20_par_20_défaut"><text:span text:style-name="T10">)</text:span></text:span></text:p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D"/>
        <table:table-column table:style-name="Tableau26.E"/>
        <table:table-column table:style-name="Tableau26.F"/>
        <table:table-column table:style-name="Tableau26.G"/>
        <table:table-column table:style-name="Tableau26.F"/>
        <table:table-column table:style-name="Tableau26.I"/>
        <table:table-column table:style-name="Tableau26.J"/>
        <table:table-row table:style-name="Tableau26.1">
          <table:table-cell table:style-name="Tableau26.A1" office:value-type="string">
            <text:p text:style-name="P6">ID</text:p>
          </table:table-cell>
          <table:table-cell table:style-name="Tableau26.B1" office:value-type="string">
            <text:p text:style-name="P6">pattern</text:p>
          </table:table-cell>
          <table:table-cell table:style-name="Tableau26.A1" office:value-type="string">
            <text:p text:style-name="P6">year</text:p>
          </table:table-cell>
          <table:table-cell table:style-name="Tableau26.D1" office:value-type="string">
            <text:p text:style-name="P6">length</text:p>
          </table:table-cell>
          <table:table-cell table:style-name="Tableau26.E1" office:value-type="string">
            <text:p text:style-name="P9">support</text:p>
          </table:table-cell>
          <table:table-cell table:style-name="Tableau26.F1" office:value-type="string">
            <text:p text:style-name="P6">frequency</text:p>
          </table:table-cell>
          <table:table-cell table:style-name="Tableau26.G1" office:value-type="string">
            <text:p text:style-name="P6">weight</text:p>
          </table:table-cell>
          <table:table-cell table:style-name="Tableau26.H1" office:value-type="string">
            <text:p text:style-name="P6">specificity</text:p>
          </table:table-cell>
          <table:table-cell table:style-name="Tableau26.I1" office:value-type="string">
            <text:p text:style-name="P6">status</text:p>
          </table:table-cell>
          <table:table-cell table:style-name="Tableau26.A1" office:value-type="string">
            <text:p text:style-name="P6">degree</text:p>
          </table:table-cell>
        </table:table-row>
        <table:table-row table:style-name="Tableau26.1">
          <table:table-cell table:style-name="Tableau26.A2" office:value-type="string">
            <text:p text:style-name="P23">integer</text:p>
          </table:table-cell>
          <table:table-cell table:style-name="Tableau26.B2" office:value-type="string">
            <text:p text:style-name="P4"><text:span text:style-name="Police_20_par_20_défaut"><text:span text:style-name="T5">vector(</text:span></text:span><text:span text:style-name="Police_20_par_20_défaut"><text:span text:style-name="T12">character</text:span></text:span><text:span text:style-name="Police_20_par_20_défaut"><text:span text:style-name="T5">)</text:span></text:span></text:p>
          </table:table-cell>
          <table:table-cell table:style-name="Tableau26.C2" office:value-type="string">
            <text:p text:style-name="P86">integer</text:p>
          </table:table-cell>
          <table:table-cell table:style-name="Tableau26.D2" office:value-type="string">
            <text:p text:style-name="P23">integer</text:p>
          </table:table-cell>
          <table:table-cell table:style-name="Tableau26.E2" office:value-type="string">
            <text:p text:style-name="P16">numeric</text:p>
          </table:table-cell>
          <table:table-cell table:style-name="Tableau26.F2" office:value-type="string">
            <text:p text:style-name="P23">integer</text:p>
          </table:table-cell>
          <table:table-cell table:style-name="Tableau26.G2" office:value-type="string">
            <text:p text:style-name="P23">integer</text:p>
          </table:table-cell>
          <table:table-cell table:style-name="Tableau26.H2" office:value-type="string">
            <text:p text:style-name="P12">numeric</text:p>
          </table:table-cell>
          <table:table-cell table:style-name="Tableau26.I2" office:value-type="string">
            <text:p text:style-name="P12">character</text:p>
          </table:table-cell>
          <table:table-cell table:style-name="Tableau26.J2" office:value-type="string">
            <text:p text:style-name="P23">integer</text:p>
          </table:table-cell>
        </table:table-row>
      </table:table>
      <text:p text:style-name="P46"/>
      <text:p text:style-name="P46">[["edges"]]: data.frame</text:p>
      <table:table table:name="Tableau27" table:style-name="Tableau27">
        <table:table-column table:style-name="Tableau27.A"/>
        <table:table-column table:style-name="Tableau27.B"/>
        <table:table-column table:style-name="Tableau27.C"/>
        <table:table-column table:style-name="Tableau27.D" table:number-columns-repeated="2"/>
        <table:table-row table:style-name="Tableau27.1">
          <table:table-cell table:style-name="Tableau27.A1" office:value-type="string">
            <text:p text:style-name="P6">ID</text:p>
          </table:table-cell>
          <table:table-cell table:style-name="Tableau27.B1" office:value-type="string">
            <text:p text:style-name="P6">endpoint.1</text:p>
          </table:table-cell>
          <table:table-cell table:style-name="Tableau27.C1" office:value-type="string">
            <text:p text:style-name="P6">endpoint.2</text:p>
          </table:table-cell>
          <table:table-cell table:style-name="Tableau27.D1" office:value-type="string">
            <text:p text:style-name="P6">items</text:p>
          </table:table-cell>
          <table:table-cell table:style-name="Tableau27.E1" office:value-type="string">
            <text:p text:style-name="P6">weight</text:p>
          </table:table-cell>
        </table:table-row>
        <table:table-row table:style-name="Tableau27.1">
          <table:table-cell table:style-name="Tableau27.A2" office:value-type="string">
            <text:p text:style-name="P25">integer</text:p>
          </table:table-cell>
          <table:table-cell table:style-name="Tableau27.B2" office:value-type="string">
            <text:p text:style-name="P25">integer</text:p>
          </table:table-cell>
          <table:table-cell table:style-name="Tableau27.C2" office:value-type="string">
            <text:p text:style-name="P25">integer</text:p>
          </table:table-cell>
          <table:table-cell table:style-name="Tableau27.D2" office:value-type="string">
            <text:p text:style-name="P12">character</text:p>
          </table:table-cell>
          <table:table-cell table:style-name="Tableau27.E2" office:value-type="string">
            <text:p text:style-name="P25">integer</text:p>
          </table:table-cell>
        </table:table-row>
      </table:table>
      <text:p text:style-name="P50"><text:span text:style-name="Police_20_par_20_défaut"><text:span text:style-name="T10">or (depends on the type of entities contained in </text:span></text:span><text:span text:style-name="Police_20_par_20_défaut"><text:span text:style-name="T15">nopc</text:span></text:span><text:span text:style-name="Police_20_par_20_défaut"><text:span text:style-name="T10">)</text:span></text:span></text:p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D" table:number-columns-repeated="3"/>
        <table:table-row table:style-name="Tableau28.1">
          <table:table-cell table:style-name="Tableau28.A1" office:value-type="string">
            <text:p text:style-name="P6">ID</text:p>
          </table:table-cell>
          <table:table-cell table:style-name="Tableau28.B1" office:value-type="string">
            <text:p text:style-name="P6">endpoint.1</text:p>
          </table:table-cell>
          <table:table-cell table:style-name="Tableau28.C1" office:value-type="string">
            <text:p text:style-name="P6">endpoint.2</text:p>
          </table:table-cell>
          <table:table-cell table:style-name="Tableau28.D1" office:value-type="string">
            <text:p text:style-name="P6">items</text:p>
          </table:table-cell>
          <table:table-cell table:style-name="Tableau28.E1" office:value-type="string">
            <text:p text:style-name="P6">weight</text:p>
          </table:table-cell>
          <table:table-cell table:style-name="Tableau28.F1" office:value-type="string">
            <text:p text:style-name="P6">year</text:p>
          </table:table-cell>
        </table:table-row>
        <table:table-row table:style-name="Tableau28.1">
          <table:table-cell table:style-name="Tableau28.A2" office:value-type="string">
            <text:p text:style-name="P25">integer</text:p>
          </table:table-cell>
          <table:table-cell table:style-name="Tableau28.B2" office:value-type="string">
            <text:p text:style-name="P25">integer</text:p>
          </table:table-cell>
          <table:table-cell table:style-name="Tableau28.C2" office:value-type="string">
            <text:p text:style-name="P25">integer</text:p>
          </table:table-cell>
          <table:table-cell table:style-name="Tableau28.D2" office:value-type="string">
            <text:p text:style-name="P12">character</text:p>
          </table:table-cell>
          <table:table-cell table:style-name="Tableau28.E2" office:value-type="string">
            <text:p text:style-name="P25">integer</text:p>
          </table:table-cell>
          <table:table-cell table:style-name="Tableau28.F2" office:value-type="string">
            <text:p text:style-name="P25">integer</text:p>
          </table:table-cell>
        </table:table-row>
      </table:table>
      <text:p text:style-name="P41"/>
      <text:p text:style-name="P50"><text:span text:style-name="Police_20_par_20_défaut"><text:span text:style-name="T22">[[</text:span></text:span><text:span text:style-name="Police_20_par_20_défaut"><text:span text:style-name="T10">"</text:span></text:span><text:span text:style-name="Police_20_par_20_défaut"><text:span text:style-name="T22">coords</text:span></text:span><text:span text:style-name="Police_20_par_20_défaut"><text:span text:style-name="T10">"]]: list(matrix)</text:span></text:span></text:p>
      <table:table table:name="Tableau29" table:style-name="Tableau29">
        <table:table-column table:style-name="Tableau29.A"/>
        <table:table-column table:style-name="Tableau29.B" table:number-columns-repeated="2"/>
        <table:table-row table:style-name="Tableau29.1">
          <table:table-cell table:style-name="Tableau29.A1" office:value-type="string">
            <text:p text:style-name="P12"> </text:p>
          </table:table-cell>
          <table:table-cell table:style-name="Tableau29.B1" office:value-type="string">
            <text:p text:style-name="P6">x</text:p>
          </table:table-cell>
          <table:table-cell table:style-name="Tableau29.C1" office:value-type="string">
            <text:p text:style-name="P6">y</text:p>
          </table:table-cell>
        </table:table-row>
        <table:table-row table:style-name="Tableau29.1">
          <table:table-cell table:style-name="Tableau29.A2" office:value-type="string">
            <text:p text:style-name="P6">vertex 1</text:p>
          </table:table-cell>
          <table:table-cell table:style-name="Tableau29.B2" office:value-type="string">
            <text:p text:style-name="P12">numeric</text:p>
          </table:table-cell>
          <table:table-cell table:style-name="Tableau29.C2" office:value-type="string">
            <text:p text:style-name="P12">numeric</text:p>
          </table:table-cell>
        </table:table-row>
        <table:table-row table:style-name="Tableau29.1">
          <table:table-cell table:style-name="Tableau29.A3" office:value-type="string">
            <text:p text:style-name="P6">vertex 2</text:p>
          </table:table-cell>
          <table:table-cell table:style-name="Tableau29.B3" office:value-type="string">
            <text:p text:style-name="P12">numeric</text:p>
          </table:table-cell>
          <table:table-cell table:style-name="Tableau29.C3" office:value-type="string">
            <text:p text:style-name="P12">numeric</text:p>
          </table:table-cell>
        </table:table-row>
        <table:table-row table:style-name="Tableau29.1">
          <table:table-cell table:style-name="Tableau29.A4" office:value-type="string">
            <text:p text:style-name="P6">…</text:p>
          </table:table-cell>
          <table:table-cell table:style-name="Tableau29.B4" office:value-type="string">
            <text:p text:style-name="P12">…</text:p>
          </table:table-cell>
          <table:table-cell table:style-name="Tableau29.C4" office:value-type="string">
            <text:p text:style-name="P12">…</text:p>
          </table:table-cell>
        </table:table-row>
        <table:table-row table:style-name="Tableau29.1">
          <table:table-cell table:style-name="Tableau29.A5" office:value-type="string">
            <text:p text:style-name="P4"><text:span text:style-name="Police_20_par_20_défaut"><text:span text:style-name="T8">vertex</text:span></text:span><text:span text:style-name="Police_20_par_20_défaut"><text:span text:style-name="T8"><draw:frame draw:style-name="fr2" draw:name="Objet126" text:anchor-type="as-char" svg:width="0.564cm" svg:height="0.467cm" draw:z-index="123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span><text:span text:style-name="Police_20_par_20_défaut"><text:span text:style-name="T7">or</text:span></text:span><text:span text:style-name="Police_20_par_20_défaut"><text:span text:style-name="T7"><draw:frame draw:style-name="fr2" draw:name="Objet125" text:anchor-type="as-char" svg:width="0.503cm" svg:height="0.467cm" draw:z-index="124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span></text:p>
          </table:table-cell>
          <table:table-cell table:style-name="Tableau29.B5" office:value-type="string">
            <text:p text:style-name="P12">numeric</text:p>
          </table:table-cell>
          <table:table-cell table:style-name="Tableau29.C5" office:value-type="string">
            <text:p text:style-name="P12">numeric</text:p>
          </table:table-cell>
        </table:table-row>
      </table:table>
      <text:p text:style-name="P46"/>
      <text:p text:style-name="P50"><text:span text:style-name="Police_20_par_20_défaut"><text:span text:style-name="T12"><draw:frame draw:style-name="fr1" draw:name="Objet42" text:anchor-type="as-char" svg:width="0.439cm" style:rel-width="scale" svg:height="0.467cm" style:rel-height="scale" draw:z-index="41"><draw:object xlink:href="./Object 94" xlink:type="simple" xlink:show="embed" xlink:actuate="onLoad"/><draw:image xlink:href="./ObjectReplacements/Object 94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4"><text:s/>cluster_text(graph</text:span></text:span><text:span text:style-name="Police_20_par_20_défaut"><text:span text:style-name="T10">: see matrix below, </text:span></text:span><text:span text:style-name="Police_20_par_20_défaut"><text:span text:style-name="T14">links</text:span></text:span><text:span text:style-name="Police_20_par_20_défaut"><text:span text:style-name="T10">: see attributes</text:span></text:span><text:span text:style-name="Police_20_par_20_défaut"><text:span text:style-name="T14"> node_links</text:span></text:span><text:span text:style-name="Police_20_par_20_défaut"><text:span text:style-name="T10"> and </text:span></text:span><text:span text:style-name="Police_20_par_20_défaut"><text:span text:style-name="T14">pattern_links</text:span></text:span><text:span text:style-name="Police_20_par_20_défaut"><text:span text:style-name="T22">,</text:span></text:span></text:p>
      <text:p text:style-name="P65"><text:span text:style-name="Police_20_par_20_défaut"><text:span text:style-name="T15"><text:s text:c="15"/>display</text:span></text:span><text:span text:style-name="Police_20_par_20_défaut"><text:span text:style-name="T10">: numeric, </text:span></text:span><text:span text:style-name="Police_20_par_20_défaut"><text:span text:style-name="T15">highlight</text:span></text:span><text:span text:style-name="Police_20_par_20_défaut"><text:span text:style-name="T10">: numeric,</text:span></text:span><text:span text:style-name="Police_20_par_20_défaut"><text:span text:style-name="T15"> use_names</text:span></text:span><text:span text:style-name="Police_20_par_20_défaut"><text:span text:style-name="T10">: logical, </text:span></text:span><text:span text:style-name="Police_20_par_20_défaut"><text:span text:style-name="T15">cutoff</text:span></text:span><text:span text:style-name="Police_20_par_20_défaut"><text:span text:style-name="T10">: numeric</text:span></text:span><text:span text:style-name="Police_20_par_20_défaut"><text:span text:style-name="T14">)</text:span></text:span></text:p>
      <table:table table:name="Tableau30" table:style-name="Tableau30">
        <table:table-column table:style-name="Tableau30.A"/>
        <table:table-column table:style-name="Tableau30.B"/>
        <table:table-column table:style-name="Tableau30.C"/>
        <table:table-row table:style-name="Tableau30.1">
          <table:table-cell table:style-name="Tableau30.A1" office:value-type="string">
            <text:p text:style-name="P12"> </text:p>
          </table:table-cell>
          <table:table-cell table:style-name="Tableau30.B1" office:value-type="string">
            <text:p text:style-name="P6">x</text:p>
          </table:table-cell>
          <table:table-cell table:style-name="Tableau30.C1" office:value-type="string">
            <text:p text:style-name="P6">y</text:p>
          </table:table-cell>
        </table:table-row>
        <table:table-row table:style-name="Tableau30.1">
          <table:table-cell table:style-name="Tableau30.A2" office:value-type="string">
            <text:p text:style-name="P6">vertex 1</text:p>
          </table:table-cell>
          <table:table-cell table:style-name="Tableau30.B2" office:value-type="string">
            <text:p text:style-name="P12">numeric</text:p>
          </table:table-cell>
          <table:table-cell table:style-name="Tableau30.C2" office:value-type="string">
            <text:p text:style-name="P12">numeric</text:p>
          </table:table-cell>
        </table:table-row>
        <table:table-row table:style-name="Tableau30.1">
          <table:table-cell table:style-name="Tableau30.A3" office:value-type="string">
            <text:p text:style-name="P6">vertex 2</text:p>
          </table:table-cell>
          <table:table-cell table:style-name="Tableau30.B3" office:value-type="string">
            <text:p text:style-name="P12">numeric</text:p>
          </table:table-cell>
          <table:table-cell table:style-name="Tableau30.C3" office:value-type="string">
            <text:p text:style-name="P12">numeric</text:p>
          </table:table-cell>
        </table:table-row>
        <table:table-row table:style-name="Tableau30.1">
          <table:table-cell table:style-name="Tableau30.A4" office:value-type="string">
            <text:p text:style-name="P6">…</text:p>
          </table:table-cell>
          <table:table-cell table:style-name="Tableau30.B4" office:value-type="string">
            <text:p text:style-name="P12">…</text:p>
          </table:table-cell>
          <table:table-cell table:style-name="Tableau30.C4" office:value-type="string">
            <text:p text:style-name="P12">…</text:p>
          </table:table-cell>
        </table:table-row>
        <table:table-row table:style-name="Tableau30.1">
          <table:table-cell table:style-name="Tableau30.A5" office:value-type="string">
            <text:p text:style-name="P4"><text:span text:style-name="Police_20_par_20_défaut"><text:span text:style-name="T8">vertex</text:span></text:span><text:span text:style-name="Police_20_par_20_défaut"><text:span text:style-name="T8"><draw:frame draw:style-name="fr2" draw:name="Objet128" text:anchor-type="as-char" svg:width="0.564cm" svg:height="0.467cm" draw:z-index="125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span><text:span text:style-name="Police_20_par_20_défaut"><text:span text:style-name="T7">or</text:span></text:span><text:span text:style-name="Police_20_par_20_défaut"><text:span text:style-name="T7"><draw:frame draw:style-name="fr2" draw:name="Objet127" text:anchor-type="as-char" svg:width="0.503cm" svg:height="0.467cm" draw:z-index="126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span></text:p>
          </table:table-cell>
          <table:table-cell table:style-name="Tableau30.B5" office:value-type="string">
            <text:p text:style-name="P12">numeric</text:p>
          </table:table-cell>
          <table:table-cell table:style-name="Tableau30.C5" office:value-type="string">
            <text:p text:style-name="P12">numeric</text:p>
          </table:table-cell>
        </table:table-row>
      </table:table>
      <text:p text:style-name="P39"/>
      <text:p text:style-name="P53"><text:span text:style-name="Police_20_par_20_défaut"><text:span text:style-name="T11"><draw:frame draw:style-name="fr2" draw:name="Objet82" text:anchor-type="as-char" svg:width="0.439cm" svg:height="0.467cm" draw:z-index="116"><draw:object xlink:href="./Object 97" xlink:type="simple" xlink:show="embed" xlink:actuate="onLoad"/><draw:image xlink:href="./ObjectReplacements/Object 97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network_density(links:</text:span></text:span><text:span text:style-name="Police_20_par_20_défaut"><text:span text:style-name="T22"> see attribute </text:span></text:span><text:span text:style-name="Police_20_par_20_défaut"><text:span text:style-name="T14">node_links</text:span></text:span><text:span text:style-name="Police_20_par_20_défaut"><text:span text:style-name="T22"> or </text:span></text:span><text:span text:style-name="Police_20_par_20_défaut"><text:span text:style-name="T14">pattern_links)</text:span></text:span><text:span text:style-name="Police_20_par_20_défaut"><text:span text:style-name="T22">: numeric</text:span></text:span></text:p>
      <text:p text:style-name="P53"><text:span text:style-name="Police_20_par_20_défaut"><text:span text:style-name="T11"><draw:frame draw:style-name="fr2" draw:name="Objet83" text:anchor-type="as-char" svg:width="0.439cm" svg:height="0.467cm" draw:z-index="117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degree(ID:</text:span></text:span><text:span text:style-name="Police_20_par_20_défaut"><text:span text:style-name="T22"> numeric</text:span></text:span><text:span text:style-name="Police_20_par_20_défaut"><text:span text:style-name="T14">, links:</text:span></text:span><text:span text:style-name="Police_20_par_20_défaut"><text:span text:style-name="T22"> see attribute </text:span></text:span><text:span text:style-name="Police_20_par_20_défaut"><text:span text:style-name="T14">node_links</text:span></text:span><text:span text:style-name="Police_20_par_20_défaut"><text:span text:style-name="T22"> or </text:span></text:span><text:span text:style-name="Police_20_par_20_défaut"><text:span text:style-name="T14">pattern_links)</text:span></text:span><text:span text:style-name="Police_20_par_20_défaut"><text:span text:style-name="T22">: </text:span></text:span><text:span text:style-name="Police_20_par_20_défaut"><text:span text:style-name="T23">integer</text:span></text:span></text:p>
      <text:p text:style-name="P53"><text:span text:style-name="Police_20_par_20_défaut"><text:span text:style-name="T22"/></text:span></text:p>
      <text:p text:style-name="P80"><text:soft-page-break/><text:span text:style-name="Police_20_par_20_défaut"><text:span text:style-name="T11"><draw:frame draw:style-name="fr2" draw:name="Objet84" text:anchor-type="as-char" svg:width="0.439cm" svg:height="0.467cm" draw:z-index="118"><draw:object xlink:href="./Object 98" xlink:type="simple" xlink:show="embed" xlink:actuate="onLoad"/><draw:image xlink:href="./ObjectReplacements/Object 98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5">itemset_chart(</text:span></text:span><text:span text:style-name="Police_20_par_20_défaut"><text:span text:style-name="T19">tnpc</text:span></text:span><text:span text:style-name="Police_20_par_20_défaut"><text:span text:style-name="T10">: character or TransactionSet or see attribute</text:span></text:span><text:span text:style-name="Police_20_par_20_défaut"><text:span text:style-name="T14"> nodes</text:span></text:span><text:span text:style-name="Police_20_par_20_défaut"><text:span text:style-name="T10"> or </text:span></text:span><text:span text:style-name="Police_20_par_20_défaut"><text:span text:style-name="T14">patterns</text:span></text:span><text:span text:style-name="Police_20_par_20_défaut"><text:span text:style-name="T10">,</text:span></text:span></text:p>
      <text:p text:style-name="P81"><text:span text:style-name="Police_20_par_20_défaut"><text:span text:style-name="T15"><text:tab/><text:tab/> <text:s text:c="3"/>identifiers</text:span></text:span><text:span text:style-name="Police_20_par_20_défaut"><text:span text:style-name="T10">: character, </text:span></text:span><text:span text:style-name="Police_20_par_20_défaut"><text:span text:style-name="T15">length_one</text:span></text:span><text:span text:style-name="Police_20_par_20_défaut"><text:span text:style-name="T10">: logical, </text:span></text:span><text:span text:style-name="Police_20_par_20_défaut"><text:span text:style-name="T15">jitter</text:span></text:span><text:span text:style-name="Police_20_par_20_défaut"><text:span text:style-name="T10">: logical, </text:span></text:span><text:span text:style-name="Police_20_par_20_défaut"><text:span text:style-name="T15">under</text:span></text:span><text:span text:style-name="Police_20_par_20_défaut"><text:span text:style-name="T10">: character,</text:span></text:span></text:p>
      <text:p text:style-name="P81"><text:span text:style-name="Police_20_par_20_défaut"><text:span text:style-name="T15"><text:tab/><text:tab/> <text:s text:c="3"/>over</text:span></text:span><text:span text:style-name="Police_20_par_20_défaut"><text:span text:style-name="T10">: character, </text:span></text:span><text:span text:style-name="Police_20_par_20_défaut"><text:span text:style-name="T15">use_names</text:span></text:span><text:span text:style-name="Police_20_par_20_défaut"><text:span text:style-name="T10">: logical, </text:span></text:span><text:span text:style-name="Police_20_par_20_défaut"><text:span text:style-name="T15">n.cutoff</text:span></text:span><text:span text:style-name="Police_20_par_20_défaut"><text:span text:style-name="T10">: numeric,</text:span></text:span></text:p>
      <text:p text:style-name="P81"><text:span text:style-name="Police_20_par_20_défaut"><text:span text:style-name="T15"><text:tab/><text:tab/> <text:s text:c="3"/>category</text:span></text:span><text:span text:style-name="Police_20_par_20_défaut"><text:span text:style-name="T10">: character or numeric, </text:span></text:span><text:span text:style-name="Police_20_par_20_défaut"><text:span text:style-name="T15">c.cutoff</text:span></text:span><text:span text:style-name="Police_20_par_20_défaut"><text:span text:style-name="T10">: numeric, </text:span></text:span><text:span text:style-name="Police_20_par_20_défaut"><text:span text:style-name="T15">sort_by</text:span></text:span><text:span text:style-name="Police_20_par_20_défaut"><text:span text:style-name="T10">: character,</text:span></text:span></text:p>
      <text:p text:style-name="P81"><text:span text:style-name="Police_20_par_20_défaut"><text:span text:style-name="T15"><text:tab/><text:tab/> <text:s text:c="3"/>title</text:span></text:span><text:span text:style-name="Police_20_par_20_défaut"><text:span text:style-name="T10">: character,</text:span></text:span><text:span text:style-name="Police_20_par_20_défaut"><text:span text:style-name="T15"> path</text:span></text:span><text:span text:style-name="Police_20_par_20_défaut"><text:span text:style-name="T10">: character, </text:span></text:span><text:span text:style-name="Police_20_par_20_défaut"><text:span text:style-name="T15">name</text:span></text:span><text:span text:style-name="Police_20_par_20_défaut"><text:span text:style-name="T10">: character</text:span></text:span><text:span text:style-name="Police_20_par_20_défaut"><text:span text:style-name="T15">)</text:span></text:span><text:span text:style-name="Police_20_par_20_défaut"><text:span text:style-name="T10">: </text:span></text:span><text:span text:style-name="Police_20_par_20_défaut"><text:span text:style-name="T27">TransactionSet or </text:span></text:span><text:span text:style-name="Police_20_par_20_défaut"><text:span text:style-name="T10">data.frame</text:span></text:span></text:p>
      <table:table table:name="Tableau31" table:style-name="Tableau31">
        <table:table-column table:style-name="Tableau31.A"/>
        <table:table-column table:style-name="Tableau31.B"/>
        <table:table-column table:style-name="Tableau31.C"/>
        <table:table-column table:style-name="Tableau31.D"/>
        <table:table-row table:style-name="Tableau31.1">
          <table:table-cell table:style-name="Tableau31.A1" office:value-type="string">
            <text:p text:style-name="P6">ID</text:p>
          </table:table-cell>
          <table:table-cell table:style-name="Tableau31.B1" office:value-type="string">
            <text:p text:style-name="P6">node</text:p>
          </table:table-cell>
          <table:table-cell table:style-name="Tableau31.C1" office:value-type="string">
            <text:p text:style-name="P6">length</text:p>
          </table:table-cell>
          <table:table-cell table:style-name="Tableau31.D1" office:value-type="string">
            <text:p text:style-name="P6">frequency</text:p>
          </table:table-cell>
        </table:table-row>
        <table:table-row table:style-name="Tableau31.1">
          <table:table-cell table:style-name="Tableau31.A2" office:value-type="string">
            <text:p text:style-name="P86">integer</text:p>
          </table:table-cell>
          <table:table-cell table:style-name="Tableau31.B2" office:value-type="string">
            <text:p text:style-name="P4"><text:span text:style-name="Police_20_par_20_défaut"><text:span text:style-name="T5">vector(</text:span></text:span><text:span text:style-name="Police_20_par_20_défaut"><text:span text:style-name="T12">character</text:span></text:span><text:span text:style-name="Police_20_par_20_défaut"><text:span text:style-name="T5">)</text:span></text:span></text:p>
          </table:table-cell>
          <table:table-cell table:style-name="Tableau31.C2" office:value-type="string">
            <text:p text:style-name="P26">integer</text:p>
          </table:table-cell>
          <table:table-cell table:style-name="Tableau31.D2" office:value-type="string">
            <text:p text:style-name="P86">integer</text:p>
          </table:table-cell>
        </table:table-row>
      </table:table>
      <text:p text:style-name="P50"><text:span text:style-name="Police_20_par_20_défaut"><text:span text:style-name="T10">or (depends on the type of entities contained in </text:span></text:span><text:span text:style-name="Police_20_par_20_défaut"><text:span text:style-name="T15">nopc</text:span></text:span><text:span text:style-name="Police_20_par_20_défaut"><text:span text:style-name="T10">)</text:span></text:span></text:p>
      <table:table table:name="Tableau32" table:style-name="Tableau32">
        <table:table-column table:style-name="Tableau32.A"/>
        <table:table-column table:style-name="Tableau32.B"/>
        <table:table-column table:style-name="Tableau32.C"/>
        <table:table-column table:style-name="Tableau32.D"/>
        <table:table-column table:style-name="Tableau32.E"/>
        <table:table-column table:style-name="Tableau32.F"/>
        <table:table-column table:style-name="Tableau32.G"/>
        <table:table-column table:style-name="Tableau32.F"/>
        <table:table-column table:style-name="Tableau32.I"/>
        <table:table-row table:style-name="Tableau32.1">
          <table:table-cell table:style-name="Tableau32.A1" office:value-type="string">
            <text:p text:style-name="P6">ID</text:p>
          </table:table-cell>
          <table:table-cell table:style-name="Tableau32.B1" office:value-type="string">
            <text:p text:style-name="P6">pattern</text:p>
          </table:table-cell>
          <table:table-cell table:style-name="Tableau32.C1" office:value-type="string">
            <text:p text:style-name="P6">year</text:p>
          </table:table-cell>
          <table:table-cell table:style-name="Tableau32.D1" office:value-type="string">
            <text:p text:style-name="P6">length</text:p>
          </table:table-cell>
          <table:table-cell table:style-name="Tableau32.E1" office:value-type="string">
            <text:p text:style-name="P10">support</text:p>
          </table:table-cell>
          <table:table-cell table:style-name="Tableau32.F1" office:value-type="string">
            <text:p text:style-name="P6">frequency</text:p>
          </table:table-cell>
          <table:table-cell table:style-name="Tableau32.G1" office:value-type="string">
            <text:p text:style-name="P6">weight</text:p>
          </table:table-cell>
          <table:table-cell table:style-name="Tableau32.H1" office:value-type="string">
            <text:p text:style-name="P6">specificity</text:p>
          </table:table-cell>
          <table:table-cell table:style-name="Tableau32.I1" office:value-type="string">
            <text:p text:style-name="P6">status</text:p>
          </table:table-cell>
        </table:table-row>
        <table:table-row table:style-name="Tableau32.1">
          <table:table-cell table:style-name="Tableau32.A2" office:value-type="string">
            <text:p text:style-name="P86">integer</text:p>
          </table:table-cell>
          <table:table-cell table:style-name="Tableau32.B2" office:value-type="string">
            <text:p text:style-name="P4"><text:span text:style-name="Police_20_par_20_défaut"><text:span text:style-name="T5">vector(</text:span></text:span><text:span text:style-name="Police_20_par_20_défaut"><text:span text:style-name="T12">character</text:span></text:span><text:span text:style-name="Police_20_par_20_défaut"><text:span text:style-name="T5">)</text:span></text:span></text:p>
          </table:table-cell>
          <table:table-cell table:style-name="Tableau32.C2" office:value-type="string">
            <text:p text:style-name="P86">integer</text:p>
          </table:table-cell>
          <table:table-cell table:style-name="Tableau32.D2" office:value-type="string">
            <text:p text:style-name="P26">integer</text:p>
          </table:table-cell>
          <table:table-cell table:style-name="Tableau32.E2" office:value-type="string">
            <text:p text:style-name="P17">numeric</text:p>
          </table:table-cell>
          <table:table-cell table:style-name="Tableau32.F2" office:value-type="string">
            <text:p text:style-name="P26">integer</text:p>
          </table:table-cell>
          <table:table-cell table:style-name="Tableau32.G2" office:value-type="string">
            <text:p text:style-name="P26">integer</text:p>
          </table:table-cell>
          <table:table-cell table:style-name="Tableau32.H2" office:value-type="string">
            <text:p text:style-name="P12">numeric</text:p>
          </table:table-cell>
          <table:table-cell table:style-name="Tableau32.I2" office:value-type="string">
            <text:p text:style-name="P12">character</text:p>
          </table:table-cell>
        </table:table-row>
      </table:table>
      <text:p text:style-name="P46"/>
      <text:p text:style-name="P50"><text:span text:style-name="Police_20_par_20_défaut"><text:span text:style-name="T11"><draw:frame draw:style-name="fr2" draw:name="Objet85" text:anchor-type="as-char" svg:width="0.439cm" svg:height="0.467cm" draw:z-index="119"><draw:object xlink:href="./Object 99" xlink:type="simple" xlink:show="embed" xlink:actuate="onLoad"/><draw:image xlink:href="./ObjectReplacements/Object 99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5">category_tree_chart(category</text:span></text:span><text:span text:style-name="Police_20_par_20_défaut"><text:span text:style-name="T10">: character or numeric, </text:span></text:span><text:span text:style-name="Police_20_par_20_défaut"><text:span text:style-name="T15">items</text:span></text:span><text:span text:style-name="Police_20_par_20_défaut"><text:span text:style-name="T10">: see attribute </text:span></text:span><text:span text:style-name="Police_20_par_20_défaut"><text:span text:style-name="T15">items</text:span></text:span><text:span text:style-name="Police_20_par_20_défaut"><text:span text:style-name="T10">,</text:span></text:span></text:p>
      <text:p text:style-name="P67"><text:span text:style-name="Police_20_par_20_défaut"><text:span text:style-name="T10"><text:s text:c="2"/></text:span></text:span><text:span text:style-name="Police_20_par_20_défaut"><text:span text:style-name="T15">use_names</text:span></text:span><text:span text:style-name="Police_20_par_20_défaut"><text:span text:style-name="T10">: logical, </text:span></text:span><text:span text:style-name="Police_20_par_20_défaut"><text:span text:style-name="T15">n.cutoff</text:span></text:span><text:span text:style-name="Police_20_par_20_défaut"><text:span text:style-name="T10">: numeric, </text:span></text:span><text:span text:style-name="Police_20_par_20_défaut"><text:span text:style-name="T15">c.cutoff</text:span></text:span><text:span text:style-name="Police_20_par_20_défaut"><text:span text:style-name="T10">: numeric,</text:span></text:span></text:p>
      <text:p text:style-name="P67"><text:span text:style-name="Police_20_par_20_défaut"><text:span text:style-name="T15"><text:s text:c="2"/>vertex_size</text:span></text:span><text:span text:style-name="Police_20_par_20_défaut"><text:span text:style-name="T10">: numeric, </text:span></text:span><text:span text:style-name="Police_20_par_20_défaut"><text:span text:style-name="T15">vertex_alpha</text:span></text:span><text:span text:style-name="Police_20_par_20_défaut"><text:span text:style-name="T10">: numeric, </text:span></text:span><text:span text:style-name="Police_20_par_20_défaut"><text:span text:style-name="T15">leaf_size</text:span></text:span><text:span text:style-name="Police_20_par_20_défaut"><text:span text:style-name="T10">: numeric,</text:span></text:span></text:p>
      <text:p text:style-name="P67"><text:span text:style-name="Police_20_par_20_défaut"><text:span text:style-name="T15"><text:s text:c="2"/>leaf_alpha</text:span></text:span><text:span text:style-name="Police_20_par_20_défaut"><text:span text:style-name="T10">: numeric, </text:span></text:span><text:span text:style-name="Police_20_par_20_défaut"><text:span text:style-name="T15">leaf_margin</text:span></text:span><text:span text:style-name="Police_20_par_20_défaut"><text:span text:style-name="T10">: numeric, </text:span></text:span><text:span text:style-name="Police_20_par_20_défaut"><text:span text:style-name="T15">label_size</text:span></text:span><text:span text:style-name="Police_20_par_20_défaut"><text:span text:style-name="T10">: numeric, </text:span></text:span></text:p>
      <text:p text:style-name="P67"><text:span text:style-name="Police_20_par_20_défaut"><text:span text:style-name="T15"><text:s text:c="2"/>label_margin</text:span></text:span><text:span text:style-name="Police_20_par_20_défaut"><text:span text:style-name="T10">: numeric</text:span></text:span><text:span text:style-name="Police_20_par_20_défaut"><text:span text:style-name="T15">)</text:span></text:span><text:span text:style-name="Police_20_par_20_défaut"><text:span text:style-name="T10">: ggplot2 graph</text:span></text:span></text:p>
      <text:p text:style-name="P46"/>
      <text:p text:style-name="P50"><text:span text:style-name="Police_20_par_20_défaut"><text:span text:style-name="T11"><draw:frame draw:style-name="fr2" draw:name="Objet86" text:anchor-type="as-char" svg:width="0.439cm" svg:height="0.467cm" draw:z-index="120"><draw:object xlink:href="./Object 100" xlink:type="simple" xlink:show="embed" xlink:actuate="onLoad"/><draw:image xlink:href="./ObjectReplacements/Object 100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5">co_occurrence_chart(items</text:span></text:span><text:span text:style-name="Police_20_par_20_défaut"><text:span text:style-name="T10">: see attribute </text:span></text:span><text:span text:style-name="Police_20_par_20_défaut"><text:span text:style-name="T15">items</text:span></text:span><text:span text:style-name="Police_20_par_20_défaut"><text:span text:style-name="T10">, </text:span></text:span><text:span text:style-name="Police_20_par_20_défaut"><text:span text:style-name="T15">category</text:span></text:span><text:span text:style-name="Police_20_par_20_défaut"><text:span text:style-name="T10">: character or numeric,</text:span></text:span></text:p>
      <text:p text:style-name="P67"><text:span text:style-name="Police_20_par_20_défaut"><text:span text:style-name="T10"><text:s text:c="2"/></text:span></text:span><text:span text:style-name="Police_20_par_20_défaut"><text:span text:style-name="T15">co_occ</text:span></text:span><text:span text:style-name="Police_20_par_20_défaut"><text:span text:style-name="T10">: matrix(numeric), </text:span></text:span><text:span text:style-name="Police_20_par_20_défaut"><text:span text:style-name="T15">proportions</text:span></text:span><text:span text:style-name="Police_20_par_20_défaut"><text:span text:style-name="T10">: logical,</text:span></text:span><text:span text:style-name="Police_20_par_20_défaut"><text:span text:style-name="T15"> min_occ</text:span></text:span><text:span text:style-name="Police_20_par_20_défaut"><text:span text:style-name="T10">: numeric,</text:span></text:span></text:p>
      <text:p text:style-name="P67"><text:span text:style-name="Police_20_par_20_défaut"><text:span text:style-name="T10"><text:s text:c="2"/></text:span></text:span><text:span text:style-name="Police_20_par_20_défaut"><text:span text:style-name="T15">max_occ</text:span></text:span><text:span text:style-name="Police_20_par_20_défaut"><text:span text:style-name="T10">: numeric,</text:span></text:span><text:span text:style-name="Police_20_par_20_défaut"><text:span text:style-name="T15"> use_names</text:span></text:span><text:span text:style-name="Police_20_par_20_défaut"><text:span text:style-name="T10">: logical, </text:span></text:span><text:span text:style-name="Police_20_par_20_défaut"><text:span text:style-name="T15">n.cutoff</text:span></text:span><text:span text:style-name="Police_20_par_20_défaut"><text:span text:style-name="T10">: numeric, </text:span></text:span><text:span text:style-name="Police_20_par_20_défaut"><text:span text:style-name="T15">c.cutoff</text:span></text:span><text:span text:style-name="Police_20_par_20_défaut"><text:span text:style-name="T10">: numeric,</text:span></text:span></text:p>
      <text:p text:style-name="P67"><text:span text:style-name="Police_20_par_20_défaut"><text:span text:style-name="T15"><text:s text:c="2"/>sort_by</text:span></text:span><text:span text:style-name="Police_20_par_20_défaut"><text:span text:style-name="T10">: character, </text:span></text:span><text:span text:style-name="Police_20_par_20_défaut"><text:span text:style-name="T15">vertex_size</text:span></text:span><text:span text:style-name="Police_20_par_20_défaut"><text:span text:style-name="T10">: numeric, </text:span></text:span><text:span text:style-name="Police_20_par_20_défaut"><text:span text:style-name="T15">vertex_alpha</text:span></text:span><text:span text:style-name="Police_20_par_20_défaut"><text:span text:style-name="T10">: numeric,</text:span></text:span></text:p>
      <text:p text:style-name="P67"><text:span text:style-name="Police_20_par_20_défaut"><text:span text:style-name="T15"><text:s text:c="2"/>vertex_margin</text:span></text:span><text:span text:style-name="Police_20_par_20_défaut"><text:span text:style-name="T10">: numeric, </text:span></text:span><text:span text:style-name="Police_20_par_20_défaut"><text:span text:style-name="T15">label_size</text:span></text:span><text:span text:style-name="Police_20_par_20_défaut"><text:span text:style-name="T10">: numeric, </text:span></text:span><text:span text:style-name="Police_20_par_20_défaut"><text:span text:style-name="T15">label_margin</text:span></text:span><text:span text:style-name="Police_20_par_20_défaut"><text:span text:style-name="T10">: numeric,</text:span></text:span></text:p>
      <text:p text:style-name="P67"><text:span text:style-name="Police_20_par_20_défaut"><text:span text:style-name="T15"><text:s text:c="2"/>edge_looseness</text:span></text:span><text:span text:style-name="Police_20_par_20_défaut"><text:span text:style-name="T10">: numeric, </text:span></text:span><text:span text:style-name="Police_20_par_20_défaut"><text:span text:style-name="T15">edge_alpha</text:span></text:span><text:span text:style-name="Police_20_par_20_défaut"><text:span text:style-name="T10">: numeric,</text:span></text:span><text:span text:style-name="Police_20_par_20_défaut"><text:span text:style-name="T15"> palette</text:span></text:span><text:span text:style-name="Police_20_par_20_défaut"><text:span text:style-name="T10">: character or</text:span></text:span></text:p>
      <text:p text:style-name="P67"><text:span text:style-name="Police_20_par_20_défaut"><text:span text:style-name="T10"><text:s text:c="2"/>numeric, </text:span></text:span><text:span text:style-name="Police_20_par_20_défaut"><text:span text:style-name="T15">palette_direction</text:span></text:span><text:span text:style-name="Police_20_par_20_défaut"><text:span text:style-name="T10">: numeric</text:span></text:span><text:span text:style-name="Police_20_par_20_défaut"><text:span text:style-name="T15">)</text:span></text:span><text:span text:style-name="Police_20_par_20_défaut"><text:span text:style-name="T10">: ggplot2 graph</text:span></text:span></text:p>
      <text:p text:style-name="P46"/>
      <text:p text:style-name="P50"><text:span text:style-name="Police_20_par_20_défaut"><text:span text:style-name="T11"><draw:frame draw:style-name="fr2" draw:name="Objet87" text:anchor-type="as-char" svg:width="0.439cm" svg:height="0.467cm" draw:z-index="121"><draw:object xlink:href="./Object 101" xlink:type="simple" xlink:show="embed" xlink:actuate="onLoad"/><draw:image xlink:href="./ObjectReplacements/Object 101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5">extract_rules(itemsets</text:span></text:span><text:span text:style-name="Police_20_par_20_défaut"><text:span text:style-name="T10">: character or list, </text:span></text:span><text:span text:style-name="Police_20_par_20_défaut"><text:span text:style-name="T15">pruning</text:span></text:span><text:span text:style-name="Police_20_par_20_défaut"><text:span text:style-name="T10">: logical, </text:span></text:span><text:span text:style-name="Police_20_par_20_défaut"><text:span text:style-name="T15">arules</text:span></text:span><text:span text:style-name="Police_20_par_20_défaut"><text:span text:style-name="T10">: logical, </text:span></text:span><text:span text:style-name="Police_20_par_20_défaut"><text:span text:style-name="T15">as_sets</text:span></text:span><text:span text:style-name="Police_20_par_20_défaut"><text:span text:style-name="T10">: logical, </text:span></text:span><text:span text:style-name="Police_20_par_20_défaut"><text:span text:style-name="T15">…)</text:span></text:span><text:span text:style-name="Police_20_par_20_défaut"><text:span text:style-name="T10">: rules (class object from arules package) or data.frame</text:span></text:span></text:p>
      <table:table table:name="Tableau33" table:style-name="Tableau33">
        <table:table-column table:style-name="Tableau33.A"/>
        <table:table-column table:style-name="Tableau33.B"/>
        <table:table-column table:style-name="Tableau33.C"/>
        <table:table-column table:style-name="Tableau33.D"/>
        <table:table-column table:style-name="Tableau33.E"/>
        <table:table-column table:style-name="Tableau33.F" table:number-columns-repeated="2"/>
        <table:table-row table:style-name="Tableau33.1">
          <table:table-cell table:style-name="Tableau33.A1" office:value-type="string">
            <text:p text:style-name="P6">antecedent</text:p>
          </table:table-cell>
          <table:table-cell table:style-name="Tableau33.B1" office:value-type="string">
            <text:p text:style-name="P6"/>
          </table:table-cell>
          <table:table-cell table:style-name="Tableau33.C1" office:value-type="string">
            <text:p text:style-name="P6">consequent</text:p>
          </table:table-cell>
          <table:table-cell table:style-name="Tableau33.D1" office:value-type="string">
            <text:p text:style-name="P6">support</text:p>
          </table:table-cell>
          <table:table-cell table:style-name="Tableau33.E1" office:value-type="string">
            <text:p text:style-name="P6">confidence</text:p>
          </table:table-cell>
          <table:table-cell table:style-name="Tableau33.F1" office:value-type="string">
            <text:p text:style-name="P6">lift</text:p>
          </table:table-cell>
          <table:table-cell table:style-name="Tableau33.G1" office:value-type="string">
            <text:p text:style-name="P6">count</text:p>
          </table:table-cell>
        </table:table-row>
        <table:table-row table:style-name="Tableau33.1">
          <table:table-cell table:style-name="Tableau33.A2" office:value-type="string">
            <text:p text:style-name="P4"><text:span text:style-name="Police_20_par_20_défaut"><text:span text:style-name="T5">vector(</text:span></text:span><text:span text:style-name="Police_20_par_20_défaut"><text:span text:style-name="T12">character</text:span></text:span><text:span text:style-name="Police_20_par_20_défaut"><text:span text:style-name="T5">)</text:span></text:span></text:p>
          </table:table-cell>
          <table:table-cell table:style-name="Tableau33.B2" office:value-type="string">
            <text:p text:style-name="P12">=&gt;</text:p>
          </table:table-cell>
          <table:table-cell table:style-name="Tableau33.C2" office:value-type="string">
            <text:p text:style-name="P4"><text:span text:style-name="Police_20_par_20_défaut"><text:span text:style-name="T12">character</text:span></text:span></text:p>
          </table:table-cell>
          <table:table-cell table:style-name="Tableau33.D2" office:value-type="string">
            <text:p text:style-name="P12">numeric</text:p>
          </table:table-cell>
          <table:table-cell table:style-name="Tableau33.E2" office:value-type="string">
            <text:p text:style-name="P12">numeric</text:p>
          </table:table-cell>
          <table:table-cell table:style-name="Tableau33.F2" office:value-type="string">
            <text:p text:style-name="P12">numeric</text:p>
          </table:table-cell>
          <table:table-cell table:style-name="Tableau33.G2" office:value-type="string">
            <text:p text:style-name="P27">integer</text:p>
          </table:table-cell>
        </table:table-row>
      </table:table>
      <text:p text:style-name="P50"><text:span text:style-name="Police_20_par_20_défaut"><text:span text:style-name="T10">or (</text:span></text:span><text:span text:style-name="Police_20_par_20_défaut"><text:span text:style-name="T15">antecedent</text:span></text:span><text:span text:style-name="Police_20_par_20_défaut"><text:span text:style-name="T10"> and </text:span></text:span><text:span text:style-name="Police_20_par_20_défaut"><text:span text:style-name="T15">consequent</text:span></text:span><text:span text:style-name="Police_20_par_20_défaut"><text:span text:style-name="T10"> types depend on the value of </text:span></text:span><text:span text:style-name="Police_20_par_20_défaut"><text:span text:style-name="T15">as_sets</text:span></text:span><text:span text:style-name="Police_20_par_20_défaut"><text:span text:style-name="T10">. Presence of </text:span></text:span><text:span text:style-name="Police_20_par_20_défaut"><text:span text:style-name="T15">count</text:span></text:span><text:span text:style-name="Police_20_par_20_défaut"><text:span text:style-name="T10"> or </text:span></text:span><text:span text:style-name="Police_20_par_20_défaut"><text:span text:style-name="T15">itemset</text:span></text:span><text:span text:style-name="Police_20_par_20_défaut"><text:span text:style-name="T10"> depends on the value of </text:span></text:span><text:span text:style-name="Police_20_par_20_défaut"><text:span text:style-name="T15">itemsets</text:span></text:span><text:span text:style-name="Police_20_par_20_défaut"><text:span text:style-name="T10">)</text:span></text:span></text:p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E"/>
        <table:table-column table:style-name="Tableau34.F" table:number-columns-repeated="2"/>
        <table:table-row table:style-name="Tableau34.1">
          <table:table-cell table:style-name="Tableau34.A1" office:value-type="string">
            <text:p text:style-name="P6">antecedent</text:p>
          </table:table-cell>
          <table:table-cell table:style-name="Tableau34.B1" office:value-type="string">
            <text:p text:style-name="P6"/>
          </table:table-cell>
          <table:table-cell table:style-name="Tableau34.C1" office:value-type="string">
            <text:p text:style-name="P6">consequent</text:p>
          </table:table-cell>
          <table:table-cell table:style-name="Tableau34.D1" office:value-type="string">
            <text:p text:style-name="P6">support</text:p>
          </table:table-cell>
          <table:table-cell table:style-name="Tableau34.E1" office:value-type="string">
            <text:p text:style-name="P6">confidence</text:p>
          </table:table-cell>
          <table:table-cell table:style-name="Tableau34.F1" office:value-type="string">
            <text:p text:style-name="P6">lift</text:p>
          </table:table-cell>
          <table:table-cell table:style-name="Tableau34.G1" office:value-type="string">
            <text:p text:style-name="P6">itemset</text:p>
          </table:table-cell>
        </table:table-row>
        <table:table-row table:style-name="Tableau34.1">
          <table:table-cell table:style-name="Tableau34.A2" office:value-type="string">
            <text:p text:style-name="P12">factor</text:p>
          </table:table-cell>
          <table:table-cell table:style-name="Tableau34.B2" office:value-type="string">
            <text:p text:style-name="P12">=&gt;</text:p>
          </table:table-cell>
          <table:table-cell table:style-name="Tableau34.C2" office:value-type="string">
            <text:p text:style-name="P12">factor</text:p>
          </table:table-cell>
          <table:table-cell table:style-name="Tableau34.D2" office:value-type="string">
            <text:p text:style-name="P12">numeric</text:p>
          </table:table-cell>
          <table:table-cell table:style-name="Tableau34.E2" office:value-type="string">
            <text:p text:style-name="P12">numeric</text:p>
          </table:table-cell>
          <table:table-cell table:style-name="Tableau34.F2" office:value-type="string">
            <text:p text:style-name="P12">numeric</text:p>
          </table:table-cell>
          <table:table-cell table:style-name="Tableau34.G2" office:value-type="string">
            <text:p text:style-name="P28">integer</text:p>
          </table:table-cell>
        </table:table-row>
      </table:table>
      <text:p text:style-name="P43"/>
      <text:p text:style-name="P50"><text:span text:style-name="Police_20_par_20_défaut"><text:span text:style-name="T11"><draw:frame draw:style-name="fr2" draw:name="Objet88" text:anchor-type="as-char" svg:width="0.439cm" svg:height="0.467cm" draw:z-index="122"><draw:object xlink:href="./Object 102" xlink:type="simple" xlink:show="embed" xlink:actuate="onLoad"/><draw:image xlink:href="./ObjectReplacements/Object 102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5">rules_chart(rules</text:span></text:span><text:span text:style-name="Police_20_par_20_défaut"><text:span text:style-name="T10">: see method </text:span></text:span><text:span text:style-name="Police_20_par_20_défaut"><text:span text:style-name="T15">extract_rules</text:span></text:span><text:span text:style-name="Police_20_par_20_défaut"><text:span text:style-name="T10">,</text:span></text:span><text:span text:style-name="Police_20_par_20_défaut"><text:span text:style-name="T15"> items</text:span></text:span><text:span text:style-name="Police_20_par_20_défaut"><text:span text:style-name="T10">: see attribute </text:span></text:span><text:span text:style-name="Police_20_par_20_défaut"><text:span text:style-name="T15">items</text:span></text:span><text:span text:style-name="Police_20_par_20_défaut"><text:span text:style-name="T10">,</text:span></text:span><text:span text:style-name="Police_20_par_20_défaut"><text:span text:style-name="T15"> parameter</text:span></text:span><text:span text:style-name="Police_20_par_20_défaut"><text:span text:style-name="T10">: list,</text:span></text:span></text:p>
      <text:p text:style-name="P71"><text:span text:style-name="Police_20_par_20_défaut"><text:span text:style-name="T15"><text:s text:c="13"/>display</text:span></text:span><text:span text:style-name="Police_20_par_20_défaut"><text:span text:style-name="T10">: character,</text:span></text:span><text:span text:style-name="Police_20_par_20_défaut"><text:span text:style-name="T15"> threshold</text:span></text:span><text:span text:style-name="Police_20_par_20_défaut"><text:span text:style-name="T10">: numeric,</text:span></text:span><text:span text:style-name="Police_20_par_20_défaut"><text:span text:style-name="T15"> </text:span></text:span><text:span text:style-name="Police_20_par_20_défaut"><text:span text:style-name="T18">direction</text:span></text:span><text:span text:style-name="Police_20_par_20_défaut"><text:span text:style-name="T25">: logical,</text:span></text:span><text:span text:style-name="Police_20_par_20_défaut"><text:span text:style-name="T17"> </text:span></text:span><text:span text:style-name="Police_20_par_20_défaut"><text:span text:style-name="T15">use_names</text:span></text:span><text:span text:style-name="Police_20_par_20_défaut"><text:span text:style-name="T10">: logical,</text:span></text:span></text:p>
      <text:p text:style-name="P71"><text:span text:style-name="Police_20_par_20_défaut"><text:span text:style-name="T15"><text:s text:c="13"/>n.cutoff</text:span></text:span><text:span text:style-name="Police_20_par_20_défaut"><text:span text:style-name="T10">: numeric, </text:span></text:span><text:span text:style-name="Police_20_par_20_défaut"><text:span text:style-name="T15">category</text:span></text:span><text:span text:style-name="Police_20_par_20_défaut"><text:span text:style-name="T10">: character or numeric,</text:span></text:span><text:span text:style-name="Police_20_par_20_défaut"><text:span text:style-name="T15"> c.cutoff</text:span></text:span><text:span text:style-name="Police_20_par_20_défaut"><text:span text:style-name="T10">: numeric,</text:span></text:span></text:p>
      <text:p text:style-name="P71"><text:span text:style-name="Police_20_par_20_défaut"><text:span text:style-name="T15"><text:s text:c="13"/>sort_by</text:span></text:span><text:span text:style-name="Police_20_par_20_défaut"><text:span text:style-name="T10">: character, </text:span></text:span><text:span text:style-name="Police_20_par_20_défaut"><text:span text:style-name="T15">vertex_size</text:span></text:span><text:span text:style-name="Police_20_par_20_défaut"><text:span text:style-name="T10">: numeric,</text:span></text:span><text:span text:style-name="Police_20_par_20_défaut"><text:span text:style-name="T15"> vertex_alpha</text:span></text:span><text:span text:style-name="Police_20_par_20_défaut"><text:span text:style-name="T10">: numeric,</text:span></text:span></text:p>
      <text:p text:style-name="P71"><text:span text:style-name="Police_20_par_20_défaut"><text:span text:style-name="T15"><text:s text:c="13"/>vertex_margin</text:span></text:span><text:span text:style-name="Police_20_par_20_défaut"><text:span text:style-name="T10">: numeric, </text:span></text:span><text:span text:style-name="Police_20_par_20_défaut"><text:span text:style-name="T15">label_size</text:span></text:span><text:span text:style-name="Police_20_par_20_défaut"><text:span text:style-name="T10">: numeric,</text:span></text:span><text:span text:style-name="Police_20_par_20_défaut"><text:span text:style-name="T15"> label_margin</text:span></text:span><text:span text:style-name="Police_20_par_20_défaut"><text:span text:style-name="T10">: numeric,</text:span></text:span></text:p>
      <text:p text:style-name="P71"><text:span text:style-name="Police_20_par_20_défaut"><text:span text:style-name="T15"><text:s text:c="13"/>edge_looseness</text:span></text:span><text:span text:style-name="Police_20_par_20_défaut"><text:span text:style-name="T10">: numeric, </text:span></text:span><text:span text:style-name="Police_20_par_20_défaut"><text:span text:style-name="T15">edge_alpha</text:span></text:span><text:span text:style-name="Police_20_par_20_défaut"><text:span text:style-name="T10">: numeric,</text:span></text:span><text:span text:style-name="Police_20_par_20_défaut"><text:span text:style-name="T15"> palette</text:span></text:span><text:span text:style-name="Police_20_par_20_défaut"><text:span text:style-name="T10">: character,</text:span></text:span></text:p>
      <text:p text:style-name="P71"><text:span text:style-name="Police_20_par_20_défaut"><text:span text:style-name="T15"><text:s text:c="13"/>palette_direction</text:span></text:span><text:span text:style-name="Police_20_par_20_défaut"><text:span text:style-name="T10">: numeric, </text:span></text:span><text:span text:style-name="Police_20_par_20_défaut"><text:span text:style-name="T15">plot</text:span></text:span><text:span text:style-name="Police_20_par_20_défaut"><text:span text:style-name="T10">: logical</text:span></text:span><text:span text:style-name="Police_20_par_20_défaut"><text:span text:style-name="T15">)</text:span></text:span><text:span text:style-name="Police_20_par_20_défaut"><text:span text:style-name="T10">: list<text:tab/></text:span></text:span></text:p>
      <text:p text:style-name="P46">[["graph"]]: ggplot2 graph</text:p>
      <text:p text:style-name="P50"><text:span text:style-name="Police_20_par_20_défaut"><text:span text:style-name="T10">[["rules"]]: see method </text:span></text:span><text:span text:style-name="Police_20_par_20_défaut"><text:span text:style-name="T15">extract_rules</text:span></text:span></text:p>
      <text:p text:style-name="P39"><text:soft-page-break/></text:p>
      <text:p text:style-name="P50"><text:span text:style-name="Police_20_par_20_défaut"><text:span text:style-name="T11"><draw:frame draw:style-name="fr2" draw:name="Objet89" text:anchor-type="as-char" svg:width="0.439cm" svg:height="0.467cm" draw:z-index="127"><draw:object xlink:href="./Object 103" xlink:type="simple" xlink:show="embed" xlink:actuate="onLoad"/><draw:image xlink:href="./ObjectReplacements/Object 103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export(nporc</text:span></text:span><text:span text:style-name="Police_20_par_20_défaut"><text:span text:style-name="T10">: see attribute </text:span></text:span><text:span text:style-name="Police_20_par_20_défaut"><text:span text:style-name="T14">nodes</text:span></text:span><text:span text:style-name="Police_20_par_20_défaut"><text:span text:style-name="T10"> or </text:span></text:span><text:span text:style-name="Police_20_par_20_défaut"><text:span text:style-name="T14">patterns</text:span></text:span><text:span text:style-name="Police_20_par_20_défaut"><text:span text:style-name="T22"> or return of function </text:span></text:span><text:span text:style-name="Police_20_par_20_défaut"><text:span text:style-name="T14">extract_rules</text:span></text:span><text:span text:style-name="Police_20_par_20_défaut"><text:span text:style-name="T10">, </text:span></text:span><text:span text:style-name="Police_20_par_20_défaut"><text:span text:style-name="T14">…)</text:span></text:span></text:p>
      <text:p text:style-name="P39"/>
      <text:p text:style-name="P57"><text:span text:style-name="Police_20_par_20_défaut"><text:span text:style-name="T11"><draw:frame draw:style-name="fr2" draw:name="Objet90" text:anchor-type="as-char" svg:width="0.439cm" svg:height="0.467cm" draw:z-index="128"><draw:object xlink:href="./Object 104" xlink:type="simple" xlink:show="embed" xlink:actuate="onLoad"/><draw:image xlink:href="./ObjectReplacements/Object 104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5">get_trx_from_category(trx</text:span></text:span><text:span text:style-name="Police_20_par_20_défaut"><text:span text:style-name="T10">: </text:span></text:span><text:span text:style-name="Police_20_par_20_défaut"><text:span text:style-name="T26">character or </text:span></text:span><text:span text:style-name="Police_20_par_20_défaut"><text:span text:style-name="T10">TransactionSet,</text:span></text:span><text:span text:style-name="Police_20_par_20_défaut"><text:span text:style-name="T15"> category</text:span></text:span><text:span text:style-name="Police_20_par_20_défaut"><text:span text:style-name="T10">: character or numeric,</text:span></text:span></text:p>
      <text:p text:style-name="P57"><text:span text:style-name="Police_20_par_20_défaut"><text:span text:style-name="T15"><text:tab/><text:tab/><text:tab/> <text:s text:c="5"/>value</text:span></text:span><text:span text:style-name="Police_20_par_20_défaut"><text:span text:style-name="T10">: character, </text:span></text:span><text:span text:style-name="Police_20_par_20_défaut"><text:span text:style-name="T31">as_indices</text:span></text:span><text:span text:style-name="Police_20_par_20_défaut"><text:span text:style-name="T32">: logical</text:span></text:span><text:span text:style-name="Police_20_par_20_défaut"><text:span text:style-name="T15">)</text:span></text:span><text:span text:style-name="Police_20_par_20_défaut"><text:span text:style-name="T10">: TransactionSet or </text:span></text:span><text:span text:style-name="Police_20_par_20_défaut"><text:span text:style-name="T32">named</text:span></text:span></text:p>
      <text:p text:style-name="P57"><text:span text:style-name="Police_20_par_20_défaut"><text:span text:style-name="T31"><text:tab/><text:tab/><text:tab/> <text:s text:c="5"/></text:span></text:span><text:span text:style-name="Police_20_par_20_défaut"><text:span text:style-name="T32">vector(</text:span></text:span><text:span text:style-name="Police_20_par_20_défaut"><text:span text:style-name="T33">integer</text:span></text:span><text:span text:style-name="Police_20_par_20_défaut"><text:span text:style-name="T32">)</text:span></text:span></text:p>
      <text:p text:style-name="P39"/>
      <text:p text:style-name="P50"><text:span text:style-name="Police_20_par_20_défaut"><text:span text:style-name="T11"><draw:frame draw:style-name="fr2" draw:name="Objet91" text:anchor-type="as-char" svg:width="0.439cm" svg:height="0.467cm" draw:z-index="129"><draw:object xlink:href="./Object 105" xlink:type="simple" xlink:show="embed" xlink:actuate="onLoad"/><draw:image xlink:href="./ObjectReplacements/Object 105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get_nodes(</text:span></text:span><text:bookmark-start text:name="_Hlk51355472"/><text:span text:style-name="Police_20_par_20_défaut"><text:span text:style-name="T14">nc</text:span></text:span><text:bookmark-end text:name="_Hlk51355472"/><text:span text:style-name="Police_20_par_20_défaut"><text:span text:style-name="T22">: character or see attribute </text:span></text:span><text:span text:style-name="Police_20_par_20_défaut"><text:span text:style-name="T14">nodes</text:span></text:span><text:span text:style-name="Police_20_par_20_défaut"><text:span text:style-name="T22">, </text:span></text:span><text:span text:style-name="Police_20_par_20_défaut"><text:span text:style-name="T14">element</text:span></text:span><text:span text:style-name="Police_20_par_20_défaut"><text:span text:style-name="T22">: character or numeric,</text:span></text:span></text:p>
      <text:p text:style-name="P65"><text:span text:style-name="Police_20_par_20_défaut"><text:span text:style-name="T22"><text:s text:c="12"/></text:span></text:span><text:span text:style-name="Police_20_par_20_défaut"><text:span text:style-name="T14">value</text:span></text:span><text:span text:style-name="Police_20_par_20_défaut"><text:span text:style-name="T22">: numeric or vector(numeric) or character or vector(character),</text:span></text:span></text:p>
      <text:p text:style-name="P65"><text:span text:style-name="Police_20_par_20_défaut"><text:span text:style-name="T22"><text:s text:c="12"/></text:span></text:span><text:span text:style-name="Police_20_par_20_défaut"><text:span text:style-name="T14">condition</text:span></text:span><text:span text:style-name="Police_20_par_20_défaut"><text:span text:style-name="T22">: character</text:span></text:span><text:span text:style-name="Police_20_par_20_défaut"><text:span text:style-name="T14">)</text:span></text:span><text:span text:style-name="Police_20_par_20_défaut"><text:span text:style-name="T22">: see attribute </text:span></text:span><text:span text:style-name="Police_20_par_20_défaut"><text:span text:style-name="T14">nodes</text:span></text:span></text:p>
      <text:p text:style-name="P50"><text:span text:style-name="Police_20_par_20_défaut"><text:span text:style-name="T12"><draw:frame draw:style-name="fr1" draw:name="Objet43" text:anchor-type="as-char" svg:width="0.439cm" style:rel-width="scale" svg:height="0.467cm" style:rel-height="scale" draw:z-index="42"><draw:object xlink:href="./Object 106" xlink:type="simple" xlink:show="embed" xlink:actuate="onLoad"/><draw:image xlink:href="./ObjectReplacements/Object 106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4">get_nodes_from_items(nc</text:span></text:span><text:span text:style-name="Police_20_par_20_défaut"><text:span text:style-name="T10">: </text:span></text:span><text:span text:style-name="Police_20_par_20_défaut"><text:span text:style-name="T22">character or </text:span></text:span><text:span text:style-name="Police_20_par_20_défaut"><text:span text:style-name="T10">see attribute </text:span></text:span><text:span text:style-name="Police_20_par_20_défaut"><text:span text:style-name="T14">nodes</text:span></text:span><text:span text:style-name="Police_20_par_20_défaut"><text:span text:style-name="T10">, </text:span></text:span><text:span text:style-name="Police_20_par_20_défaut"><text:span text:style-name="T14">items</text:span></text:span><text:span text:style-name="Police_20_par_20_défaut"><text:span text:style-name="T10">: vector(numeric),</text:span></text:span></text:p>
      <text:p text:style-name="P67"><text:span text:style-name="Police_20_par_20_défaut"><text:span text:style-name="T14"><text:s text:c="6"/>condition</text:span></text:span><text:span text:style-name="Police_20_par_20_défaut"><text:span text:style-name="T10">: character</text:span></text:span><text:span text:style-name="Police_20_par_20_défaut"><text:span text:style-name="T14">)</text:span></text:span><text:span text:style-name="Police_20_par_20_défaut"><text:span text:style-name="T10">: see attribute </text:span></text:span><text:span text:style-name="Police_20_par_20_défaut"><text:span text:style-name="T14">nodes</text:span></text:span></text:p>
      <text:p text:style-name="P50"><text:span text:style-name="Police_20_par_20_défaut"><text:span text:style-name="T12"><draw:frame draw:style-name="fr1" draw:name="Objet44" text:anchor-type="as-char" svg:width="0.439cm" style:rel-width="scale" svg:height="0.467cm" style:rel-height="scale" draw:z-index="43"><draw:object xlink:href="./Object 107" xlink:type="simple" xlink:show="embed" xlink:actuate="onLoad"/><draw:image xlink:href="./ObjectReplacements/Object 107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4">get_nodes_from_characteristic(nc</text:span></text:span><text:span text:style-name="Police_20_par_20_défaut"><text:span text:style-name="T10">: </text:span></text:span><text:span text:style-name="Police_20_par_20_défaut"><text:span text:style-name="T22">character or </text:span></text:span><text:span text:style-name="Police_20_par_20_défaut"><text:span text:style-name="T10">see attribute </text:span></text:span><text:span text:style-name="Police_20_par_20_défaut"><text:span text:style-name="T14">nodes</text:span></text:span><text:span text:style-name="Police_20_par_20_défaut"><text:span text:style-name="T10">, </text:span></text:span><text:span text:style-name="Police_20_par_20_défaut"><text:span text:style-name="T14">characteristic</text:span></text:span><text:span text:style-name="Police_20_par_20_défaut"><text:span text:style-name="T10">: character, </text:span></text:span></text:p>
      <text:p text:style-name="P74"><text:span text:style-name="Police_20_par_20_défaut"><text:span text:style-name="T10"><text:s text:c="7"/></text:span></text:span><text:span text:style-name="Police_20_par_20_défaut"><text:span text:style-name="T14">value</text:span></text:span><text:span text:style-name="Police_20_par_20_défaut"><text:span text:style-name="T10">: numeric, </text:span></text:span><text:span text:style-name="Police_20_par_20_défaut"><text:span text:style-name="T14">condition</text:span></text:span><text:span text:style-name="Police_20_par_20_défaut"><text:span text:style-name="T10">: character</text:span></text:span><text:span text:style-name="Police_20_par_20_défaut"><text:span text:style-name="T14">)</text:span></text:span><text:span text:style-name="Police_20_par_20_défaut"><text:span text:style-name="T10">: see attribute </text:span></text:span><text:span text:style-name="Police_20_par_20_défaut"><text:span text:style-name="T14">nodes</text:span></text:span></text:p>
      <text:p text:style-name="P50"><text:span text:style-name="Police_20_par_20_défaut"><text:span text:style-name="T12"><draw:frame draw:style-name="fr1" draw:name="Objet45" text:anchor-type="as-char" svg:width="0.439cm" style:rel-width="scale" svg:height="0.467cm" style:rel-height="scale" draw:z-index="44"><draw:object xlink:href="./Object 108" xlink:type="simple" xlink:show="embed" xlink:actuate="onLoad"/><draw:image xlink:href="./ObjectReplacements/Object 108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4">get_nodes_from_category(nc</text:span></text:span><text:span text:style-name="Police_20_par_20_défaut"><text:span text:style-name="T10">: </text:span></text:span><text:span text:style-name="Police_20_par_20_défaut"><text:span text:style-name="T22">character or </text:span></text:span><text:span text:style-name="Police_20_par_20_défaut"><text:span text:style-name="T10">see attribute </text:span></text:span><text:span text:style-name="Police_20_par_20_défaut"><text:span text:style-name="T14">nodes</text:span></text:span><text:span text:style-name="Police_20_par_20_défaut"><text:span text:style-name="T22">,</text:span></text:span><text:span text:style-name="Police_20_par_20_défaut"><text:span text:style-name="T14"> category</text:span></text:span><text:span text:style-name="Police_20_par_20_défaut"><text:span text:style-name="T10">: character or numeric, </text:span></text:span></text:p>
      <text:p text:style-name="P67"><text:span text:style-name="Police_20_par_20_défaut"><text:span text:style-name="T10"><text:s text:c="12"/></text:span></text:span><text:span text:style-name="Police_20_par_20_défaut"><text:span text:style-name="T14">value</text:span></text:span><text:span text:style-name="Police_20_par_20_défaut"><text:span text:style-name="T10">: character, </text:span></text:span><text:span text:style-name="Police_20_par_20_défaut"><text:span text:style-name="T14">condition</text:span></text:span><text:span text:style-name="Police_20_par_20_défaut"><text:span text:style-name="T10">: character</text:span></text:span><text:span text:style-name="Police_20_par_20_défaut"><text:span text:style-name="T14">)</text:span></text:span><text:span text:style-name="Police_20_par_20_défaut"><text:span text:style-name="T10">: see attribute </text:span></text:span><text:span text:style-name="Police_20_par_20_défaut"><text:span text:style-name="T14">nodes</text:span></text:span></text:p>
      <text:p text:style-name="P46"/>
      <text:p text:style-name="P50"><text:span text:style-name="Police_20_par_20_défaut"><text:span text:style-name="T11"><draw:frame draw:style-name="fr2" draw:name="Objet92" text:anchor-type="as-char" svg:width="0.439cm" svg:height="0.467cm" draw:z-index="130"><draw:object xlink:href="./Object 109" xlink:type="simple" xlink:show="embed" xlink:actuate="onLoad"/><draw:image xlink:href="./ObjectReplacements/Object 109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get_patterns(pc</text:span></text:span><text:span text:style-name="Police_20_par_20_défaut"><text:span text:style-name="T22">: character or see attribute </text:span></text:span><text:span text:style-name="Police_20_par_20_défaut"><text:span text:style-name="T14">patterns</text:span></text:span><text:span text:style-name="Police_20_par_20_défaut"><text:span text:style-name="T22">, </text:span></text:span><text:span text:style-name="Police_20_par_20_défaut"><text:span text:style-name="T14">element</text:span></text:span><text:span text:style-name="Police_20_par_20_défaut"><text:span text:style-name="T22">: character or numeric,</text:span></text:span></text:p>
      <text:p text:style-name="P65"><text:span text:style-name="Police_20_par_20_défaut"><text:span text:style-name="T22"><text:s text:c="16"/></text:span></text:span><text:span text:style-name="Police_20_par_20_défaut"><text:span text:style-name="T14">value</text:span></text:span><text:span text:style-name="Police_20_par_20_défaut"><text:span text:style-name="T22">: numeric or vector(numeric) or character or vector(character),</text:span></text:span></text:p>
      <text:p text:style-name="P65"><text:span text:style-name="Police_20_par_20_défaut"><text:span text:style-name="T22"><text:s text:c="16"/></text:span></text:span><text:span text:style-name="Police_20_par_20_défaut"><text:span text:style-name="T14">condition</text:span></text:span><text:span text:style-name="Police_20_par_20_défaut"><text:span text:style-name="T22">: character</text:span></text:span><text:span text:style-name="Police_20_par_20_défaut"><text:span text:style-name="T14">)</text:span></text:span><text:span text:style-name="Police_20_par_20_défaut"><text:span text:style-name="T22">: see attribute </text:span></text:span><text:span text:style-name="Police_20_par_20_défaut"><text:span text:style-name="T14">patterns</text:span></text:span></text:p>
      <text:p text:style-name="P50"><text:span text:style-name="Police_20_par_20_défaut"><text:span text:style-name="T12"><draw:frame draw:style-name="fr1" draw:name="Objet46" text:anchor-type="as-char" svg:width="0.439cm" style:rel-width="scale" svg:height="0.467cm" style:rel-height="scale" draw:z-index="45"><draw:object xlink:href="./Object 110" xlink:type="simple" xlink:show="embed" xlink:actuate="onLoad"/><draw:image xlink:href="./ObjectReplacements/Object 110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4">get_patterns_from_items(pc</text:span></text:span><text:span text:style-name="Police_20_par_20_défaut"><text:span text:style-name="T10">: </text:span></text:span><text:span text:style-name="Police_20_par_20_défaut"><text:span text:style-name="T22">character or </text:span></text:span><text:span text:style-name="Police_20_par_20_défaut"><text:span text:style-name="T10">see attribute </text:span></text:span><text:span text:style-name="Police_20_par_20_défaut"><text:span text:style-name="T14">patterns</text:span></text:span><text:span text:style-name="Police_20_par_20_défaut"><text:span text:style-name="T10">, </text:span></text:span><text:span text:style-name="Police_20_par_20_défaut"><text:span text:style-name="T14">items</text:span></text:span><text:span text:style-name="Police_20_par_20_défaut"><text:span text:style-name="T10">: vector(numeric),</text:span></text:span></text:p>
      <text:p text:style-name="P76"><text:span text:style-name="Police_20_par_20_défaut"><text:span text:style-name="T10"><text:s text:c="11"/></text:span></text:span><text:span text:style-name="Police_20_par_20_défaut"><text:span text:style-name="T14">condition</text:span></text:span><text:span text:style-name="Police_20_par_20_défaut"><text:span text:style-name="T10">: character</text:span></text:span><text:span text:style-name="Police_20_par_20_défaut"><text:span text:style-name="T14">)</text:span></text:span><text:span text:style-name="Police_20_par_20_défaut"><text:span text:style-name="T10">: see attribute </text:span></text:span><text:span text:style-name="Police_20_par_20_défaut"><text:span text:style-name="T14">patterns</text:span></text:span></text:p>
      <text:p text:style-name="P50"><text:span text:style-name="Police_20_par_20_défaut"><text:span text:style-name="T12"><draw:frame draw:style-name="fr1" draw:name="Objet47" text:anchor-type="as-char" svg:width="0.439cm" style:rel-width="scale" svg:height="0.467cm" style:rel-height="scale" draw:z-index="46"><draw:object xlink:href="./Object 111" xlink:type="simple" xlink:show="embed" xlink:actuate="onLoad"/><draw:image xlink:href="./ObjectReplacements/Object 111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4">get_patterns_from_characteristic(pc</text:span></text:span><text:span text:style-name="Police_20_par_20_défaut"><text:span text:style-name="T10">:</text:span></text:span><text:span text:style-name="Police_20_par_20_défaut"><text:span text:style-name="T22"> character or</text:span></text:span><text:span text:style-name="Police_20_par_20_défaut"><text:span text:style-name="T10"> see attribute </text:span></text:span><text:span text:style-name="Police_20_par_20_défaut"><text:span text:style-name="T14">patterns</text:span></text:span><text:span text:style-name="Police_20_par_20_défaut"><text:span text:style-name="T10">,</text:span></text:span></text:p>
      <text:p text:style-name="P77"><text:span text:style-name="Police_20_par_20_défaut"><text:span text:style-name="T10"><text:s text:c="11"/></text:span></text:span><text:span text:style-name="Police_20_par_20_défaut"><text:span text:style-name="T14">characteristic</text:span></text:span><text:span text:style-name="Police_20_par_20_défaut"><text:span text:style-name="T10">: character, </text:span></text:span><text:span text:style-name="Police_20_par_20_défaut"><text:span text:style-name="T14">value</text:span></text:span><text:span text:style-name="Police_20_par_20_défaut"><text:span text:style-name="T10">: numeric,</text:span></text:span><text:span text:style-name="Police_20_par_20_défaut"><text:span text:style-name="T14"> condition</text:span></text:span><text:span text:style-name="Police_20_par_20_défaut"><text:span text:style-name="T10">: character</text:span></text:span><text:span text:style-name="Police_20_par_20_défaut"><text:span text:style-name="T14">)</text:span></text:span><text:span text:style-name="Police_20_par_20_défaut"><text:span text:style-name="T10">:</text:span></text:span></text:p>
      <text:p text:style-name="P77"><text:span text:style-name="Police_20_par_20_défaut"><text:span text:style-name="T14"><text:s text:c="11"/></text:span></text:span><text:span text:style-name="Police_20_par_20_défaut"><text:span text:style-name="T10">see attribute </text:span></text:span><text:span text:style-name="Police_20_par_20_défaut"><text:span text:style-name="T14">patterns</text:span></text:span></text:p>
      <text:p text:style-name="P50"><text:span text:style-name="Police_20_par_20_défaut"><text:span text:style-name="T12"><draw:frame draw:style-name="fr1" draw:name="Objet48" text:anchor-type="as-char" svg:width="0.439cm" style:rel-width="scale" svg:height="0.467cm" style:rel-height="scale" draw:z-index="47"><draw:object xlink:href="./Object 112" xlink:type="simple" xlink:show="embed" xlink:actuate="onLoad"/><draw:image xlink:href="./ObjectReplacements/Object 112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4">get_patterns_from_status(pc</text:span></text:span><text:span text:style-name="Police_20_par_20_défaut"><text:span text:style-name="T10">: </text:span></text:span><text:span text:style-name="Police_20_par_20_défaut"><text:span text:style-name="T22">character or </text:span></text:span><text:span text:style-name="Police_20_par_20_défaut"><text:span text:style-name="T10">see attribute </text:span></text:span><text:span text:style-name="Police_20_par_20_défaut"><text:span text:style-name="T14">patterns</text:span></text:span><text:span text:style-name="Police_20_par_20_défaut"><text:span text:style-name="T10">, </text:span></text:span><text:span text:style-name="Police_20_par_20_défaut"><text:span text:style-name="T14">value</text:span></text:span><text:span text:style-name="Police_20_par_20_défaut"><text:span text:style-name="T10">: vector(character),</text:span></text:span></text:p>
      <text:p text:style-name="P76"><text:span text:style-name="Police_20_par_20_défaut"><text:span text:style-name="T10"><text:s text:c="12"/></text:span></text:span><text:span text:style-name="Police_20_par_20_défaut"><text:span text:style-name="T14">condition</text:span></text:span><text:span text:style-name="Police_20_par_20_défaut"><text:span text:style-name="T10">: character</text:span></text:span><text:span text:style-name="Police_20_par_20_défaut"><text:span text:style-name="T14">)</text:span></text:span><text:span text:style-name="Police_20_par_20_défaut"><text:span text:style-name="T10">: see attribute </text:span></text:span><text:span text:style-name="Police_20_par_20_défaut"><text:span text:style-name="T14">patterns</text:span></text:span></text:p>
      <text:p text:style-name="P50"><text:span text:style-name="Police_20_par_20_défaut"><text:span text:style-name="T12"><draw:frame draw:style-name="fr1" draw:name="Objet49" text:anchor-type="as-char" svg:width="0.439cm" style:rel-width="scale" svg:height="0.467cm" style:rel-height="scale" draw:z-index="48"><draw:object xlink:href="./Object 113" xlink:type="simple" xlink:show="embed" xlink:actuate="onLoad"/><draw:image xlink:href="./ObjectReplacements/Object 113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4">get_patterns_from_category(pc</text:span></text:span><text:span text:style-name="Police_20_par_20_défaut"><text:span text:style-name="T10">: </text:span></text:span><text:span text:style-name="Police_20_par_20_défaut"><text:span text:style-name="T22">character or </text:span></text:span><text:span text:style-name="Police_20_par_20_défaut"><text:span text:style-name="T10">see attribute </text:span></text:span><text:span text:style-name="Police_20_par_20_défaut"><text:span text:style-name="T14">patterns</text:span></text:span><text:span text:style-name="Police_20_par_20_défaut"><text:span text:style-name="T10">,</text:span></text:span></text:p>
      <text:p text:style-name="P74"><text:span text:style-name="Police_20_par_20_défaut"><text:span text:style-name="T10"><text:s text:c="2"/></text:span></text:span><text:span text:style-name="Police_20_par_20_défaut"><text:span text:style-name="T14">category</text:span></text:span><text:span text:style-name="Police_20_par_20_défaut"><text:span text:style-name="T10">: character or numeric, </text:span></text:span><text:span text:style-name="Police_20_par_20_défaut"><text:span text:style-name="T14">value</text:span></text:span><text:span text:style-name="Police_20_par_20_défaut"><text:span text:style-name="T10">: character,</text:span></text:span></text:p>
      <text:p text:style-name="P74"><text:span text:style-name="Police_20_par_20_défaut"><text:span text:style-name="T14"><text:s text:c="2"/>condition</text:span></text:span><text:span text:style-name="Police_20_par_20_défaut"><text:span text:style-name="T10">: character</text:span></text:span><text:span text:style-name="Police_20_par_20_défaut"><text:span text:style-name="T14">)</text:span></text:span><text:span text:style-name="Police_20_par_20_défaut"><text:span text:style-name="T10">: see attribute </text:span></text:span><text:span text:style-name="Police_20_par_20_défaut"><text:span text:style-name="T14">patterns</text:span></text:span></text:p>
      <text:p text:style-name="P39"/>
      <text:p text:style-name="P50"><text:span text:style-name="Police_20_par_20_défaut"><text:span text:style-name="T11"><draw:frame draw:style-name="fr2" draw:name="Objet93" text:anchor-type="as-char" svg:width="0.439cm" svg:height="0.467cm" draw:z-index="131"><draw:object xlink:href="./Object 114" xlink:type="simple" xlink:show="embed" xlink:actuate="onLoad"/><draw:image xlink:href="./ObjectReplacements/Object 114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get_links(nopc</text:span></text:span><text:span text:style-name="Police_20_par_20_défaut"><text:span text:style-name="T10">: character or see attribute</text:span></text:span><text:span text:style-name="Police_20_par_20_défaut"><text:span text:style-name="T14"> nodes</text:span></text:span><text:span text:style-name="Police_20_par_20_défaut"><text:span text:style-name="T10"> or </text:span></text:span><text:span text:style-name="Police_20_par_20_défaut"><text:span text:style-name="T14">patterns)</text:span></text:span><text:span text:style-name="Police_20_par_20_défaut"><text:span text:style-name="T22">: see attribute </text:span></text:span><text:span text:style-name="Police_20_par_20_défaut"><text:span text:style-name="T14">node_links</text:span></text:span><text:span text:style-name="Police_20_par_20_défaut"><text:span text:style-name="T22"> or</text:span></text:span></text:p>
      <text:p text:style-name="P70"><text:span text:style-name="Police_20_par_20_défaut"><text:span text:style-name="T22"><text:s text:c="9"/></text:span></text:span><text:span text:style-name="Police_20_par_20_défaut"><text:span text:style-name="T14">pattern_links</text:span></text:span></text:p>
      <text:p text:style-name="P50"><text:span text:style-name="Police_20_par_20_défaut"><text:span text:style-name="T11"><draw:frame draw:style-name="fr2" draw:name="Objet94" text:anchor-type="as-char" svg:width="0.439cm" svg:height="0.467cm" draw:z-index="132"><draw:object xlink:href="./Object 115" xlink:type="simple" xlink:show="embed" xlink:actuate="onLoad"/><draw:image xlink:href="./ObjectReplacements/Object 115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get_isolates(nopc</text:span></text:span><text:span text:style-name="Police_20_par_20_défaut"><text:span text:style-name="T10">: character or see attribute</text:span></text:span><text:span text:style-name="Police_20_par_20_défaut"><text:span text:style-name="T14"> nodes</text:span></text:span><text:span text:style-name="Police_20_par_20_défaut"><text:span text:style-name="T10"> or </text:span></text:span><text:span text:style-name="Police_20_par_20_défaut"><text:span text:style-name="T14">patterns)</text:span></text:span><text:span text:style-name="Police_20_par_20_défaut"><text:span text:style-name="T22">: </text:span></text:span><text:span text:style-name="Police_20_par_20_défaut"><text:span text:style-name="T10">see attribute</text:span></text:span><text:span text:style-name="Police_20_par_20_défaut"><text:span text:style-name="T14"> nodes</text:span></text:span><text:span text:style-name="Police_20_par_20_défaut"><text:span text:style-name="T10"> or </text:span></text:span><text:span text:style-name="Police_20_par_20_défaut"><text:span text:style-name="T14">patterns</text:span></text:span></text:p>
      <text:p text:style-name="P50"><text:span text:style-name="Police_20_par_20_défaut"><text:span text:style-name="T11"><draw:frame draw:style-name="fr2" draw:name="Objet95" text:anchor-type="as-char" svg:width="0.439cm" svg:height="0.467cm" draw:z-index="133"><draw:object xlink:href="./Object 116" xlink:type="simple" xlink:show="embed" xlink:actuate="onLoad"/><draw:image xlink:href="./ObjectReplacements/Object 116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get_non_isolates(nopc</text:span></text:span><text:span text:style-name="Police_20_par_20_défaut"><text:span text:style-name="T10">: character or see attribute</text:span></text:span><text:span text:style-name="Police_20_par_20_défaut"><text:span text:style-name="T14"> nodes</text:span></text:span><text:span text:style-name="Police_20_par_20_défaut"><text:span text:style-name="T10"> or </text:span></text:span><text:span text:style-name="Police_20_par_20_défaut"><text:span text:style-name="T14">patterns)</text:span></text:span><text:span text:style-name="Police_20_par_20_défaut"><text:span text:style-name="T22">: </text:span></text:span><text:span text:style-name="Police_20_par_20_défaut"><text:span text:style-name="T10">see attribute</text:span></text:span><text:span text:style-name="Police_20_par_20_défaut"><text:span text:style-name="T14"> nodes</text:span></text:span><text:span text:style-name="Police_20_par_20_défaut"><text:span text:style-name="T10"> or</text:span></text:span></text:p>
      <text:p text:style-name="P62"><text:span text:style-name="Police_20_par_20_défaut"><text:span text:style-name="T10"><text:s text:c="9"/></text:span></text:span><text:span text:style-name="Police_20_par_20_défaut"><text:span text:style-name="T14">patterns</text:span></text:span></text:p>
      <text:p text:style-name="P50"><text:span text:style-name="Police_20_par_20_défaut"><text:span text:style-name="T11"><draw:frame draw:style-name="fr2" draw:name="Objet96" text:anchor-type="as-char" svg:width="0.439cm" svg:height="0.467cm" draw:z-index="134"><draw:object xlink:href="./Object 117" xlink:type="simple" xlink:show="embed" xlink:actuate="onLoad"/><draw:image xlink:href="./ObjectReplacements/Object 117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14">get_complexes(nopc</text:span></text:span><text:span text:style-name="Police_20_par_20_défaut"><text:span text:style-name="T22">: </text:span></text:span><text:span text:style-name="Police_20_par_20_défaut"><text:span text:style-name="T10">character or </text:span></text:span><text:span text:style-name="Police_20_par_20_défaut"><text:span text:style-name="T22">see attribute </text:span></text:span><text:span text:style-name="Police_20_par_20_défaut"><text:span text:style-name="T14">nodes</text:span></text:span><text:span text:style-name="Police_20_par_20_défaut"><text:span text:style-name="T22"> or </text:span></text:span><text:span text:style-name="Police_20_par_20_défaut"><text:span text:style-name="T14">patterns</text:span></text:span><text:span text:style-name="Police_20_par_20_défaut"><text:span text:style-name="T22">,</text:span></text:span></text:p>
      <text:p text:style-name="P78"><text:span text:style-name="Police_20_par_20_défaut"><text:span text:style-name="T14">category</text:span></text:span><text:span text:style-name="Police_20_par_20_défaut"><text:span text:style-name="T22">: </text:span></text:span><text:span text:style-name="Police_20_par_20_défaut"><text:span text:style-name="T10">character or numeric, </text:span></text:span><text:span text:style-name="Police_20_par_20_défaut"><text:span text:style-name="T15">condition</text:span></text:span><text:span text:style-name="Police_20_par_20_défaut"><text:span text:style-name="T10">: character, </text:span></text:span><text:span text:style-name="Police_20_par_20_défaut"><text:span text:style-name="T15">min_nb_values</text:span></text:span><text:span text:style-name="Police_20_par_20_défaut"><text:span text:style-name="T10">: numeric</text:span></text:span><text:span text:style-name="Police_20_par_20_défaut"><text:span text:style-name="T15">)</text:span></text:span><text:span text:style-name="Police_20_par_20_défaut"><text:span text:style-name="T10">:</text:span></text:span></text:p>
      <text:p text:style-name="P78"><text:span text:style-name="Police_20_par_20_défaut"><text:span text:style-name="T10">see attribute </text:span></text:span><text:span text:style-name="Police_20_par_20_défaut"><text:span text:style-name="T15">nodes</text:span></text:span><text:span text:style-name="Police_20_par_20_défaut"><text:span text:style-name="T10"> or </text:span></text:span><text:span text:style-name="Police_20_par_20_défaut"><text:span text:style-name="T15">patterns</text:span></text:span></text:p>
      <text:p text:style-name="P79"/>
      <text:p text:style-name="P50"><text:span text:style-name="Police_20_par_20_défaut"><text:span text:style-name="T12"><draw:frame draw:style-name="fr2" draw:name="Objet97" text:anchor-type="as-char" svg:width="0.439cm" svg:height="0.467cm" draw:z-index="135"><draw:object xlink:href="./Object 118" xlink:type="simple" xlink:show="embed" xlink:actuate="onLoad"/><draw:image xlink:href="./ObjectReplacements/Object 118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21">get_</text:span></text:span><text:span text:style-name="Police_20_par_20_défaut"><text:span text:style-name="T15">item_names(items</text:span></text:span><text:span text:style-name="Police_20_par_20_défaut"><text:span text:style-name="T10">: vector(character) or vector(numeric) according to the attribute </text:span></text:span><text:span text:style-name="Police_20_par_20_défaut"><text:span text:style-name="T15">items)</text:span></text:span><text:span text:style-name="Police_20_par_20_défaut"><text:span text:style-name="T10">:</text:span></text:span></text:p>
      <text:p text:style-name="P46"><text:s text:c="38"/>vector(character)</text:p>
      <text:p text:style-name="P46"><text:soft-page-break/></text:p>
      <text:p text:style-name="P55"><text:span text:style-name="Police_20_par_20_défaut"><text:span text:style-name="T12"><draw:frame draw:style-name="fr2" draw:name="Objet134" text:anchor-type="as-char" svg:width="0.439cm" svg:height="0.467cm" draw:z-index="136"><draw:object xlink:href="./Object 93" xlink:type="simple" xlink:show="embed" xlink:actuate="onLoad"/><draw:image xlink:href="./ObjectReplacements/Object 93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21">get_</text:span></text:span><text:span text:style-name="Police_20_par_20_défaut"><text:span text:style-name="T15">item_</text:span></text:span><text:span text:style-name="Police_20_par_20_défaut"><text:span text:style-name="T16">colors</text:span></text:span><text:span text:style-name="Police_20_par_20_défaut"><text:span text:style-name="T15">(</text:span></text:span><text:span text:style-name="Police_20_par_20_défaut"><text:span text:style-name="T16">category</text:span></text:span><text:span text:style-name="Police_20_par_20_défaut"><text:span text:style-name="T24">: character or numeric,</text:span></text:span></text:p>
      <text:p text:style-name="P55"><text:span text:style-name="Police_20_par_20_défaut"><text:span text:style-name="T15"><text:s text:c="37"/>items</text:span></text:span><text:span text:style-name="Police_20_par_20_défaut"><text:span text:style-name="T10">: vector(character) or vector(numeric) according to the attribute </text:span></text:span><text:span text:style-name="Police_20_par_20_défaut"><text:span text:style-name="T15">items)</text:span></text:span><text:span text:style-name="Police_20_par_20_défaut"><text:span text:style-name="T10">:</text:span></text:span></text:p>
      <text:p text:style-name="P47"><text:s text:c="37"/>vector(character)</text:p>
      <text:p text:style-name="P47"/>
      <text:p text:style-name="P50"><text:span text:style-name="Police_20_par_20_défaut"><text:span text:style-name="T11"><draw:frame draw:style-name="fr2" draw:name="Objet98" text:anchor-type="as-char" svg:width="0.439cm" svg:height="0.467cm" draw:z-index="137"><draw:object xlink:href="./Object 119" xlink:type="simple" xlink:show="embed" xlink:actuate="onLoad"/><draw:image xlink:href="./ObjectReplacements/Object 119" xlink:type="simple" xlink:show="embed" xlink:actuate="onLoad"/><svg:desc>formule</svg:desc></draw:frame></text:span></text:span><text:span text:style-name="Police_20_par_20_défaut"><text:span text:style-name="T11"><text:s/></text:span></text:span><text:span text:style-name="Police_20_par_20_défaut"><text:span text:style-name="T20">category_values</text:span></text:span><text:span text:style-name="Police_20_par_20_défaut"><text:span text:style-name="T14">(itemsets</text:span></text:span><text:span text:style-name="Police_20_par_20_défaut"><text:span text:style-name="T22">: </text:span></text:span><text:span text:style-name="Police_20_par_20_défaut"><text:span text:style-name="T10">list(vector(character))</text:span></text:span><text:span text:style-name="Police_20_par_20_défaut"><text:span text:style-name="T22">, </text:span></text:span><text:span text:style-name="Police_20_par_20_défaut"><text:span text:style-name="T14">as_character</text:span></text:span><text:span text:style-name="Police_20_par_20_défaut"><text:span text:style-name="T22">: logical, </text:span></text:span><text:span text:style-name="Police_20_par_20_défaut"><text:span text:style-name="T14">unique</text:span></text:span><text:span text:style-name="Police_20_par_20_défaut"><text:span text:style-name="T22">: logical</text:span></text:span><text:span text:style-name="Police_20_par_20_défaut"><text:span text:style-name="T14">)</text:span></text:span><text:span text:style-name="Police_20_par_20_défaut"><text:span text:style-name="T22">:</text:span></text:span></text:p>
      <text:p text:style-name="P41">list(list(factor))</text:p>
      <table:table table:name="Tableau35" table:style-name="Tableau35">
        <table:table-column table:style-name="Tableau35.A" table:number-columns-repeated="2"/>
        <table:table-column table:style-name="Tableau35.C"/>
        <table:table-column table:style-name="Tableau35.A"/>
        <table:table-row table:style-name="TableLine2085628483344">
          <table:table-cell table:style-name="Tableau35.A1" office:value-type="string">
            <text:p text:style-name="P32">$category1</text:p>
          </table:table-cell>
          <table:table-cell table:style-name="Tableau35.A1" office:value-type="string">
            <text:p text:style-name="P32">$category2</text:p>
          </table:table-cell>
          <table:table-cell table:style-name="Tableau35.A1" office:value-type="string">
            <text:p text:style-name="P31">…</text:p>
          </table:table-cell>
          <table:table-cell table:style-name="Tableau35.A1" office:value-type="string">
            <text:p text:style-name="P32">$categoryC</text:p>
          </table:table-cell>
        </table:table-row>
        <table:table-row table:style-name="TableLine2085628495584">
          <table:table-cell table:style-name="Tableau35.A1" office:value-type="string">
            <table:table table:name="Tableau36" table:style-name="Tableau36">
              <table:table-column table:style-name="Tableau36.A"/>
              <table:table-column table:style-name="Tableau36.B"/>
              <table:table-row table:style-name="Tableau36.1">
                <table:table-cell table:style-name="Tableau36.A1" office:value-type="string">
                  <text:p text:style-name="P6">itemset 1</text:p>
                </table:table-cell>
                <table:table-cell table:style-name="Tableau36.B1" office:value-type="string">
                  <text:p text:style-name="P12">factor</text:p>
                </table:table-cell>
              </table:table-row>
              <table:table-row table:style-name="Tableau36.1">
                <table:table-cell table:style-name="Tableau36.A2" office:value-type="string">
                  <text:p text:style-name="P6">itemset 2</text:p>
                </table:table-cell>
                <table:table-cell table:style-name="Tableau36.B2" office:value-type="string">
                  <text:p text:style-name="P12">factor</text:p>
                </table:table-cell>
              </table:table-row>
              <table:table-row table:style-name="Tableau36.1">
                <table:table-cell table:style-name="Tableau36.A3" office:value-type="string">
                  <text:p text:style-name="P6">…</text:p>
                </table:table-cell>
                <table:table-cell table:style-name="Tableau36.B3" office:value-type="string">
                  <text:p text:style-name="P12">…</text:p>
                </table:table-cell>
              </table:table-row>
              <table:table-row table:style-name="Tableau36.1">
                <table:table-cell table:style-name="Tableau36.A4" office:value-type="string">
                  <text:p text:style-name="P4"><text:span text:style-name="Police_20_par_20_défaut"><text:span text:style-name="T8">itemset</text:span></text:span><text:span text:style-name="Police_20_par_20_défaut"><text:span text:style-name="T8"><draw:frame draw:style-name="fr2" draw:name="Objet129" text:anchor-type="as-char" svg:width="0.466cm" svg:height="0.467cm" draw:z-index="138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span></text:p>
                </table:table-cell>
                <table:table-cell table:style-name="Tableau36.B4" office:value-type="string">
                  <text:p text:style-name="P12">factor</text:p>
                </table:table-cell>
              </table:table-row>
            </table:table>
            <text:p text:style-name="P32"/>
          </table:table-cell>
          <table:table-cell table:style-name="Tableau35.A1" office:value-type="string">
            <table:table table:name="Tableau37" table:style-name="Tableau37">
              <table:table-column table:style-name="Tableau37.A"/>
              <table:table-column table:style-name="Tableau37.B"/>
              <table:table-row table:style-name="Tableau37.1">
                <table:table-cell table:style-name="Tableau37.A1" office:value-type="string">
                  <text:p text:style-name="P6">itemset 1</text:p>
                </table:table-cell>
                <table:table-cell table:style-name="Tableau37.B1" office:value-type="string">
                  <text:p text:style-name="P12">factor</text:p>
                </table:table-cell>
              </table:table-row>
              <table:table-row table:style-name="Tableau37.1">
                <table:table-cell table:style-name="Tableau37.A2" office:value-type="string">
                  <text:p text:style-name="P6">itemset 2</text:p>
                </table:table-cell>
                <table:table-cell table:style-name="Tableau37.B2" office:value-type="string">
                  <text:p text:style-name="P12">factor</text:p>
                </table:table-cell>
              </table:table-row>
              <table:table-row table:style-name="Tableau37.1">
                <table:table-cell table:style-name="Tableau37.A3" office:value-type="string">
                  <text:p text:style-name="P6">…</text:p>
                </table:table-cell>
                <table:table-cell table:style-name="Tableau37.B3" office:value-type="string">
                  <text:p text:style-name="P12">…</text:p>
                </table:table-cell>
              </table:table-row>
              <table:table-row table:style-name="Tableau37.1">
                <table:table-cell table:style-name="Tableau37.A4" office:value-type="string">
                  <text:p text:style-name="P4"><text:span text:style-name="Police_20_par_20_défaut"><text:span text:style-name="T8">itemset</text:span></text:span><text:span text:style-name="Police_20_par_20_défaut"><text:span text:style-name="T8"><draw:frame draw:style-name="fr2" draw:name="Objet130" text:anchor-type="as-char" svg:width="0.466cm" svg:height="0.467cm" draw:z-index="139"><draw:object xlink:href="./Object 56" xlink:type="simple" xlink:show="embed" xlink:actuate="onLoad"/><draw:image xlink:href="./ObjectReplacements/Object 56" xlink:type="simple" xlink:show="embed" xlink:actuate="onLoad"/><svg:desc>formule</svg:desc></draw:frame></text:span></text:span></text:p>
                </table:table-cell>
                <table:table-cell table:style-name="Tableau37.B4" office:value-type="string">
                  <text:p text:style-name="P12">factor</text:p>
                </table:table-cell>
              </table:table-row>
            </table:table>
            <text:p text:style-name="P32"/>
          </table:table-cell>
          <table:table-cell table:style-name="Tableau35.C2" office:value-type="string">
            <text:p text:style-name="P31">…</text:p>
          </table:table-cell>
          <table:table-cell table:style-name="Tableau35.A1" office:value-type="string">
            <table:table table:name="Tableau38" table:style-name="Tableau38">
              <table:table-column table:style-name="Tableau38.A"/>
              <table:table-column table:style-name="Tableau38.B"/>
              <table:table-row table:style-name="Tableau38.1">
                <table:table-cell table:style-name="Tableau38.A1" office:value-type="string">
                  <text:p text:style-name="P6">itemset 1</text:p>
                </table:table-cell>
                <table:table-cell table:style-name="Tableau38.B1" office:value-type="string">
                  <text:p text:style-name="P12">factor</text:p>
                </table:table-cell>
              </table:table-row>
              <table:table-row table:style-name="Tableau38.1">
                <table:table-cell table:style-name="Tableau38.A2" office:value-type="string">
                  <text:p text:style-name="P6">itemset 2</text:p>
                </table:table-cell>
                <table:table-cell table:style-name="Tableau38.B2" office:value-type="string">
                  <text:p text:style-name="P12">factor</text:p>
                </table:table-cell>
              </table:table-row>
              <table:table-row table:style-name="Tableau38.1">
                <table:table-cell table:style-name="Tableau38.A3" office:value-type="string">
                  <text:p text:style-name="P6">…</text:p>
                </table:table-cell>
                <table:table-cell table:style-name="Tableau38.B3" office:value-type="string">
                  <text:p text:style-name="P12">…</text:p>
                </table:table-cell>
              </table:table-row>
              <table:table-row table:style-name="Tableau38.1">
                <table:table-cell table:style-name="Tableau38.A4" office:value-type="string">
                  <text:p text:style-name="P4"><text:span text:style-name="Police_20_par_20_défaut"><text:span text:style-name="T8">itemset</text:span></text:span><text:span text:style-name="Police_20_par_20_défaut"><text:span text:style-name="T8"><draw:frame draw:style-name="fr2" draw:name="Objet131" text:anchor-type="as-char" svg:width="0.466cm" svg:height="0.467cm" draw:z-index="140"><draw:object xlink:href="./Object 87" xlink:type="simple" xlink:show="embed" xlink:actuate="onLoad"/><draw:image xlink:href="./ObjectReplacements/Object 87" xlink:type="simple" xlink:show="embed" xlink:actuate="onLoad"/><svg:desc>formule</svg:desc></draw:frame></text:span></text:span></text:p>
                </table:table-cell>
                <table:table-cell table:style-name="Tableau38.B4" office:value-type="string">
                  <text:p text:style-name="P12">factor</text:p>
                </table:table-cell>
              </table:table-row>
            </table:table>
            <text:p text:style-name="P32"/>
          </table:table-cell>
        </table:table-row>
      </table:table>
      <text:p text:style-name="P52"><text:span text:style-name="Police_20_par_20_défaut"><text:span text:style-name="T22">or data.frame (according to the value of </text:span></text:span><text:span text:style-name="Police_20_par_20_défaut"><text:span text:style-name="T14">as_character</text:span></text:span><text:span text:style-name="Police_20_par_20_défaut"><text:span text:style-name="T22">)</text:span></text:span></text:p>
      <table:table table:name="Tableau39" table:style-name="Tableau39">
        <table:table-column table:style-name="Tableau39.A"/>
        <table:table-column table:style-name="Tableau39.B"/>
        <table:table-column table:style-name="Tableau39.C"/>
        <table:table-column table:style-name="Tableau39.D"/>
        <table:table-column table:style-name="Tableau39.C"/>
        <table:table-row table:style-name="Tableau39.1">
          <table:table-cell table:style-name="Tableau39.A1" office:value-type="string">
            <text:p text:style-name="P12"> </text:p>
          </table:table-cell>
          <table:table-cell table:style-name="Tableau39.B1" office:value-type="string">
            <text:p text:style-name="P6">category 1</text:p>
          </table:table-cell>
          <table:table-cell table:style-name="Tableau39.C1" office:value-type="string">
            <text:p text:style-name="P6">category 2</text:p>
          </table:table-cell>
          <table:table-cell table:style-name="Tableau39.D1" office:value-type="string">
            <text:p text:style-name="P6">…</text:p>
          </table:table-cell>
          <table:table-cell table:style-name="Tableau39.E1" office:value-type="string">
            <text:p text:style-name="P6">category<draw:frame draw:style-name="fr2" draw:name="Objet133" text:anchor-type="as-char" svg:width="0.513cm" svg:height="0.467cm" draw:z-index="141"><draw:object xlink:href="./Object 92" xlink:type="simple" xlink:show="embed" xlink:actuate="onLoad"/><draw:image xlink:href="./ObjectReplacements/Object 92" xlink:type="simple" xlink:show="embed" xlink:actuate="onLoad"/><svg:desc>formule</svg:desc></draw:frame></text:p>
          </table:table-cell>
        </table:table-row>
        <table:table-row table:style-name="Tableau39.1">
          <table:table-cell table:style-name="Tableau39.A2" office:value-type="string">
            <text:p text:style-name="P6">itemset 1</text:p>
          </table:table-cell>
          <table:table-cell table:style-name="Tableau39.B2" office:value-type="string">
            <text:p text:style-name="P12">vector(character)</text:p>
          </table:table-cell>
          <table:table-cell table:style-name="Tableau39.C2" office:value-type="string">
            <text:p text:style-name="P12">vector(character)</text:p>
          </table:table-cell>
          <table:table-cell table:style-name="Tableau39.D2" office:value-type="string">
            <text:p text:style-name="P12">…</text:p>
          </table:table-cell>
          <table:table-cell table:style-name="Tableau39.E2" office:value-type="string">
            <text:p text:style-name="P12">vector(character)</text:p>
          </table:table-cell>
        </table:table-row>
        <table:table-row table:style-name="Tableau39.1">
          <table:table-cell table:style-name="Tableau39.A3" office:value-type="string">
            <text:p text:style-name="P6">itemset 2</text:p>
          </table:table-cell>
          <table:table-cell table:style-name="Tableau39.B3" office:value-type="string">
            <text:p text:style-name="P12">vector(character)</text:p>
          </table:table-cell>
          <table:table-cell table:style-name="Tableau39.C3" office:value-type="string">
            <text:p text:style-name="P12">vector(character)</text:p>
          </table:table-cell>
          <table:table-cell table:style-name="Tableau39.D3" office:value-type="string">
            <text:p text:style-name="P12">…</text:p>
          </table:table-cell>
          <table:table-cell table:style-name="Tableau39.E3" office:value-type="string">
            <text:p text:style-name="P12">vector(character)</text:p>
          </table:table-cell>
        </table:table-row>
        <table:table-row table:style-name="Tableau39.1">
          <table:table-cell table:style-name="Tableau39.A4" office:value-type="string">
            <text:p text:style-name="P6">…</text:p>
          </table:table-cell>
          <table:table-cell table:style-name="Tableau39.B4" office:value-type="string">
            <text:p text:style-name="P12">…</text:p>
          </table:table-cell>
          <table:table-cell table:style-name="Tableau39.C4" office:value-type="string">
            <text:p text:style-name="P12">…</text:p>
          </table:table-cell>
          <table:table-cell table:style-name="Tableau39.D4" office:value-type="string">
            <text:p text:style-name="P12">…</text:p>
          </table:table-cell>
          <table:table-cell table:style-name="Tableau39.E4" office:value-type="string">
            <text:p text:style-name="P12">…</text:p>
          </table:table-cell>
        </table:table-row>
        <table:table-row table:style-name="Tableau39.1">
          <table:table-cell table:style-name="Tableau39.A5" office:value-type="string">
            <text:p text:style-name="P4"><text:span text:style-name="Police_20_par_20_défaut"><text:span text:style-name="T8">itemset</text:span></text:span><text:span text:style-name="Police_20_par_20_défaut"><text:span text:style-name="T8"><draw:frame draw:style-name="fr2" draw:name="Objet132" text:anchor-type="as-char" svg:width="0.466cm" svg:height="0.467cm" draw:z-index="142"><draw:object xlink:href="./Object 88" xlink:type="simple" xlink:show="embed" xlink:actuate="onLoad"/><draw:image xlink:href="./ObjectReplacements/Object 88" xlink:type="simple" xlink:show="embed" xlink:actuate="onLoad"/><svg:desc>formule</svg:desc></draw:frame></text:span></text:span></text:p>
          </table:table-cell>
          <table:table-cell table:style-name="Tableau39.B5" office:value-type="string">
            <text:p text:style-name="P12">vector(character)</text:p>
          </table:table-cell>
          <table:table-cell table:style-name="Tableau39.C5" office:value-type="string">
            <text:p text:style-name="P12">vector(character)</text:p>
          </table:table-cell>
          <table:table-cell table:style-name="Tableau39.D5" office:value-type="string">
            <text:p text:style-name="P12">…</text:p>
          </table:table-cell>
          <table:table-cell table:style-name="Tableau39.E5" office:value-type="string">
            <text:p text:style-name="P12">vector(character)</text:p>
          </table:table-cell>
        </table:table-row>
      </table:table>
      <text:p text:style-name="P40"/>
      <text:p text:style-name="P54"><text:span text:style-name="Police_20_par_20_défaut"><text:span text:style-name="T12"><draw:frame draw:style-name="fr1" draw:name="Objet50" text:anchor-type="as-char" svg:width="0.439cm" style:rel-width="scale" svg:height="0.467cm" style:rel-height="scale" draw:z-index="49"><draw:object xlink:href="./Object 125" xlink:type="simple" xlink:show="embed" xlink:actuate="onLoad"/><draw:image xlink:href="./ObjectReplacements/Object 125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4">check_access_for_category(category</text:span></text:span><text:span text:style-name="Police_20_par_20_défaut"><text:span text:style-name="T10">: character or numeric, </text:span></text:span><text:span text:style-name="Police_20_par_20_défaut"><text:span text:style-name="T14">value</text:span></text:span><text:span text:style-name="Police_20_par_20_défaut"><text:span text:style-name="T10">: character, </text:span></text:span><text:span text:style-name="Police_20_par_20_défaut"><text:span text:style-name="T15">stop</text:span></text:span><text:span text:style-name="Police_20_par_20_défaut"><text:span text:style-name="T10">: logical</text:span></text:span><text:span text:style-name="Police_20_par_20_défaut"><text:span text:style-name="T14">)</text:span></text:span><text:span text:style-name="Police_20_par_20_défaut"><text:span text:style-name="T22">:</text:span></text:span></text:p>
      <text:p text:style-name="P54"><text:span text:style-name="Police_20_par_20_défaut"><text:span text:style-name="T22"><text:tab/><text:tab/><text:tab/><text:tab/>logical</text:span></text:span></text:p>
      <text:p text:style-name="P50"><text:span text:style-name="Police_20_par_20_défaut"><text:span text:style-name="T12"><draw:frame draw:style-name="fr1" draw:name="Objet51" text:anchor-type="as-char" svg:width="0.439cm" style:rel-width="scale" svg:height="0.467cm" style:rel-height="scale" draw:z-index="50"><draw:object xlink:href="./Object 126" xlink:type="simple" xlink:show="embed" xlink:actuate="onLoad"/><draw:image xlink:href="./ObjectReplacements/Object 126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21">has_</text:span></text:span><text:span text:style-name="Police_20_par_20_défaut"><text:span text:style-name="T15">item_names()</text:span></text:span><text:span text:style-name="Police_20_par_20_défaut"><text:span text:style-name="T10">: logical</text:span></text:span></text:p>
      <text:p text:style-name="P50"><text:span text:style-name="Police_20_par_20_défaut"><text:span text:style-name="T12"><draw:frame draw:style-name="fr1" draw:name="Objet52" text:anchor-type="as-char" svg:width="0.439cm" style:rel-width="scale" svg:height="0.467cm" style:rel-height="scale" draw:z-index="51"><draw:object xlink:href="./Object 127" xlink:type="simple" xlink:show="embed" xlink:actuate="onLoad"/><draw:image xlink:href="./ObjectReplacements/Object 127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get_items(items</text:span></text:span><text:span text:style-name="Police_20_par_20_défaut"><text:span text:style-name="T10">: vector(character) or vector(numeric) according to the attribute </text:span></text:span><text:span text:style-name="Police_20_par_20_défaut"><text:span text:style-name="T15">items)</text:span></text:span><text:span text:style-name="Police_20_par_20_défaut"><text:span text:style-name="T10">:</text:span></text:span></text:p>
      <text:p text:style-name="P65"><text:span text:style-name="Police_20_par_20_défaut"><text:span text:style-name="T10"><text:s text:c="11"/>see attribute </text:span></text:span><text:span text:style-name="Police_20_par_20_défaut"><text:span text:style-name="T15">items</text:span></text:span></text:p>
      <text:p text:style-name="P50"><text:span text:style-name="Police_20_par_20_défaut"><text:span text:style-name="T12"><draw:frame draw:style-name="fr1" draw:name="Objet53" text:anchor-type="as-char" svg:width="0.439cm" style:rel-width="scale" svg:height="0.467cm" style:rel-height="scale" draw:z-index="52"><draw:object xlink:href="./Object 128" xlink:type="simple" xlink:show="embed" xlink:actuate="onLoad"/><draw:image xlink:href="./ObjectReplacements/Object 128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21">get_items_from_category</text:span></text:span><text:span text:style-name="Police_20_par_20_défaut"><text:span text:style-name="T15">(category</text:span></text:span><text:span text:style-name="Police_20_par_20_défaut"><text:span text:style-name="T10">: character or numeric, </text:span></text:span><text:span text:style-name="Police_20_par_20_défaut"><text:span text:style-name="T15">value</text:span></text:span><text:span text:style-name="Police_20_par_20_défaut"><text:span text:style-name="T10">: character,</text:span></text:span></text:p>
      <text:p text:style-name="P76"><text:span text:style-name="Police_20_par_20_défaut"><text:span text:style-name="T10"><text:s text:c="12"/></text:span></text:span><text:span text:style-name="Police_20_par_20_défaut"><text:span text:style-name="T15">force_character</text:span></text:span><text:span text:style-name="Police_20_par_20_défaut"><text:span text:style-name="T10">: logical</text:span></text:span><text:span text:style-name="Police_20_par_20_défaut"><text:span text:style-name="T15">)</text:span></text:span><text:span text:style-name="Police_20_par_20_défaut"><text:span text:style-name="T10">: vector(character) or vector(numeric)</text:span></text:span></text:p>
      <text:p text:style-name="P50"><text:span text:style-name="Police_20_par_20_défaut"><text:span text:style-name="T12"><draw:frame draw:style-name="fr1" draw:name="Objet54" text:anchor-type="as-char" svg:width="0.439cm" style:rel-width="scale" svg:height="0.467cm" style:rel-height="scale" draw:z-index="53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get_tnp(tnp</text:span></text:span><text:span text:style-name="Police_20_par_20_défaut"><text:span text:style-name="T10">: character or TransactionSet or see attribute </text:span></text:span><text:span text:style-name="Police_20_par_20_défaut"><text:span text:style-name="T15">nodes</text:span></text:span><text:span text:style-name="Police_20_par_20_défaut"><text:span text:style-name="T10"> or </text:span></text:span><text:span text:style-name="Police_20_par_20_défaut"><text:span text:style-name="T15">patterns</text:span></text:span><text:span text:style-name="Police_20_par_20_défaut"><text:span text:style-name="T10">, </text:span></text:span><text:span text:style-name="Police_20_par_20_défaut"><text:span text:style-name="T15">entities</text:span></text:span><text:span text:style-name="Police_20_par_20_défaut"><text:span text:style-name="T10">: character</text:span></text:span><text:span text:style-name="Police_20_par_20_défaut"><text:span text:style-name="T15">)</text:span></text:span><text:span text:style-name="Police_20_par_20_défaut"><text:span text:style-name="T10">:</text:span></text:span></text:p>
      <text:p text:style-name="P70"><text:span text:style-name="Police_20_par_20_défaut"><text:span text:style-name="T10"><text:s text:c="7"/></text:span></text:span><text:span text:style-name="Police_20_par_20_défaut"><text:span text:style-name="T26">TransactionSet or </text:span></text:span><text:span text:style-name="Police_20_par_20_défaut"><text:span text:style-name="T10">see attribute </text:span></text:span><text:span text:style-name="Police_20_par_20_défaut"><text:span text:style-name="T15">nodes</text:span></text:span><text:span text:style-name="Police_20_par_20_défaut"><text:span text:style-name="T10"> or </text:span></text:span><text:span text:style-name="Police_20_par_20_défaut"><text:span text:style-name="T15">patterns</text:span></text:span></text:p>
      <text:p text:style-name="P50"><text:span text:style-name="Police_20_par_20_défaut"><text:span text:style-name="T12"><draw:frame draw:style-name="fr1" draw:name="Objet55" text:anchor-type="as-char" svg:width="0.439cm" style:rel-width="scale" svg:height="0.467cm" style:rel-height="scale" draw:z-index="54"><draw:object xlink:href="./Object 130" xlink:type="simple" xlink:show="embed" xlink:actuate="onLoad"/><draw:image xlink:href="./ObjectReplacements/Object 130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get_tnp_itemsets(tnp</text:span></text:span><text:span text:style-name="Police_20_par_20_défaut"><text:span text:style-name="T10">: character or list(vector(character)), </text:span></text:span><text:span text:style-name="Police_20_par_20_défaut"><text:span text:style-name="T15">entities</text:span></text:span><text:span text:style-name="Police_20_par_20_défaut"><text:span text:style-name="T10">: character</text:span></text:span><text:span text:style-name="Police_20_par_20_défaut"><text:span text:style-name="T15">)</text:span></text:span><text:span text:style-name="Police_20_par_20_défaut"><text:span text:style-name="T10">:</text:span></text:span></text:p>
      <text:p text:style-name="P63"><text:span text:style-name="Police_20_par_20_défaut"><text:span text:style-name="T10"><text:s text:c="11"/>list(vector(character))</text:span></text:span></text:p>
      <text:p text:style-name="P50"><text:span text:style-name="Police_20_par_20_défaut"><text:span text:style-name="T12"><draw:frame draw:style-name="fr1" draw:name="Objet56" text:anchor-type="as-char" svg:width="0.439cm" style:rel-width="scale" svg:height="0.467cm" style:rel-height="scale" draw:z-index="55"><draw:object xlink:href="./Object 131" xlink:type="simple" xlink:show="embed" xlink:actuate="onLoad"/><draw:image xlink:href="./ObjectReplacements/Object 131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which_entities(npr</text:span></text:span><text:span text:style-name="Police_20_par_20_défaut"><text:span text:style-name="T10">: see attribute </text:span></text:span><text:span text:style-name="Police_20_par_20_défaut"><text:span text:style-name="T14">nodes</text:span></text:span><text:span text:style-name="Police_20_par_20_défaut"><text:span text:style-name="T10"> or </text:span></text:span><text:span text:style-name="Police_20_par_20_défaut"><text:span text:style-name="T14">patterns</text:span></text:span><text:span text:style-name="Police_20_par_20_défaut"><text:span text:style-name="T22"> or return of function </text:span></text:span><text:span text:style-name="Police_20_par_20_défaut"><text:span text:style-name="T14">extract_rules</text:span></text:span><text:span text:style-name="Police_20_par_20_défaut"><text:span text:style-name="T22">,</text:span></text:span></text:p>
      <text:p text:style-name="P62"><text:span text:style-name="Police_20_par_20_défaut"><text:span text:style-name="T14"><text:s text:c="5"/>entities</text:span></text:span><text:span text:style-name="Police_20_par_20_défaut"><text:span text:style-name="T22">: character</text:span></text:span><text:span text:style-name="Police_20_par_20_défaut"><text:span text:style-name="T15">)</text:span></text:span><text:span text:style-name="Police_20_par_20_défaut"><text:span text:style-name="T10">: character</text:span></text:span></text:p>
      <text:p text:style-name="P50"><text:span text:style-name="Police_20_par_20_défaut"><text:span text:style-name="T12"><draw:frame draw:style-name="fr1" draw:name="Objet57" text:anchor-type="as-char" svg:width="0.439cm" style:rel-width="scale" svg:height="0.467cm" style:rel-height="scale" draw:z-index="56"><draw:object xlink:href="./Object 132" xlink:type="simple" xlink:show="embed" xlink:actuate="onLoad"/><draw:image xlink:href="./ObjectReplacements/Object 132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which_associated_links(name</text:span></text:span><text:span text:style-name="Police_20_par_20_défaut"><text:span text:style-name="T10">: character</text:span></text:span><text:span text:style-name="Police_20_par_20_défaut"><text:span text:style-name="T15">)</text:span></text:span><text:span text:style-name="Police_20_par_20_défaut"><text:span text:style-name="T10">: character</text:span></text:span></text:p>
      <text:p text:style-name="P82"><text:span text:style-name="Police_20_par_20_défaut"><text:span text:style-name="T30"><draw:frame draw:style-name="fr1" draw:name="Objet58" text:anchor-type="as-char" svg:width="0.439cm" style:rel-width="scale" svg:height="0.467cm" style:rel-height="scale" draw:z-index="57"><draw:object xlink:href="./Object 124" xlink:type="simple" xlink:show="embed" xlink:actuate="onLoad"/><draw:image xlink:href="./ObjectReplacements/Object 124" xlink:type="simple" xlink:show="embed" xlink:actuate="onLoad"/><svg:desc>formule</svg:desc></draw:frame></text:span></text:span><text:span text:style-name="Police_20_par_20_défaut"><text:span text:style-name="T30"><text:s/></text:span></text:span><text:span text:style-name="Police_20_par_20_défaut"><text:span text:style-name="T29">which_name(name</text:span></text:span><text:span text:style-name="Police_20_par_20_défaut"><text:span text:style-name="T34">: character or vector(character)</text:span></text:span><text:span text:style-name="Police_20_par_20_défaut"><text:span text:style-name="T29">)</text:span></text:span><text:span text:style-name="Police_20_par_20_défaut"><text:span text:style-name="T34">: character or vector(character)</text:span></text:span></text:p>
      <text:p text:style-name="P8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071cm" style:contextual-spacing="false" fo:hyphenation-ladder-count="no-limit"/>
      <style:text-properties fo:hyphenate="false" loext:hyphenation-no-caps="false"/>
    </style:style>
    <style:style style:name="Heading" style:family="paragraph" style:parent-style-name="Normal" style:next-style-name="Normal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1cm" fo:margin-bottom="0.199cm" style:contextual-spacing="true" fo:line-height="100%" fo:text-align="center" style:justify-single-word="false"/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cm" fo:margin-bottom="0.4cm" style:contextual-spacing="true" fo:line-height="115%"/>
      <style:text-properties fo:font-size="24pt" fo:language="en" fo:country="US" fo:font-weight="250" style:font-size-asian="24pt" style:font-weight-asian="bold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loext:opacity="100%" fo:language="en" fo:country="US" officeooo:rsid="001b3f4d" officeooo:paragraph-rsid="000caf64"/>
    </style:style>
    <style:style style:name="MP2" style:family="paragraph">
      <style:paragraph-properties fo:text-align="center"/>
    </style:style>
    <style:style style:name="MT1" style:family="text">
      <style:text-properties officeooo:rsid="001c1c5b"/>
    </style:style>
    <style:style style:name="MT2" style:family="text">
      <style:text-properties officeooo:rsid="0021a597"/>
    </style:style>
    <style:style style:name="MT3" style:family="text">
      <style:text-properties officeooo:rsid="0028e92b"/>
    </style:style>
    <style:style style:name="MT4" style:family="text">
      <style:text-properties officeooo:rsid="00386e28"/>
    </style:style>
    <style:style style:name="MT5" style:family="text">
      <style:text-properties fo:color="#000000" loext:opacity="100%" officeooo:rsid="001c1c5b"/>
    </style:style>
    <style:style style:name="M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cm" fo:margin-left="0cm" fo:margin-right="0cm" fo:margin-top="0.6cm" fo:background-color="transparent" style:dynamic-spacing="false" draw:fill="none" draw:fill-color="#5b9bd5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line text:anchor-type="paragraph" draw:z-index="66" draw:name="Forme1" draw:style-name="Mgr1" draw:text-style-name="MP2" svg:x1="0.03cm" svg:y1="-0.229cm" svg:x2="5.33cm" svg:y2="-0.229cm"><text:p/></draw:line>Last update: <text:span text:style-name="MT1">202</text:span><text:span text:style-name="MT2">2</text:span><text:span text:style-name="MT1">-</text:span><text:span text:style-name="MT2">0</text:span><text:span text:style-name="MT3">5</text:span><text:span text:style-name="MT1">-</text:span><text:span text:style-name="MT4">10</text:span><text:span text:style-name="MT1"><text:tab/><text:tab/></text:span><text:span text:style-name="MT5"><text:page-number text:select-page="current">9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dc:title/>
    <meta:initial-creator>Gauthier MAGNIN</meta:initial-creator>
    <meta:creation-date>2021-12-02T16:52:00Z</meta:creation-date>
    <dc:date>2022-05-10T16:04:21.038000000</dc:date>
    <meta:print-date>2021-02-16T19:18:00Z</meta:print-date>
    <meta:editing-cycles>309</meta:editing-cycles>
    <meta:editing-duration>PT4H21M37S</meta:editing-duration>
    <meta:document-statistic meta:table-count="39" meta:image-count="0" meta:object-count="134" meta:page-count="9" meta:paragraph-count="692" meta:word-count="1602" meta:character-count="14270" meta:non-whitespace-character-count="12532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{C}</annotation>
  </semantics>
</math>
</file>

<file path=Object 10/content.xml><?xml version="1.0" encoding="utf-8"?>
<math xmlns="http://www.w3.org/1998/Math/MathML" display="block">
  <semantics>
    <mtext>−</mtext>
    <annotation encoding="StarMath 5.0">"−"</annotation>
  </semantics>
</math>
</file>

<file path=Object 100/content.xml><?xml version="1.0" encoding="utf-8"?>
<math xmlns="http://www.w3.org/1998/Math/MathML" display="block">
  <semantics>
    <mtext>+</mtext>
    <annotation encoding="StarMath 5.0">"+"</annotation>
  </semantics>
</math>
</file>

<file path=Object 101/content.xml><?xml version="1.0" encoding="utf-8"?>
<math xmlns="http://www.w3.org/1998/Math/MathML" display="block">
  <semantics>
    <mtext>+</mtext>
    <annotation encoding="StarMath 5.0">"+"</annotation>
  </semantics>
</math>
</file>

<file path=Object 102/content.xml><?xml version="1.0" encoding="utf-8"?>
<math xmlns="http://www.w3.org/1998/Math/MathML" display="block">
  <semantics>
    <mtext>+</mtext>
    <annotation encoding="StarMath 5.0">"+"</annotation>
  </semantics>
</math>
</file>

<file path=Object 103/content.xml><?xml version="1.0" encoding="utf-8"?>
<math xmlns="http://www.w3.org/1998/Math/MathML" display="block">
  <semantics>
    <mtext>+</mtext>
    <annotation encoding="StarMath 5.0">"+"</annotation>
  </semantics>
</math>
</file>

<file path=Object 104/content.xml><?xml version="1.0" encoding="utf-8"?>
<math xmlns="http://www.w3.org/1998/Math/MathML" display="block">
  <semantics>
    <mtext>+</mtext>
    <annotation encoding="StarMath 5.0">"+"</annotation>
  </semantics>
</math>
</file>

<file path=Object 105/content.xml><?xml version="1.0" encoding="utf-8"?>
<math xmlns="http://www.w3.org/1998/Math/MathML" display="block">
  <semantics>
    <mtext>+</mtext>
    <annotation encoding="StarMath 5.0">"+"</annotation>
  </semantics>
</math>
</file>

<file path=Object 106/content.xml><?xml version="1.0" encoding="utf-8"?>
<math xmlns="http://www.w3.org/1998/Math/MathML" display="block">
  <semantics>
    <mtext>−</mtext>
    <annotation encoding="StarMath 5.0">"−"</annotation>
  </semantics>
</math>
</file>

<file path=Object 107/content.xml><?xml version="1.0" encoding="utf-8"?>
<math xmlns="http://www.w3.org/1998/Math/MathML" display="block">
  <semantics>
    <mtext>−</mtext>
    <annotation encoding="StarMath 5.0">"−"</annotation>
  </semantics>
</math>
</file>

<file path=Object 108/content.xml><?xml version="1.0" encoding="utf-8"?>
<math xmlns="http://www.w3.org/1998/Math/MathML" display="block">
  <semantics>
    <mtext>−</mtext>
    <annotation encoding="StarMath 5.0">"−"</annotation>
  </semantics>
</math>
</file>

<file path=Object 109/content.xml><?xml version="1.0" encoding="utf-8"?>
<math xmlns="http://www.w3.org/1998/Math/MathML" display="block">
  <semantics>
    <mtext>+</mtext>
    <annotation encoding="StarMath 5.0">"+"</annotation>
  </semantics>
</math>
</file>

<file path=Object 11/content.xml><?xml version="1.0" encoding="utf-8"?>
<math xmlns="http://www.w3.org/1998/Math/MathML" display="block">
  <semantics>
    <mtext>−</mtext>
    <annotation encoding="StarMath 5.0">"−"</annotation>
  </semantics>
</math>
</file>

<file path=Object 110/content.xml><?xml version="1.0" encoding="utf-8"?>
<math xmlns="http://www.w3.org/1998/Math/MathML" display="block">
  <semantics>
    <mtext>−</mtext>
    <annotation encoding="StarMath 5.0">"−"</annotation>
  </semantics>
</math>
</file>

<file path=Object 111/content.xml><?xml version="1.0" encoding="utf-8"?>
<math xmlns="http://www.w3.org/1998/Math/MathML" display="block">
  <semantics>
    <mtext>−</mtext>
    <annotation encoding="StarMath 5.0">"−"</annotation>
  </semantics>
</math>
</file>

<file path=Object 112/content.xml><?xml version="1.0" encoding="utf-8"?>
<math xmlns="http://www.w3.org/1998/Math/MathML" display="block">
  <semantics>
    <mtext>−</mtext>
    <annotation encoding="StarMath 5.0">"−"</annotation>
  </semantics>
</math>
</file>

<file path=Object 113/content.xml><?xml version="1.0" encoding="utf-8"?>
<math xmlns="http://www.w3.org/1998/Math/MathML" display="block">
  <semantics>
    <mtext>−</mtext>
    <annotation encoding="StarMath 5.0">"−"</annotation>
  </semantics>
</math>
</file>

<file path=Object 114/content.xml><?xml version="1.0" encoding="utf-8"?>
<math xmlns="http://www.w3.org/1998/Math/MathML" display="block">
  <semantics>
    <mtext>+</mtext>
    <annotation encoding="StarMath 5.0">"+"</annotation>
  </semantics>
</math>
</file>

<file path=Object 115/content.xml><?xml version="1.0" encoding="utf-8"?>
<math xmlns="http://www.w3.org/1998/Math/MathML" display="block">
  <semantics>
    <mtext>+</mtext>
    <annotation encoding="StarMath 5.0">"+"</annotation>
  </semantics>
</math>
</file>

<file path=Object 116/content.xml><?xml version="1.0" encoding="utf-8"?>
<math xmlns="http://www.w3.org/1998/Math/MathML" display="block">
  <semantics>
    <mtext>+</mtext>
    <annotation encoding="StarMath 5.0">"+"</annotation>
  </semantics>
</math>
</file>

<file path=Object 117/content.xml><?xml version="1.0" encoding="utf-8"?>
<math xmlns="http://www.w3.org/1998/Math/MathML" display="block">
  <semantics>
    <mtext>+</mtext>
    <annotation encoding="StarMath 5.0">"+"</annotation>
  </semantics>
</math>
</file>

<file path=Object 118/content.xml><?xml version="1.0" encoding="utf-8"?>
<math xmlns="http://www.w3.org/1998/Math/MathML" display="block">
  <semantics>
    <mtext>+</mtext>
    <annotation encoding="StarMath 5.0">"+"</annotation>
  </semantics>
</math>
</file>

<file path=Object 119/content.xml><?xml version="1.0" encoding="utf-8"?>
<math xmlns="http://www.w3.org/1998/Math/MathML" display="block">
  <semantics>
    <mtext>+</mtext>
    <annotation encoding="StarMath 5.0">"+"</annotation>
  </semantics>
</math>
</file>

<file path=Object 12/content.xml><?xml version="1.0" encoding="utf-8"?>
<math xmlns="http://www.w3.org/1998/Math/MathML" display="block">
  <semantics>
    <mtext>−</mtext>
    <annotation encoding="StarMath 5.0">"−"</annotation>
  </semantics>
</math>
</file>

<file path=Object 124/content.xml><?xml version="1.0" encoding="utf-8"?>
<math xmlns="http://www.w3.org/1998/Math/MathML" display="block">
  <semantics>
    <mtext>−</mtext>
    <annotation encoding="StarMath 5.0">"−"</annotation>
  </semantics>
</math>
</file>

<file path=Object 125/content.xml><?xml version="1.0" encoding="utf-8"?>
<math xmlns="http://www.w3.org/1998/Math/MathML" display="block">
  <semantics>
    <mtext>−</mtext>
    <annotation encoding="StarMath 5.0">"−"</annotation>
  </semantics>
</math>
</file>

<file path=Object 126/content.xml><?xml version="1.0" encoding="utf-8"?>
<math xmlns="http://www.w3.org/1998/Math/MathML" display="block">
  <semantics>
    <mtext>−</mtext>
    <annotation encoding="StarMath 5.0">"−"</annotation>
  </semantics>
</math>
</file>

<file path=Object 127/content.xml><?xml version="1.0" encoding="utf-8"?>
<math xmlns="http://www.w3.org/1998/Math/MathML" display="block">
  <semantics>
    <mtext>−</mtext>
    <annotation encoding="StarMath 5.0">"−"</annotation>
  </semantics>
</math>
</file>

<file path=Object 128/content.xml><?xml version="1.0" encoding="utf-8"?>
<math xmlns="http://www.w3.org/1998/Math/MathML" display="block">
  <semantics>
    <mtext>−</mtext>
    <annotation encoding="StarMath 5.0">"−"</annotation>
  </semantics>
</math>
</file>

<file path=Object 129/content.xml><?xml version="1.0" encoding="utf-8"?>
<math xmlns="http://www.w3.org/1998/Math/MathML" display="block">
  <semantics>
    <mtext>−</mtext>
    <annotation encoding="StarMath 5.0">"−"</annotation>
  </semantics>
</math>
</file>

<file path=Object 13/content.xml><?xml version="1.0" encoding="utf-8"?>
<math xmlns="http://www.w3.org/1998/Math/MathML" display="block">
  <semantics>
    <mtext>−</mtext>
    <annotation encoding="StarMath 5.0">"−"</annotation>
  </semantics>
</math>
</file>

<file path=Object 130/content.xml><?xml version="1.0" encoding="utf-8"?>
<math xmlns="http://www.w3.org/1998/Math/MathML" display="block">
  <semantics>
    <mtext>−</mtext>
    <annotation encoding="StarMath 5.0">"−"</annotation>
  </semantics>
</math>
</file>

<file path=Object 131/content.xml><?xml version="1.0" encoding="utf-8"?>
<math xmlns="http://www.w3.org/1998/Math/MathML" display="block">
  <semantics>
    <mtext>−</mtext>
    <annotation encoding="StarMath 5.0">"−"</annotation>
  </semantics>
</math>
</file>

<file path=Object 132/content.xml><?xml version="1.0" encoding="utf-8"?>
<math xmlns="http://www.w3.org/1998/Math/MathML" display="block">
  <semantics>
    <mtext>−</mtext>
    <annotation encoding="StarMath 5.0">"−"</annotation>
  </semantics>
</math>
</file>

<file path=Object 133/content.xml><?xml version="1.0" encoding="utf-8"?>
<math xmlns="http://www.w3.org/1998/Math/MathML" display="block">
  <semantics>
    <mi>I</mi>
    <annotation encoding="StarMath 5.0">I</annotation>
  </semantics>
</math>
</file>

<file path=Object 134/content.xml><?xml version="1.0" encoding="utf-8"?>
<math xmlns="http://www.w3.org/1998/Math/MathML" display="block">
  <semantics>
    <mi>C</mi>
    <annotation encoding="StarMath 5.0">C</annotation>
  </semantics>
</math>
</file>

<file path=Object 135/content.xml><?xml version="1.0" encoding="utf-8"?>
<math xmlns="http://www.w3.org/1998/Math/MathML" display="block">
  <semantics>
    <msub>
      <mi>V</mi>
      <mi>c</mi>
    </msub>
    <annotation encoding="StarMath 5.0">V_c</annotation>
  </semantics>
</math>
</file>

<file path=Object 136/content.xml><?xml version="1.0" encoding="utf-8"?>
<math xmlns="http://www.w3.org/1998/Math/MathML" display="block">
  <semantics>
    <mi>N</mi>
    <annotation encoding="StarMath 5.0">N</annotation>
  </semantics>
</math>
</file>

<file path=Object 137/content.xml><?xml version="1.0" encoding="utf-8"?>
<math xmlns="http://www.w3.org/1998/Math/MathML" display="block">
  <semantics>
    <mi>P</mi>
    <annotation encoding="StarMath 5.0">P</annotation>
  </semantics>
</math>
</file>

<file path=Object 138/content.xml><?xml version="1.0" encoding="utf-8"?>
<math xmlns="http://www.w3.org/1998/Math/MathML" display="block">
  <semantics>
    <mi>Y</mi>
    <annotation encoding="StarMath 5.0">Y</annotation>
  </semantics>
</math>
</file>

<file path=Object 139/content.xml><?xml version="1.0" encoding="utf-8"?>
<math xmlns="http://www.w3.org/1998/Math/MathML" display="block">
  <semantics>
    <mi>J</mi>
    <annotation encoding="StarMath 5.0">J</annotation>
  </semantics>
</math>
</file>

<file path=Object 14/content.xml><?xml version="1.0" encoding="utf-8"?>
<math xmlns="http://www.w3.org/1998/Math/MathML" display="block">
  <semantics>
    <mtext>−</mtext>
    <annotation encoding="StarMath 5.0">"−"</annotation>
  </semantics>
</math>
</file>

<file path=Object 140/content.xml><?xml version="1.0" encoding="utf-8"?>
<math xmlns="http://www.w3.org/1998/Math/MathML" display="block">
  <semantics>
    <mi>c</mi>
    <annotation encoding="StarMath 5.0">c</annotation>
  </semantics>
</math>
</file>

<file path=Object 15/content.xml><?xml version="1.0" encoding="utf-8"?>
<math xmlns="http://www.w3.org/1998/Math/MathML" display="block">
  <semantics>
    <mtext>−</mtext>
    <annotation encoding="StarMath 5.0">"−"</annotation>
  </semantics>
</math>
</file>

<file path=Object 16/content.xml><?xml version="1.0" encoding="utf-8"?>
<math xmlns="http://www.w3.org/1998/Math/MathML" display="block">
  <semantics>
    <mtext>−</mtext>
    <annotation encoding="StarMath 5.0">"−"</annotation>
  </semantics>
</math>
</file>

<file path=Object 17/content.xml><?xml version="1.0" encoding="utf-8"?>
<math xmlns="http://www.w3.org/1998/Math/MathML" display="block">
  <semantics>
    <mtext>−</mtext>
    <annotation encoding="StarMath 5.0">"−"</annotation>
  </semantics>
</math>
</file>

<file path=Object 18/content.xml><?xml version="1.0" encoding="utf-8"?>
<math xmlns="http://www.w3.org/1998/Math/MathML" display="block">
  <semantics>
    <mtext>−</mtext>
    <annotation encoding="StarMath 5.0">"−"</annotation>
  </semantics>
</math>
</file>

<file path=Object 19/content.xml><?xml version="1.0" encoding="utf-8"?>
<math xmlns="http://www.w3.org/1998/Math/MathML" display="block">
  <semantics>
    <mtext>−</mtext>
    <annotation encoding="StarMath 5.0">"−"</annotation>
  </semantics>
</math>
</file>

<file path=Object 2/content.xml><?xml version="1.0" encoding="utf-8"?>
<math xmlns="http://www.w3.org/1998/Math/MathML" display="block">
  <semantics>
    <mstyle color="white">
      <mstyle mathvariant="bold">
        <mi>I</mi>
      </mstyle>
    </mstyle>
    <annotation encoding="StarMath 5.0">color white bold{ I }</annotation>
  </semantics>
</math>
</file>

<file path=Object 20/content.xml><?xml version="1.0" encoding="utf-8"?>
<math xmlns="http://www.w3.org/1998/Math/MathML" display="block">
  <semantics>
    <mtext>−</mtext>
    <annotation encoding="StarMath 5.0">"−"</annotation>
  </semantics>
</math>
</file>

<file path=Object 21/content.xml><?xml version="1.0" encoding="utf-8"?>
<math xmlns="http://www.w3.org/1998/Math/MathML" display="block">
  <semantics>
    <mtext>−</mtext>
    <annotation encoding="StarMath 5.0">"−"</annotation>
  </semantics>
</math>
</file>

<file path=Object 22/content.xml><?xml version="1.0" encoding="utf-8"?>
<math xmlns="http://www.w3.org/1998/Math/MathML" display="block">
  <semantics>
    <mtext>−</mtext>
    <annotation encoding="StarMath 5.0">"−"</annotation>
  </semantics>
</math>
</file>

<file path=Object 23/content.xml><?xml version="1.0" encoding="utf-8"?>
<math xmlns="http://www.w3.org/1998/Math/MathML" display="block">
  <semantics>
    <mtext>−</mtext>
    <annotation encoding="StarMath 5.0">"−"</annotation>
  </semantics>
</math>
</file>

<file path=Object 24/content.xml><?xml version="1.0" encoding="utf-8"?>
<math xmlns="http://www.w3.org/1998/Math/MathML" display="block">
  <semantics>
    <mtext>−</mtext>
    <annotation encoding="StarMath 5.0">"−"</annotation>
  </semantics>
</math>
</file>

<file path=Object 25/content.xml><?xml version="1.0" encoding="utf-8"?>
<math xmlns="http://www.w3.org/1998/Math/MathML" display="block">
  <semantics>
    <mtext>+</mtext>
    <annotation encoding="StarMath 5.0">"+"</annotation>
  </semantics>
</math>
</file>

<file path=Object 26/content.xml><?xml version="1.0" encoding="utf-8"?>
<math xmlns="http://www.w3.org/1998/Math/MathML" display="block">
  <semantics>
    <mtext>+</mtext>
    <annotation encoding="StarMath 5.0">"+"</annotation>
  </semantics>
</math>
</file>

<file path=Object 27/content.xml><?xml version="1.0" encoding="utf-8"?>
<math xmlns="http://www.w3.org/1998/Math/MathML" display="block">
  <semantics>
    <mtext>+</mtext>
    <annotation encoding="StarMath 5.0">"+"</annotation>
  </semantics>
</math>
</file>

<file path=Object 2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29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3/content.xml><?xml version="1.0" encoding="utf-8"?>
<math xmlns="http://www.w3.org/1998/Math/MathML" display="block">
  <semantics>
    <mstyle color="white">
      <mstyle mathvariant="bold">
        <msub>
          <mi>V</mi>
          <mn>1</mn>
        </msub>
      </mstyle>
    </mstyle>
    <annotation encoding="StarMath 5.0">color white bold {V_1}</annotation>
  </semantics>
</math>
</file>

<file path=Object 30/content.xml><?xml version="1.0" encoding="utf-8"?>
<math xmlns="http://www.w3.org/1998/Math/MathML" display="block">
  <semantics>
    <mtext>+</mtext>
    <annotation encoding="StarMath 5.0">"+"</annotation>
  </semantics>
</math>
</file>

<file path=Object 31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2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3/content.xml><?xml version="1.0" encoding="utf-8"?>
<math xmlns="http://www.w3.org/1998/Math/MathML" display="block">
  <semantics>
    <mstyle color="white">
      <mstyle mathvariant="bold">
        <mi>Y</mi>
      </mstyle>
    </mstyle>
    <annotation encoding="StarMath 5.0">color white bold Y</annotation>
  </semantics>
</math>
</file>

<file path=Object 34/content.xml><?xml version="1.0" encoding="utf-8"?>
<math xmlns="http://www.w3.org/1998/Math/MathML" display="block">
  <semantics>
    <mtext>+</mtext>
    <annotation encoding="StarMath 5.0">"+"</annotation>
  </semantics>
</math>
</file>

<file path=Object 35/content.xml><?xml version="1.0" encoding="utf-8"?>
<math xmlns="http://www.w3.org/1998/Math/MathML" display="block">
  <semantics>
    <mtext>+</mtext>
    <annotation encoding="StarMath 5.0">"+"</annotation>
  </semantics>
</math>
</file>

<file path=Object 36/content.xml><?xml version="1.0" encoding="utf-8"?>
<math xmlns="http://www.w3.org/1998/Math/MathML" display="block">
  <semantics>
    <mtext>+</mtext>
    <annotation encoding="StarMath 5.0">"+"</annotation>
  </semantics>
</math>
</file>

<file path=Object 37/content.xml><?xml version="1.0" encoding="utf-8"?>
<math xmlns="http://www.w3.org/1998/Math/MathML" display="block">
  <semantics>
    <mtext>+</mtext>
    <annotation encoding="StarMath 5.0">"+"</annotation>
  </semantics>
</math>
</file>

<file path=Object 38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9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/content.xml><?xml version="1.0" encoding="utf-8"?>
<math xmlns="http://www.w3.org/1998/Math/MathML" display="block">
  <semantics>
    <mstyle color="white">
      <mstyle mathvariant="bold">
        <msub>
          <mi>V</mi>
          <mn>2</mn>
        </msub>
      </mstyle>
    </mstyle>
    <annotation encoding="StarMath 5.0">color white bold {V_2}</annotation>
  </semantics>
</math>
</file>

<file path=Object 40/content.xml><?xml version="1.0" encoding="utf-8"?>
<math xmlns="http://www.w3.org/1998/Math/MathML" display="block">
  <semantics>
    <mtext>+</mtext>
    <annotation encoding="StarMath 5.0">"+"</annotation>
  </semantics>
</math>
</file>

<file path=Object 41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 C</annotation>
  </semantics>
</math>
</file>

<file path=Object 42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3/content.xml><?xml version="1.0" encoding="utf-8"?>
<math xmlns="http://www.w3.org/1998/Math/MathML" display="block">
  <semantics>
    <mtext>+</mtext>
    <annotation encoding="StarMath 5.0">"+"</annotation>
  </semantics>
</math>
</file>

<file path=Object 44/content.xml><?xml version="1.0" encoding="utf-8"?>
<math xmlns="http://www.w3.org/1998/Math/MathML" display="block">
  <semantics>
    <mtext>+</mtext>
    <annotation encoding="StarMath 5.0">"+"</annotation>
  </semantics>
</math>
</file>

<file path=Object 45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6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7/content.xml><?xml version="1.0" encoding="utf-8"?>
<math xmlns="http://www.w3.org/1998/Math/MathML" display="block">
  <semantics>
    <mtext>+</mtext>
    <annotation encoding="StarMath 5.0">"+"</annotation>
  </semantics>
</math>
</file>

<file path=Object 48/content.xml><?xml version="1.0" encoding="utf-8"?>
<math xmlns="http://www.w3.org/1998/Math/MathML" display="block">
  <semantics>
    <mtext>+</mtext>
    <annotation encoding="StarMath 5.0">"+"</annotation>
  </semantics>
</math>
</file>

<file path=Object 49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5/content.xml><?xml version="1.0" encoding="utf-8"?>
<math xmlns="http://www.w3.org/1998/Math/MathML" display="block">
  <semantics>
    <mstyle color="white">
      <mstyle mathvariant="bold">
        <msub>
          <mi>V</mi>
          <mi>C</mi>
        </msub>
      </mstyle>
    </mstyle>
    <annotation encoding="StarMath 5.0">color white bold {V_C}</annotation>
  </semantics>
</math>
</file>

<file path=Object 50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51/content.xml><?xml version="1.0" encoding="utf-8"?>
<math xmlns="http://www.w3.org/1998/Math/MathML" display="block">
  <semantics>
    <mtext>+</mtext>
    <annotation encoding="StarMath 5.0">"+"</annotation>
  </semantics>
</math>
</file>

<file path=Object 52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53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54/content.xml><?xml version="1.0" encoding="utf-8"?>
<math xmlns="http://www.w3.org/1998/Math/MathML" display="block">
  <semantics>
    <mtext>+</mtext>
    <annotation encoding="StarMath 5.0">"+"</annotation>
  </semantics>
</math>
</file>

<file path=Object 55/content.xml><?xml version="1.0" encoding="utf-8"?>
<math xmlns="http://www.w3.org/1998/Math/MathML" display="block">
  <semantics>
    <mtext>+</mtext>
    <annotation encoding="StarMath 5.0">"+"</annotation>
  </semantics>
</math>
</file>

<file path=Object 56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57/content.xml><?xml version="1.0" encoding="utf-8"?>
<math xmlns="http://www.w3.org/1998/Math/MathML" display="block">
  <semantics>
    <mtext>+</mtext>
    <annotation encoding="StarMath 5.0">"+"</annotation>
  </semantics>
</math>
</file>

<file path=Object 58/content.xml><?xml version="1.0" encoding="utf-8"?>
<math xmlns="http://www.w3.org/1998/Math/MathML" display="block">
  <semantics>
    <mtext>+</mtext>
    <annotation encoding="StarMath 5.0">"+"</annotation>
  </semantics>
</math>
</file>

<file path=Object 59/content.xml><?xml version="1.0" encoding="utf-8"?>
<math xmlns="http://www.w3.org/1998/Math/MathML" display="block">
  <semantics>
    <mtext>−</mtext>
    <annotation encoding="StarMath 5.0">"−"</annotation>
  </semantics>
</math>
</file>

<file path=Object 6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60/content.xml><?xml version="1.0" encoding="utf-8"?>
<math xmlns="http://www.w3.org/1998/Math/MathML" display="block">
  <semantics>
    <mtext>−</mtext>
    <annotation encoding="StarMath 5.0">"−"</annotation>
  </semantics>
</math>
</file>

<file path=Object 61/content.xml><?xml version="1.0" encoding="utf-8"?>
<math xmlns="http://www.w3.org/1998/Math/MathML" display="block">
  <semantics>
    <mtext>−</mtext>
    <annotation encoding="StarMath 5.0">"−"</annotation>
  </semantics>
</math>
</file>

<file path=Object 62/content.xml><?xml version="1.0" encoding="utf-8"?>
<math xmlns="http://www.w3.org/1998/Math/MathML" display="block">
  <semantics>
    <mtext>−</mtext>
    <annotation encoding="StarMath 5.0">"−"</annotation>
  </semantics>
</math>
</file>

<file path=Object 63/content.xml><?xml version="1.0" encoding="utf-8"?>
<math xmlns="http://www.w3.org/1998/Math/MathML" display="block">
  <semantics>
    <mtext>+</mtext>
    <annotation encoding="StarMath 5.0">"+"</annotation>
  </semantics>
</math>
</file>

<file path=Object 64/content.xml><?xml version="1.0" encoding="utf-8"?>
<math xmlns="http://www.w3.org/1998/Math/MathML" display="block">
  <semantics>
    <mtext>−</mtext>
    <annotation encoding="StarMath 5.0">"−"</annotation>
  </semantics>
</math>
</file>

<file path=Object 65/content.xml><?xml version="1.0" encoding="utf-8"?>
<math xmlns="http://www.w3.org/1998/Math/MathML" display="block">
  <semantics>
    <mtext>−</mtext>
    <annotation encoding="StarMath 5.0">"−"</annotation>
  </semantics>
</math>
</file>

<file path=Object 66/content.xml><?xml version="1.0" encoding="utf-8"?>
<math xmlns="http://www.w3.org/1998/Math/MathML" display="block">
  <semantics>
    <mtext>−</mtext>
    <annotation encoding="StarMath 5.0">"−"</annotation>
  </semantics>
</math>
</file>

<file path=Object 67/content.xml><?xml version="1.0" encoding="utf-8"?>
<math xmlns="http://www.w3.org/1998/Math/MathML" display="block">
  <semantics>
    <mtext>−</mtext>
    <annotation encoding="StarMath 5.0">"−"</annotation>
  </semantics>
</math>
</file>

<file path=Object 68/content.xml><?xml version="1.0" encoding="utf-8"?>
<math xmlns="http://www.w3.org/1998/Math/MathML" display="block">
  <semantics>
    <mtext>−</mtext>
    <annotation encoding="StarMath 5.0">"−"</annotation>
  </semantics>
</math>
</file>

<file path=Object 69/content.xml><?xml version="1.0" encoding="utf-8"?>
<math xmlns="http://www.w3.org/1998/Math/MathML" display="block">
  <semantics>
    <mtext>−</mtext>
    <annotation encoding="StarMath 5.0">"−"</annotation>
  </semantics>
</math>
</file>

<file path=Object 7/content.xml><?xml version="1.0" encoding="utf-8"?>
<math xmlns="http://www.w3.org/1998/Math/MathML" display="block">
  <semantics>
    <mstyle color="white">
      <mstyle mathvariant="bold">
        <mi>Y</mi>
      </mstyle>
    </mstyle>
    <annotation encoding="StarMath 5.0">color white bold Y</annotation>
  </semantics>
</math>
</file>

<file path=Object 70/content.xml><?xml version="1.0" encoding="utf-8"?>
<math xmlns="http://www.w3.org/1998/Math/MathML" display="block">
  <semantics>
    <mtext>−</mtext>
    <annotation encoding="StarMath 5.0">"−"</annotation>
  </semantics>
</math>
</file>

<file path=Object 71/content.xml><?xml version="1.0" encoding="utf-8"?>
<math xmlns="http://www.w3.org/1998/Math/MathML" display="block">
  <semantics>
    <mtext>−</mtext>
    <annotation encoding="StarMath 5.0">"−"</annotation>
  </semantics>
</math>
</file>

<file path=Object 72/content.xml><?xml version="1.0" encoding="utf-8"?>
<math xmlns="http://www.w3.org/1998/Math/MathML" display="block">
  <semantics>
    <mtext>−</mtext>
    <annotation encoding="StarMath 5.0">"−"</annotation>
  </semantics>
</math>
</file>

<file path=Object 73/content.xml><?xml version="1.0" encoding="utf-8"?>
<math xmlns="http://www.w3.org/1998/Math/MathML" display="block">
  <semantics>
    <mtext>−</mtext>
    <annotation encoding="StarMath 5.0">"−"</annotation>
  </semantics>
</math>
</file>

<file path=Object 74/content.xml><?xml version="1.0" encoding="utf-8"?>
<math xmlns="http://www.w3.org/1998/Math/MathML" display="block">
  <semantics>
    <mtext>−</mtext>
    <annotation encoding="StarMath 5.0">"−"</annotation>
  </semantics>
</math>
</file>

<file path=Object 75/content.xml><?xml version="1.0" encoding="utf-8"?>
<math xmlns="http://www.w3.org/1998/Math/MathML" display="block">
  <semantics>
    <mtext>−</mtext>
    <annotation encoding="StarMath 5.0">"−"</annotation>
  </semantics>
</math>
</file>

<file path=Object 76/content.xml><?xml version="1.0" encoding="utf-8"?>
<math xmlns="http://www.w3.org/1998/Math/MathML" display="block">
  <semantics>
    <mtext>−</mtext>
    <annotation encoding="StarMath 5.0">"−"</annotation>
  </semantics>
</math>
</file>

<file path=Object 77/content.xml><?xml version="1.0" encoding="utf-8"?>
<math xmlns="http://www.w3.org/1998/Math/MathML" display="block">
  <semantics>
    <mtext>−</mtext>
    <annotation encoding="StarMath 5.0">"−"</annotation>
  </semantics>
</math>
</file>

<file path=Object 78/content.xml><?xml version="1.0" encoding="utf-8"?>
<math xmlns="http://www.w3.org/1998/Math/MathML" display="block">
  <semantics>
    <mtext>−</mtext>
    <annotation encoding="StarMath 5.0">"−"</annotation>
  </semantics>
</math>
</file>

<file path=Object 79/content.xml><?xml version="1.0" encoding="utf-8"?>
<math xmlns="http://www.w3.org/1998/Math/MathML" display="block">
  <semantics>
    <mtext>−</mtext>
    <annotation encoding="StarMath 5.0">"−"</annotation>
  </semantics>
</math>
</file>

<file path=Object 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{N}</annotation>
  </semantics>
</math>
</file>

<file path=Object 80/content.xml><?xml version="1.0" encoding="utf-8"?>
<math xmlns="http://www.w3.org/1998/Math/MathML" display="block">
  <semantics>
    <mtext>−</mtext>
    <annotation encoding="StarMath 5.0">"−"</annotation>
  </semantics>
</math>
</file>

<file path=Object 81/content.xml><?xml version="1.0" encoding="utf-8"?>
<math xmlns="http://www.w3.org/1998/Math/MathML" display="block">
  <semantics>
    <mtext>−</mtext>
    <annotation encoding="StarMath 5.0">"−"</annotation>
  </semantics>
</math>
</file>

<file path=Object 82/content.xml><?xml version="1.0" encoding="utf-8"?>
<math xmlns="http://www.w3.org/1998/Math/MathML" display="block">
  <semantics>
    <mtext>−</mtext>
    <annotation encoding="StarMath 5.0">"−"</annotation>
  </semantics>
</math>
</file>

<file path=Object 83/content.xml><?xml version="1.0" encoding="utf-8"?>
<math xmlns="http://www.w3.org/1998/Math/MathML" display="block">
  <semantics>
    <mtext>+</mtext>
    <annotation encoding="StarMath 5.0">"+"</annotation>
  </semantics>
</math>
</file>

<file path=Object 84/content.xml><?xml version="1.0" encoding="utf-8"?>
<math xmlns="http://www.w3.org/1998/Math/MathML" display="block">
  <semantics>
    <mtext>+</mtext>
    <annotation encoding="StarMath 5.0">"+"</annotation>
  </semantics>
</math>
</file>

<file path=Object 85/content.xml><?xml version="1.0" encoding="utf-8"?>
<math xmlns="http://www.w3.org/1998/Math/MathML" display="block">
  <semantics>
    <mtext>−</mtext>
    <annotation encoding="StarMath 5.0">"−"</annotation>
  </semantics>
</math>
</file>

<file path=Object 86/content.xml><?xml version="1.0" encoding="utf-8"?>
<math xmlns="http://www.w3.org/1998/Math/MathML" display="block">
  <semantics>
    <mtext>−</mtext>
    <annotation encoding="StarMath 5.0">"−"</annotation>
  </semantics>
</math>
</file>

<file path=Object 87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88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89/content.xml><?xml version="1.0" encoding="utf-8"?>
<math xmlns="http://www.w3.org/1998/Math/MathML" display="block">
  <semantics>
    <mtext>+</mtext>
    <annotation encoding="StarMath 5.0">"+"</annotation>
  </semantics>
</math>
</file>

<file path=Object 9/content.xml><?xml version="1.0" encoding="utf-8"?>
<math xmlns="http://www.w3.org/1998/Math/MathML" display="block">
  <semantics>
    <mtext>+</mtext>
    <annotation encoding="StarMath 5.0">"+"</annotation>
  </semantics>
</math>
</file>

<file path=Object 90/content.xml><?xml version="1.0" encoding="utf-8"?>
<math xmlns="http://www.w3.org/1998/Math/MathML" display="block">
  <semantics>
    <mtext>+</mtext>
    <annotation encoding="StarMath 5.0">"+"</annotation>
  </semantics>
</math>
</file>

<file path=Object 91/content.xml><?xml version="1.0" encoding="utf-8"?>
<math xmlns="http://www.w3.org/1998/Math/MathML" display="block">
  <semantics>
    <mtext>+</mtext>
    <annotation encoding="StarMath 5.0">"+"</annotation>
  </semantics>
</math>
</file>

<file path=Object 92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 C</annotation>
  </semantics>
</math>
</file>

<file path=Object 93/content.xml><?xml version="1.0" encoding="utf-8"?>
<math xmlns="http://www.w3.org/1998/Math/MathML" display="block">
  <semantics>
    <mtext>+</mtext>
    <annotation encoding="StarMath 5.0">"+"</annotation>
  </semantics>
</math>
</file>

<file path=Object 94/content.xml><?xml version="1.0" encoding="utf-8"?>
<math xmlns="http://www.w3.org/1998/Math/MathML" display="block">
  <semantics>
    <mtext>−</mtext>
    <annotation encoding="StarMath 5.0">"−"</annotation>
  </semantics>
</math>
</file>

<file path=Object 97/content.xml><?xml version="1.0" encoding="utf-8"?>
<math xmlns="http://www.w3.org/1998/Math/MathML" display="block">
  <semantics>
    <mtext>+</mtext>
    <annotation encoding="StarMath 5.0">"+"</annotation>
  </semantics>
</math>
</file>

<file path=Object 98/content.xml><?xml version="1.0" encoding="utf-8"?>
<math xmlns="http://www.w3.org/1998/Math/MathML" display="block">
  <semantics>
    <mtext>+</mtext>
    <annotation encoding="StarMath 5.0">"+"</annotation>
  </semantics>
</math>
</file>

<file path=Object 99/content.xml><?xml version="1.0" encoding="utf-8"?>
<math xmlns="http://www.w3.org/1998/Math/MathML" display="block">
  <semantics>
    <mtext>+</mtext>
    <annotation encoding="StarMath 5.0">"+"</annotation>
  </semantics>
</math>
</file>